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um_results_means" table:style-name="ta1">
        <table:shapes>
          <draw:frame draw:z-index="0" draw:style-name="gr1" draw:text-style-name="P1" svg:width="9.5866in" svg:height="5.3921in" svg:x="4.7071in" svg:y="0.2902in">
            <draw:object draw:notify-on-update-of-ranges="3sum_results_means.A2:3sum_results_means.A349 3sum_results_means.B1:3sum_results_means.B1 3sum_results_means.B2:3sum_results_means.B349 3sum_results_means.C1:3sum_results_means.C1 3sum_results_means.C2:3sum_results_means.C349 3sum_results_means.D1:3sum_results_means.D1 3sum_results_means.D2:3sum_results_means.D3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729560852051" calcext:value-type="float">
            <text:p>7.29560852051E-05</text:p>
          </table:table-cell>
          <table:table-cell office:value-type="float" office:value="0.000586032867432" calcext:value-type="float">
            <text:p>0.000586032867432</text:p>
          </table:table-cell>
          <table:table-cell office:value-type="float" office:value="0.000125525951385" calcext:value-type="float">
            <text:p>0.000125525951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689029693604" calcext:value-type="float">
            <text:p>6.89029693604E-05</text:p>
          </table:table-cell>
          <table:table-cell office:value-type="float" office:value="0.000232219696045" calcext:value-type="float">
            <text:p>0.000232219696045</text:p>
          </table:table-cell>
          <table:table-cell office:value-type="float" office:value="0.0000968661308289" calcext:value-type="float">
            <text:p>9.6866130828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98566436768" calcext:value-type="float">
            <text:p>6.98566436768E-05</text:p>
          </table:table-cell>
          <table:table-cell office:value-type="float" office:value="0.000214099884033" calcext:value-type="float">
            <text:p>0.000214099884033</text:p>
          </table:table-cell>
          <table:table-cell office:value-type="float" office:value="0.0000852751731873" calcext:value-type="float">
            <text:p>8.52751731873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889301300049" calcext:value-type="float">
            <text:p>8.89301300049E-05</text:p>
          </table:table-cell>
          <table:table-cell office:value-type="float" office:value="0.000270128250122" calcext:value-type="float">
            <text:p>0.000270128250122</text:p>
          </table:table-cell>
          <table:table-cell office:value-type="float" office:value="0.000121740341187" calcext:value-type="float">
            <text:p>0.000121740341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967979431152" calcext:value-type="float">
            <text:p>9.67979431152E-05</text:p>
          </table:table-cell>
          <table:table-cell office:value-type="float" office:value="0.000268936157227" calcext:value-type="float">
            <text:p>0.000268936157227</text:p>
          </table:table-cell>
          <table:table-cell office:value-type="float" office:value="0.000109067440033" calcext:value-type="float">
            <text:p>0.0001090674400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967979431152" calcext:value-type="float">
            <text:p>9.67979431152E-05</text:p>
          </table:table-cell>
          <table:table-cell office:value-type="float" office:value="0.000427961349487" calcext:value-type="float">
            <text:p>0.000427961349487</text:p>
          </table:table-cell>
          <table:table-cell office:value-type="float" office:value="0.000116247177124" calcext:value-type="float">
            <text:p>0.000116247177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979900360107" calcext:value-type="float">
            <text:p>9.79900360107E-05</text:p>
          </table:table-cell>
          <table:table-cell office:value-type="float" office:value="0.000320911407471" calcext:value-type="float">
            <text:p>0.000320911407471</text:p>
          </table:table-cell>
          <table:table-cell office:value-type="float" office:value="0.000108949661255" calcext:value-type="float">
            <text:p>0.000108949661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04904174805" calcext:value-type="float">
            <text:p>0.000104904174805</text:p>
          </table:table-cell>
          <table:table-cell office:value-type="float" office:value="0.00026798248291" calcext:value-type="float">
            <text:p>0.00026798248291</text:p>
          </table:table-cell>
          <table:table-cell office:value-type="float" office:value="0.000119850635529" calcext:value-type="float">
            <text:p>0.000119850635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20878219604" calcext:value-type="float">
            <text:p>0.000120878219604</text:p>
          </table:table-cell>
          <table:table-cell office:value-type="float" office:value="0.000400066375732" calcext:value-type="float">
            <text:p>0.000400066375732</text:p>
          </table:table-cell>
          <table:table-cell office:value-type="float" office:value="0.000139071941376" calcext:value-type="float">
            <text:p>0.000139071941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26838684082" calcext:value-type="float">
            <text:p>0.000126838684082</text:p>
          </table:table-cell>
          <table:table-cell office:value-type="float" office:value="0.000391960144043" calcext:value-type="float">
            <text:p>0.000391960144043</text:p>
          </table:table-cell>
          <table:table-cell office:value-type="float" office:value="0.000142868518829" calcext:value-type="float">
            <text:p>0.0001428685188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26838684082" calcext:value-type="float">
            <text:p>0.000126838684082</text:p>
          </table:table-cell>
          <table:table-cell office:value-type="float" office:value="0.000395059585571" calcext:value-type="float">
            <text:p>0.000395059585571</text:p>
          </table:table-cell>
          <table:table-cell office:value-type="float" office:value="0.000142657279968" calcext:value-type="float">
            <text:p>0.0001426572799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27792358398" calcext:value-type="float">
            <text:p>0.000127792358398</text:p>
          </table:table-cell>
          <table:table-cell office:value-type="float" office:value="0.000354051589966" calcext:value-type="float">
            <text:p>0.000354051589966</text:p>
          </table:table-cell>
          <table:table-cell office:value-type="float" office:value="0.000143679618835" calcext:value-type="float">
            <text:p>0.0001436796188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3279914856" calcext:value-type="float">
            <text:p>0.00013279914856</text:p>
          </table:table-cell>
          <table:table-cell office:value-type="float" office:value="0.00035285949707" calcext:value-type="float">
            <text:p>0.00035285949707</text:p>
          </table:table-cell>
          <table:table-cell office:value-type="float" office:value="0.000150667190552" calcext:value-type="float">
            <text:p>0.000150667190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33037567139" calcext:value-type="float">
            <text:p>0.000133037567139</text:p>
          </table:table-cell>
          <table:table-cell office:value-type="float" office:value="0.000349998474121" calcext:value-type="float">
            <text:p>0.000349998474121</text:p>
          </table:table-cell>
          <table:table-cell office:value-type="float" office:value="0.000149672985077" calcext:value-type="float">
            <text:p>0.000149672985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49011611938" calcext:value-type="float">
            <text:p>0.000149011611938</text:p>
          </table:table-cell>
          <table:table-cell office:value-type="float" office:value="0.000341892242432" calcext:value-type="float">
            <text:p>0.000341892242432</text:p>
          </table:table-cell>
          <table:table-cell office:value-type="float" office:value="0.000164814472198" calcext:value-type="float">
            <text:p>0.0001648144721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7786026001" calcext:value-type="float">
            <text:p>0.00017786026001</text:p>
          </table:table-cell>
          <table:table-cell office:value-type="float" office:value="0.000430107116699" calcext:value-type="float">
            <text:p>0.000430107116699</text:p>
          </table:table-cell>
          <table:table-cell office:value-type="float" office:value="0.000200523376465" calcext:value-type="float">
            <text:p>0.0002005233764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80006027222" calcext:value-type="float">
            <text:p>0.000180006027222</text:p>
          </table:table-cell>
          <table:table-cell office:value-type="float" office:value="0.000403165817261" calcext:value-type="float">
            <text:p>0.000403165817261</text:p>
          </table:table-cell>
          <table:table-cell office:value-type="float" office:value="0.000195919036865" calcext:value-type="float">
            <text:p>0.0001959190368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80959701538" calcext:value-type="float">
            <text:p>0.000180959701538</text:p>
          </table:table-cell>
          <table:table-cell office:value-type="float" office:value="0.000417947769165" calcext:value-type="float">
            <text:p>0.000417947769165</text:p>
          </table:table-cell>
          <table:table-cell office:value-type="float" office:value="0.00019670343399" calcext:value-type="float">
            <text:p>0.00019670343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80959701538" calcext:value-type="float">
            <text:p>0.000180959701538</text:p>
          </table:table-cell>
          <table:table-cell office:value-type="float" office:value="0.000380992889404" calcext:value-type="float">
            <text:p>0.000380992889404</text:p>
          </table:table-cell>
          <table:table-cell office:value-type="float" office:value="0.000194131374359" calcext:value-type="float">
            <text:p>0.00019413137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80959701538" calcext:value-type="float">
            <text:p>0.000180959701538</text:p>
          </table:table-cell>
          <table:table-cell office:value-type="float" office:value="0.000436067581177" calcext:value-type="float">
            <text:p>0.000436067581177</text:p>
          </table:table-cell>
          <table:table-cell office:value-type="float" office:value="0.000196426391602" calcext:value-type="float">
            <text:p>0.0001964263916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0694732666" calcext:value-type="float">
            <text:p>0.00020694732666</text:p>
          </table:table-cell>
          <table:table-cell office:value-type="float" office:value="0.000497102737427" calcext:value-type="float">
            <text:p>0.000497102737427</text:p>
          </table:table-cell>
          <table:table-cell office:value-type="float" office:value="0.000229466438293" calcext:value-type="float">
            <text:p>0.0002294664382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13146209717" calcext:value-type="float">
            <text:p>0.000213146209717</text:p>
          </table:table-cell>
          <table:table-cell office:value-type="float" office:value="0.000549077987671" calcext:value-type="float">
            <text:p>0.000549077987671</text:p>
          </table:table-cell>
          <table:table-cell office:value-type="float" office:value="0.000229156970978" calcext:value-type="float">
            <text:p>0.0002291569709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2292137146" calcext:value-type="float">
            <text:p>0.00022292137146</text:p>
          </table:table-cell>
          <table:table-cell office:value-type="float" office:value="0.000509023666382" calcext:value-type="float">
            <text:p>0.000509023666382</text:p>
          </table:table-cell>
          <table:table-cell office:value-type="float" office:value="0.00023942232132" calcext:value-type="float">
            <text:p>0.000239422321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2292137146" calcext:value-type="float">
            <text:p>0.00022292137146</text:p>
          </table:table-cell>
          <table:table-cell office:value-type="float" office:value="0.000488996505737" calcext:value-type="float">
            <text:p>0.000488996505737</text:p>
          </table:table-cell>
          <table:table-cell office:value-type="float" office:value="0.000239942550659" calcext:value-type="float">
            <text:p>0.000239942550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23875045776" calcext:value-type="float">
            <text:p>0.000223875045776</text:p>
          </table:table-cell>
          <table:table-cell office:value-type="float" office:value="0.000631093978882" calcext:value-type="float">
            <text:p>0.000631093978882</text:p>
          </table:table-cell>
          <table:table-cell office:value-type="float" office:value="0.000249722480774" calcext:value-type="float">
            <text:p>0.0002497224807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33888626099" calcext:value-type="float">
            <text:p>0.000233888626099</text:p>
          </table:table-cell>
          <table:table-cell office:value-type="float" office:value="0.000658988952637" calcext:value-type="float">
            <text:p>0.000658988952637</text:p>
          </table:table-cell>
          <table:table-cell office:value-type="float" office:value="0.000263494491577" calcext:value-type="float">
            <text:p>0.0002634944915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33888626099" calcext:value-type="float">
            <text:p>0.000233888626099</text:p>
          </table:table-cell>
          <table:table-cell office:value-type="float" office:value="0.000751972198486" calcext:value-type="float">
            <text:p>0.000751972198486</text:p>
          </table:table-cell>
          <table:table-cell office:value-type="float" office:value="0.000252671718597" calcext:value-type="float">
            <text:p>0.000252671718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43902206421" calcext:value-type="float">
            <text:p>0.000243902206421</text:p>
          </table:table-cell>
          <table:table-cell office:value-type="float" office:value="0.000545024871826" calcext:value-type="float">
            <text:p>0.000545024871826</text:p>
          </table:table-cell>
          <table:table-cell office:value-type="float" office:value="0.000261102199554" calcext:value-type="float">
            <text:p>0.0002611021995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44855880737" calcext:value-type="float">
            <text:p>0.000244855880737</text:p>
          </table:table-cell>
          <table:table-cell office:value-type="float" office:value="0.000571012496948" calcext:value-type="float">
            <text:p>0.000571012496948</text:p>
          </table:table-cell>
          <table:table-cell office:value-type="float" office:value="0.000267838954926" calcext:value-type="float">
            <text:p>0.0002678389549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45094299316" calcext:value-type="float">
            <text:p>0.000245094299316</text:p>
          </table:table-cell>
          <table:table-cell office:value-type="float" office:value="0.000630140304565" calcext:value-type="float">
            <text:p>0.000630140304565</text:p>
          </table:table-cell>
          <table:table-cell office:value-type="float" office:value="0.00026987361908" calcext:value-type="float">
            <text:p>0.000269873619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245809555054" calcext:value-type="float">
            <text:p>0.000245809555054</text:p>
          </table:table-cell>
          <table:table-cell office:value-type="float" office:value="0.000625133514404" calcext:value-type="float">
            <text:p>0.000625133514404</text:p>
          </table:table-cell>
          <table:table-cell office:value-type="float" office:value="0.000266272068024" calcext:value-type="float">
            <text:p>0.0002662720680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247001647949" calcext:value-type="float">
            <text:p>0.000247001647949</text:p>
          </table:table-cell>
          <table:table-cell office:value-type="float" office:value="0.000783920288086" calcext:value-type="float">
            <text:p>0.000783920288086</text:p>
          </table:table-cell>
          <table:table-cell office:value-type="float" office:value="0.000270967960358" calcext:value-type="float">
            <text:p>0.0002709679603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266790390015" calcext:value-type="float">
            <text:p>0.000266790390015</text:p>
          </table:table-cell>
          <table:table-cell office:value-type="float" office:value="0.000756978988647" calcext:value-type="float">
            <text:p>0.000756978988647</text:p>
          </table:table-cell>
          <table:table-cell office:value-type="float" office:value="0.000294193744659" calcext:value-type="float">
            <text:p>0.0002941937446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272989273071" calcext:value-type="float">
            <text:p>0.000272989273071</text:p>
          </table:table-cell>
          <table:table-cell office:value-type="float" office:value="0.00074315071106" calcext:value-type="float">
            <text:p>0.00074315071106</text:p>
          </table:table-cell>
          <table:table-cell office:value-type="float" office:value="0.000297904491425" calcext:value-type="float">
            <text:p>0.000297904491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293970108032" calcext:value-type="float">
            <text:p>0.000293970108032</text:p>
          </table:table-cell>
          <table:table-cell office:value-type="float" office:value="0.000735998153687" calcext:value-type="float">
            <text:p>0.000735998153687</text:p>
          </table:table-cell>
          <table:table-cell office:value-type="float" office:value="0.000318544864655" calcext:value-type="float">
            <text:p>0.0003185448646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310182571411" calcext:value-type="float">
            <text:p>0.000310182571411</text:p>
          </table:table-cell>
          <table:table-cell office:value-type="float" office:value="0.00090503692627" calcext:value-type="float">
            <text:p>0.00090503692627</text:p>
          </table:table-cell>
          <table:table-cell office:value-type="float" office:value="0.000339003562927" calcext:value-type="float">
            <text:p>0.0003390035629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314950942993" calcext:value-type="float">
            <text:p>0.000314950942993</text:p>
          </table:table-cell>
          <table:table-cell office:value-type="float" office:value="0.000842094421387" calcext:value-type="float">
            <text:p>0.000842094421387</text:p>
          </table:table-cell>
          <table:table-cell office:value-type="float" office:value="0.000341872692108" calcext:value-type="float">
            <text:p>0.000341872692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14950942993" calcext:value-type="float">
            <text:p>0.000314950942993</text:p>
          </table:table-cell>
          <table:table-cell office:value-type="float" office:value="0.000817060470581" calcext:value-type="float">
            <text:p>0.000817060470581</text:p>
          </table:table-cell>
          <table:table-cell office:value-type="float" office:value="0.000346812725067" calcext:value-type="float">
            <text:p>0.0003468127250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31590461731" calcext:value-type="float">
            <text:p>0.00031590461731</text:p>
          </table:table-cell>
          <table:table-cell office:value-type="float" office:value="0.000868082046509" calcext:value-type="float">
            <text:p>0.000868082046509</text:p>
          </table:table-cell>
          <table:table-cell office:value-type="float" office:value="0.000345982551575" calcext:value-type="float">
            <text:p>0.0003459825515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348091125488" calcext:value-type="float">
            <text:p>0.000348091125488</text:p>
          </table:table-cell>
          <table:table-cell office:value-type="float" office:value="0.000862836837769" calcext:value-type="float">
            <text:p>0.000862836837769</text:p>
          </table:table-cell>
          <table:table-cell office:value-type="float" office:value="0.000373975753784" calcext:value-type="float">
            <text:p>0.000373975753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341176986694" calcext:value-type="float">
            <text:p>0.000341176986694</text:p>
          </table:table-cell>
          <table:table-cell office:value-type="float" office:value="0.000796794891357" calcext:value-type="float">
            <text:p>0.000796794891357</text:p>
          </table:table-cell>
          <table:table-cell office:value-type="float" office:value="0.000368326187134" calcext:value-type="float">
            <text:p>0.0003683261871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342130661011" calcext:value-type="float">
            <text:p>0.000342130661011</text:p>
          </table:table-cell>
          <table:table-cell office:value-type="float" office:value="0.000795125961304" calcext:value-type="float">
            <text:p>0.000795125961304</text:p>
          </table:table-cell>
          <table:table-cell office:value-type="float" office:value="0.000376044273376" calcext:value-type="float">
            <text:p>0.0003760442733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342845916748" calcext:value-type="float">
            <text:p>0.000342845916748</text:p>
          </table:table-cell>
          <table:table-cell office:value-type="float" office:value="0.000783920288086" calcext:value-type="float">
            <text:p>0.000783920288086</text:p>
          </table:table-cell>
          <table:table-cell office:value-type="float" office:value="0.000369610309601" calcext:value-type="float">
            <text:p>0.0003696103096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48806381226" calcext:value-type="float">
            <text:p>0.000348806381226</text:p>
          </table:table-cell>
          <table:table-cell office:value-type="float" office:value="0.000814914703369" calcext:value-type="float">
            <text:p>0.000814914703369</text:p>
          </table:table-cell>
          <table:table-cell office:value-type="float" office:value="0.000389437198639" calcext:value-type="float">
            <text:p>0.0003894371986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349998474121" calcext:value-type="float">
            <text:p>0.000349998474121</text:p>
          </table:table-cell>
          <table:table-cell office:value-type="float" office:value="0.000882863998413" calcext:value-type="float">
            <text:p>0.000882863998413</text:p>
          </table:table-cell>
          <table:table-cell office:value-type="float" office:value="0.000386689186096" calcext:value-type="float">
            <text:p>0.0003866891860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349998474121" calcext:value-type="float">
            <text:p>0.000349998474121</text:p>
          </table:table-cell>
          <table:table-cell office:value-type="float" office:value="0.000680923461914" calcext:value-type="float">
            <text:p>0.000680923461914</text:p>
          </table:table-cell>
          <table:table-cell office:value-type="float" office:value="0.000373649120331" calcext:value-type="float">
            <text:p>0.0003736491203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351905822754" calcext:value-type="float">
            <text:p>0.000351905822754</text:p>
          </table:table-cell>
          <table:table-cell office:value-type="float" office:value="0.000692844390869" calcext:value-type="float">
            <text:p>0.000692844390869</text:p>
          </table:table-cell>
          <table:table-cell office:value-type="float" office:value="0.000381487846375" calcext:value-type="float">
            <text:p>0.000381487846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396966934204" calcext:value-type="float">
            <text:p>0.000396966934204</text:p>
          </table:table-cell>
          <table:table-cell office:value-type="float" office:value="0.000821113586426" calcext:value-type="float">
            <text:p>0.000821113586426</text:p>
          </table:table-cell>
          <table:table-cell office:value-type="float" office:value="0.000428243637085" calcext:value-type="float">
            <text:p>0.0004282436370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383853912354" calcext:value-type="float">
            <text:p>0.000383853912354</text:p>
          </table:table-cell>
          <table:table-cell office:value-type="float" office:value="0.000710964202881" calcext:value-type="float">
            <text:p>0.000710964202881</text:p>
          </table:table-cell>
          <table:table-cell office:value-type="float" office:value="0.000425167560577" calcext:value-type="float">
            <text:p>0.0004251675605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385046005249" calcext:value-type="float">
            <text:p>0.000385046005249</text:p>
          </table:table-cell>
          <table:table-cell office:value-type="float" office:value="0.00146698951721" calcext:value-type="float">
            <text:p>0.00146698951721</text:p>
          </table:table-cell>
          <table:table-cell office:value-type="float" office:value="0.000420599937439" calcext:value-type="float">
            <text:p>0.0004205999374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424861907959" calcext:value-type="float">
            <text:p>0.000424861907959</text:p>
          </table:table-cell>
          <table:table-cell office:value-type="float" office:value="0.000873804092407" calcext:value-type="float">
            <text:p>0.000873804092407</text:p>
          </table:table-cell>
          <table:table-cell office:value-type="float" office:value="0.000454269886017" calcext:value-type="float">
            <text:p>0.0004542698860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42200088501" calcext:value-type="float">
            <text:p>0.00042200088501</text:p>
          </table:table-cell>
          <table:table-cell office:value-type="float" office:value="0.000952005386353" calcext:value-type="float">
            <text:p>0.000952005386353</text:p>
          </table:table-cell>
          <table:table-cell office:value-type="float" office:value="0.000455051422119" calcext:value-type="float">
            <text:p>0.0004550514221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464916229248" calcext:value-type="float">
            <text:p>0.000464916229248</text:p>
          </table:table-cell>
          <table:table-cell office:value-type="float" office:value="0.00101017951965" calcext:value-type="float">
            <text:p>0.00101017951965</text:p>
          </table:table-cell>
          <table:table-cell office:value-type="float" office:value="0.000501718997955" calcext:value-type="float">
            <text:p>0.0005017189979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46181678772" calcext:value-type="float">
            <text:p>0.00046181678772</text:p>
          </table:table-cell>
          <table:table-cell office:value-type="float" office:value="0.0013370513916" calcext:value-type="float">
            <text:p>0.0013370513916</text:p>
          </table:table-cell>
          <table:table-cell office:value-type="float" office:value="0.000509601593018" calcext:value-type="float">
            <text:p>0.000509601593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460863113403" calcext:value-type="float">
            <text:p>0.000460863113403</text:p>
          </table:table-cell>
          <table:table-cell office:value-type="float" office:value="0.000988960266113" calcext:value-type="float">
            <text:p>0.000988960266113</text:p>
          </table:table-cell>
          <table:table-cell office:value-type="float" office:value="0.000501430034637" calcext:value-type="float">
            <text:p>0.0005014300346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463962554932" calcext:value-type="float">
            <text:p>0.000463962554932</text:p>
          </table:table-cell>
          <table:table-cell office:value-type="float" office:value="0.000952005386353" calcext:value-type="float">
            <text:p>0.000952005386353</text:p>
          </table:table-cell>
          <table:table-cell office:value-type="float" office:value="0.000499126434326" calcext:value-type="float">
            <text:p>0.0004991264343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464916229248" calcext:value-type="float">
            <text:p>0.000464916229248</text:p>
          </table:table-cell>
          <table:table-cell office:value-type="float" office:value="0.0010130405426" calcext:value-type="float">
            <text:p>0.0010130405426</text:p>
          </table:table-cell>
          <table:table-cell office:value-type="float" office:value="0.000497934341431" calcext:value-type="float">
            <text:p>0.0004979343414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466108322144" calcext:value-type="float">
            <text:p>0.000466108322144</text:p>
          </table:table-cell>
          <table:table-cell office:value-type="float" office:value="0.00132513046265" calcext:value-type="float">
            <text:p>0.00132513046265</text:p>
          </table:table-cell>
          <table:table-cell office:value-type="float" office:value="0.000511435031891" calcext:value-type="float">
            <text:p>0.0005114350318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466823577881" calcext:value-type="float">
            <text:p>0.000466823577881</text:p>
          </table:table-cell>
          <table:table-cell office:value-type="float" office:value="0.00111985206604" calcext:value-type="float">
            <text:p>0.00111985206604</text:p>
          </table:table-cell>
          <table:table-cell office:value-type="float" office:value="0.000502199649811" calcext:value-type="float">
            <text:p>0.0005021996498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468969345093" calcext:value-type="float">
            <text:p>0.000468969345093</text:p>
          </table:table-cell>
          <table:table-cell office:value-type="float" office:value="0.00134110450745" calcext:value-type="float">
            <text:p>0.00134110450745</text:p>
          </table:table-cell>
          <table:table-cell office:value-type="float" office:value="0.00051242351532" calcext:value-type="float">
            <text:p>0.000512423515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469923019409" calcext:value-type="float">
            <text:p>0.000469923019409</text:p>
          </table:table-cell>
          <table:table-cell office:value-type="float" office:value="0.00123286247253" calcext:value-type="float">
            <text:p>0.00123286247253</text:p>
          </table:table-cell>
          <table:table-cell office:value-type="float" office:value="0.000508011817932" calcext:value-type="float">
            <text:p>0.0005080118179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3882598877" calcext:value-type="float">
            <text:p>0.00053882598877</text:p>
          </table:table-cell>
          <table:table-cell office:value-type="float" office:value="0.00132083892822" calcext:value-type="float">
            <text:p>0.00132083892822</text:p>
          </table:table-cell>
          <table:table-cell office:value-type="float" office:value="0.000583355426788" calcext:value-type="float">
            <text:p>0.0005833554267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53596496582" calcext:value-type="float">
            <text:p>0.00053596496582</text:p>
          </table:table-cell>
          <table:table-cell office:value-type="float" office:value="0.00124096870422" calcext:value-type="float">
            <text:p>0.00124096870422</text:p>
          </table:table-cell>
          <table:table-cell office:value-type="float" office:value="0.000579700946808" calcext:value-type="float">
            <text:p>0.0005797009468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537872314453" calcext:value-type="float">
            <text:p>0.000537872314453</text:p>
          </table:table-cell>
          <table:table-cell office:value-type="float" office:value="0.00114798545837" calcext:value-type="float">
            <text:p>0.00114798545837</text:p>
          </table:table-cell>
          <table:table-cell office:value-type="float" office:value="0.000586543560028" calcext:value-type="float">
            <text:p>0.0005865435600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540971755981" calcext:value-type="float">
            <text:p>0.000540971755981</text:p>
          </table:table-cell>
          <table:table-cell office:value-type="float" office:value="0.00114607810974" calcext:value-type="float">
            <text:p>0.00114607810974</text:p>
          </table:table-cell>
          <table:table-cell office:value-type="float" office:value="0.000583327293396" calcext:value-type="float">
            <text:p>0.0005833272933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541925430298" calcext:value-type="float">
            <text:p>0.000541925430298</text:p>
          </table:table-cell>
          <table:table-cell office:value-type="float" office:value="0.00109195709229" calcext:value-type="float">
            <text:p>0.00109195709229</text:p>
          </table:table-cell>
          <table:table-cell office:value-type="float" office:value="0.000577850818634" calcext:value-type="float">
            <text:p>0.0005778508186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542879104614" calcext:value-type="float">
            <text:p>0.000542879104614</text:p>
          </table:table-cell>
          <table:table-cell office:value-type="float" office:value="0.00117206573486" calcext:value-type="float">
            <text:p>0.00117206573486</text:p>
          </table:table-cell>
          <table:table-cell office:value-type="float" office:value="0.000584083080292" calcext:value-type="float">
            <text:p>0.0005840830802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549077987671" calcext:value-type="float">
            <text:p>0.000549077987671</text:p>
          </table:table-cell>
          <table:table-cell office:value-type="float" office:value="0.00166702270508" calcext:value-type="float">
            <text:p>0.00166702270508</text:p>
          </table:table-cell>
          <table:table-cell office:value-type="float" office:value="0.000602738380432" calcext:value-type="float">
            <text:p>0.0006027383804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550985336304" calcext:value-type="float">
            <text:p>0.000550985336304</text:p>
          </table:table-cell>
          <table:table-cell office:value-type="float" office:value="0.00113606452942" calcext:value-type="float">
            <text:p>0.00113606452942</text:p>
          </table:table-cell>
          <table:table-cell office:value-type="float" office:value="0.000592348575592" calcext:value-type="float">
            <text:p>0.0005923485755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552892684937" calcext:value-type="float">
            <text:p>0.000552892684937</text:p>
          </table:table-cell>
          <table:table-cell office:value-type="float" office:value="0.00096321105957" calcext:value-type="float">
            <text:p>0.00096321105957</text:p>
          </table:table-cell>
          <table:table-cell office:value-type="float" office:value="0.00059107208252" calcext:value-type="float">
            <text:p>0.00059107208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554800033569" calcext:value-type="float">
            <text:p>0.000554800033569</text:p>
          </table:table-cell>
          <table:table-cell office:value-type="float" office:value="0.00107097625732" calcext:value-type="float">
            <text:p>0.00107097625732</text:p>
          </table:table-cell>
          <table:table-cell office:value-type="float" office:value="0.000590970039368" calcext:value-type="float">
            <text:p>0.0005909700393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555038452148" calcext:value-type="float">
            <text:p>0.000555038452148</text:p>
          </table:table-cell>
          <table:table-cell office:value-type="float" office:value="0.00132393836975" calcext:value-type="float">
            <text:p>0.00132393836975</text:p>
          </table:table-cell>
          <table:table-cell office:value-type="float" office:value="0.000602124214172" calcext:value-type="float">
            <text:p>0.0006021242141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556945800781" calcext:value-type="float">
            <text:p>0.000556945800781</text:p>
          </table:table-cell>
          <table:table-cell office:value-type="float" office:value="0.0010781288147" calcext:value-type="float">
            <text:p>0.0010781288147</text:p>
          </table:table-cell>
          <table:table-cell office:value-type="float" office:value="0.000600745677948" calcext:value-type="float">
            <text:p>0.0006007456779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56004524231" calcext:value-type="float">
            <text:p>0.00056004524231</text:p>
          </table:table-cell>
          <table:table-cell office:value-type="float" office:value="0.000982046127319" calcext:value-type="float">
            <text:p>0.000982046127319</text:p>
          </table:table-cell>
          <table:table-cell office:value-type="float" office:value="0.000599557876587" calcext:value-type="float">
            <text:p>0.0005995578765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602006912231" calcext:value-type="float">
            <text:p>0.000602006912231</text:p>
          </table:table-cell>
          <table:table-cell office:value-type="float" office:value="0.00132203102112" calcext:value-type="float">
            <text:p>0.00132203102112</text:p>
          </table:table-cell>
          <table:table-cell office:value-type="float" office:value="0.000655422210693" calcext:value-type="float">
            <text:p>0.0006554222106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602006912231" calcext:value-type="float">
            <text:p>0.000602006912231</text:p>
          </table:table-cell>
          <table:table-cell office:value-type="float" office:value="0.00142788887024" calcext:value-type="float">
            <text:p>0.00142788887024</text:p>
          </table:table-cell>
          <table:table-cell office:value-type="float" office:value="0.000651361465454" calcext:value-type="float">
            <text:p>0.000651361465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60510635376" calcext:value-type="float">
            <text:p>0.00060510635376</text:p>
          </table:table-cell>
          <table:table-cell office:value-type="float" office:value="0.00136017799377" calcext:value-type="float">
            <text:p>0.00136017799377</text:p>
          </table:table-cell>
          <table:table-cell office:value-type="float" office:value="0.000653659343719" calcext:value-type="float">
            <text:p>0.0006536593437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607013702393" calcext:value-type="float">
            <text:p>0.000607013702393</text:p>
          </table:table-cell>
          <table:table-cell office:value-type="float" office:value="0.00134801864624" calcext:value-type="float">
            <text:p>0.00134801864624</text:p>
          </table:table-cell>
          <table:table-cell office:value-type="float" office:value="0.000667318820953" calcext:value-type="float">
            <text:p>0.0006673188209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608205795288" calcext:value-type="float">
            <text:p>0.000608205795288</text:p>
          </table:table-cell>
          <table:table-cell office:value-type="float" office:value="0.00133895874023" calcext:value-type="float">
            <text:p>0.00133895874023</text:p>
          </table:table-cell>
          <table:table-cell office:value-type="float" office:value="0.000649792194366" calcext:value-type="float">
            <text:p>0.0006497921943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722885131836" calcext:value-type="float">
            <text:p>0.000722885131836</text:p>
          </table:table-cell>
          <table:table-cell office:value-type="float" office:value="0.00193309783936" calcext:value-type="float">
            <text:p>0.00193309783936</text:p>
          </table:table-cell>
          <table:table-cell office:value-type="float" office:value="0.000797008037567" calcext:value-type="float">
            <text:p>0.0007970080375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72193145752" calcext:value-type="float">
            <text:p>0.00072193145752</text:p>
          </table:table-cell>
          <table:table-cell office:value-type="float" office:value="0.00135397911072" calcext:value-type="float">
            <text:p>0.00135397911072</text:p>
          </table:table-cell>
          <table:table-cell office:value-type="float" office:value="0.000778492450714" calcext:value-type="float">
            <text:p>0.000778492450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724077224731" calcext:value-type="float">
            <text:p>0.000724077224731</text:p>
          </table:table-cell>
          <table:table-cell office:value-type="float" office:value="0.00167798995972" calcext:value-type="float">
            <text:p>0.00167798995972</text:p>
          </table:table-cell>
          <table:table-cell office:value-type="float" office:value="0.000774411678314" calcext:value-type="float">
            <text:p>0.0007744116783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727891921997" calcext:value-type="float">
            <text:p>0.000727891921997</text:p>
          </table:table-cell>
          <table:table-cell office:value-type="float" office:value="0.00136685371399" calcext:value-type="float">
            <text:p>0.00136685371399</text:p>
          </table:table-cell>
          <table:table-cell office:value-type="float" office:value="0.000781774044037" calcext:value-type="float">
            <text:p>0.0007817740440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736951828003" calcext:value-type="float">
            <text:p>0.000736951828003</text:p>
          </table:table-cell>
          <table:table-cell office:value-type="float" office:value="0.00135588645935" calcext:value-type="float">
            <text:p>0.00135588645935</text:p>
          </table:table-cell>
          <table:table-cell office:value-type="float" office:value="0.000781875610352" calcext:value-type="float">
            <text:p>0.0007818756103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738143920898" calcext:value-type="float">
            <text:p>0.000738143920898</text:p>
          </table:table-cell>
          <table:table-cell office:value-type="float" office:value="0.00144100189209" calcext:value-type="float">
            <text:p>0.00144100189209</text:p>
          </table:table-cell>
          <table:table-cell office:value-type="float" office:value="0.000791306495667" calcext:value-type="float">
            <text:p>0.000791306495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657796859741" calcext:value-type="float">
            <text:p>0.000657796859741</text:p>
          </table:table-cell>
          <table:table-cell office:value-type="float" office:value="0.00141000747681" calcext:value-type="float">
            <text:p>0.00141000747681</text:p>
          </table:table-cell>
          <table:table-cell office:value-type="float" office:value="0.000712985515594" calcext:value-type="float">
            <text:p>0.0007129855155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65803527832" calcext:value-type="float">
            <text:p>0.00065803527832</text:p>
          </table:table-cell>
          <table:table-cell office:value-type="float" office:value="0.0013279914856" calcext:value-type="float">
            <text:p>0.0013279914856</text:p>
          </table:table-cell>
          <table:table-cell office:value-type="float" office:value="0.00070641708374" calcext:value-type="float">
            <text:p>0.000706417083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658988952637" calcext:value-type="float">
            <text:p>0.000658988952637</text:p>
          </table:table-cell>
          <table:table-cell office:value-type="float" office:value="0.00132298469543" calcext:value-type="float">
            <text:p>0.00132298469543</text:p>
          </table:table-cell>
          <table:table-cell office:value-type="float" office:value="0.000707547664642" calcext:value-type="float">
            <text:p>0.0007075476646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663042068481" calcext:value-type="float">
            <text:p>0.000663042068481</text:p>
          </table:table-cell>
          <table:table-cell office:value-type="float" office:value="0.00127196311951" calcext:value-type="float">
            <text:p>0.00127196311951</text:p>
          </table:table-cell>
          <table:table-cell office:value-type="float" office:value="0.00071299123764" calcext:value-type="float">
            <text:p>0.000712991237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662803649902" calcext:value-type="float">
            <text:p>0.000662803649902</text:p>
          </table:table-cell>
          <table:table-cell office:value-type="float" office:value="0.00121402740479" calcext:value-type="float">
            <text:p>0.00121402740479</text:p>
          </table:table-cell>
          <table:table-cell office:value-type="float" office:value="0.000715792179108" calcext:value-type="float">
            <text:p>0.0007157921791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663995742798" calcext:value-type="float">
            <text:p>0.000663995742798</text:p>
          </table:table-cell>
          <table:table-cell office:value-type="float" office:value="0.00130295753479" calcext:value-type="float">
            <text:p>0.00130295753479</text:p>
          </table:table-cell>
          <table:table-cell office:value-type="float" office:value="0.00071880531311" calcext:value-type="float">
            <text:p>0.000718805313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667810440063" calcext:value-type="float">
            <text:p>0.000667810440063</text:p>
          </table:table-cell>
          <table:table-cell office:value-type="float" office:value="0.00151991844177" calcext:value-type="float">
            <text:p>0.00151991844177</text:p>
          </table:table-cell>
          <table:table-cell office:value-type="float" office:value="0.000719169616699" calcext:value-type="float">
            <text:p>0.0007191696166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665903091431" calcext:value-type="float">
            <text:p>0.000665903091431</text:p>
          </table:table-cell>
          <table:table-cell office:value-type="float" office:value="0.00132918357849" calcext:value-type="float">
            <text:p>0.00132918357849</text:p>
          </table:table-cell>
          <table:table-cell office:value-type="float" office:value="0.000720090389252" calcext:value-type="float">
            <text:p>0.0007200903892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669002532959" calcext:value-type="float">
            <text:p>0.000669002532959</text:p>
          </table:table-cell>
          <table:table-cell office:value-type="float" office:value="0.00130796432495" calcext:value-type="float">
            <text:p>0.00130796432495</text:p>
          </table:table-cell>
          <table:table-cell office:value-type="float" office:value="0.000723339557648" calcext:value-type="float">
            <text:p>0.0007233395576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67400932312" calcext:value-type="float">
            <text:p>0.00067400932312</text:p>
          </table:table-cell>
          <table:table-cell office:value-type="float" office:value="0.00205993652344" calcext:value-type="float">
            <text:p>0.00205993652344</text:p>
          </table:table-cell>
          <table:table-cell office:value-type="float" office:value="0.000723720550537" calcext:value-type="float">
            <text:p>0.0007237205505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67400932312" calcext:value-type="float">
            <text:p>0.00067400932312</text:p>
          </table:table-cell>
          <table:table-cell office:value-type="float" office:value="0.00131297111511" calcext:value-type="float">
            <text:p>0.00131297111511</text:p>
          </table:table-cell>
          <table:table-cell office:value-type="float" office:value="0.000719236850739" calcext:value-type="float">
            <text:p>0.0007192368507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674962997437" calcext:value-type="float">
            <text:p>0.000674962997437</text:p>
          </table:table-cell>
          <table:table-cell office:value-type="float" office:value="0.00163912773132" calcext:value-type="float">
            <text:p>0.00163912773132</text:p>
          </table:table-cell>
          <table:table-cell office:value-type="float" office:value="0.000726934432983" calcext:value-type="float">
            <text:p>0.000726934432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77824020386" calcext:value-type="float">
            <text:p>0.000677824020386</text:p>
          </table:table-cell>
          <table:table-cell office:value-type="float" office:value="0.0013861656189" calcext:value-type="float">
            <text:p>0.0013861656189</text:p>
          </table:table-cell>
          <table:table-cell office:value-type="float" office:value="0.000728857040405" calcext:value-type="float">
            <text:p>0.0007288570404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678062438965" calcext:value-type="float">
            <text:p>0.000678062438965</text:p>
          </table:table-cell>
          <table:table-cell office:value-type="float" office:value="0.00135087966919" calcext:value-type="float">
            <text:p>0.00135087966919</text:p>
          </table:table-cell>
          <table:table-cell office:value-type="float" office:value="0.000723501205444" calcext:value-type="float">
            <text:p>0.0007235012054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838994979858" calcext:value-type="float">
            <text:p>0.000838994979858</text:p>
          </table:table-cell>
          <table:table-cell office:value-type="float" office:value="0.0021550655365" calcext:value-type="float">
            <text:p>0.0021550655365</text:p>
          </table:table-cell>
          <table:table-cell office:value-type="float" office:value="0.000902649402618" calcext:value-type="float">
            <text:p>0.0009026494026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739812850952" calcext:value-type="float">
            <text:p>0.000739812850952</text:p>
          </table:table-cell>
          <table:table-cell office:value-type="float" office:value="0.00177216529846" calcext:value-type="float">
            <text:p>0.00177216529846</text:p>
          </table:table-cell>
          <table:table-cell office:value-type="float" office:value="0.000804531574249" calcext:value-type="float">
            <text:p>0.0008045315742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741004943848" calcext:value-type="float">
            <text:p>0.000741004943848</text:p>
          </table:table-cell>
          <table:table-cell office:value-type="float" office:value="0.00150680541992" calcext:value-type="float">
            <text:p>0.00150680541992</text:p>
          </table:table-cell>
          <table:table-cell office:value-type="float" office:value="0.000793646335602" calcext:value-type="float">
            <text:p>0.0007936463356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808000564575" calcext:value-type="float">
            <text:p>0.000808000564575</text:p>
          </table:table-cell>
          <table:table-cell office:value-type="float" office:value="0.00182485580444" calcext:value-type="float">
            <text:p>0.00182485580444</text:p>
          </table:table-cell>
          <table:table-cell office:value-type="float" office:value="0.000862057685852" calcext:value-type="float">
            <text:p>0.0008620576858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808954238892" calcext:value-type="float">
            <text:p>0.000808954238892</text:p>
          </table:table-cell>
          <table:table-cell office:value-type="float" office:value="0.00149703025818" calcext:value-type="float">
            <text:p>0.00149703025818</text:p>
          </table:table-cell>
          <table:table-cell office:value-type="float" office:value="0.000863283157349" calcext:value-type="float">
            <text:p>0.0008632831573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81205368042" calcext:value-type="float">
            <text:p>0.00081205368042</text:p>
          </table:table-cell>
          <table:table-cell office:value-type="float" office:value="0.00135087966919" calcext:value-type="float">
            <text:p>0.00135087966919</text:p>
          </table:table-cell>
          <table:table-cell office:value-type="float" office:value="0.000868550777435" calcext:value-type="float">
            <text:p>0.0008685507774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815868377686" calcext:value-type="float">
            <text:p>0.000815868377686</text:p>
          </table:table-cell>
          <table:table-cell office:value-type="float" office:value="0.00134205818176" calcext:value-type="float">
            <text:p>0.00134205818176</text:p>
          </table:table-cell>
          <table:table-cell office:value-type="float" office:value="0.000869578361511" calcext:value-type="float">
            <text:p>0.0008695783615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817060470581" calcext:value-type="float">
            <text:p>0.000817060470581</text:p>
          </table:table-cell>
          <table:table-cell office:value-type="float" office:value="0.00138306617737" calcext:value-type="float">
            <text:p>0.00138306617737</text:p>
          </table:table-cell>
          <table:table-cell office:value-type="float" office:value="0.000876343727112" calcext:value-type="float">
            <text:p>0.000876343727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818014144897" calcext:value-type="float">
            <text:p>0.000818014144897</text:p>
          </table:table-cell>
          <table:table-cell office:value-type="float" office:value="0.00133013725281" calcext:value-type="float">
            <text:p>0.00133013725281</text:p>
          </table:table-cell>
          <table:table-cell office:value-type="float" office:value="0.000874468803406" calcext:value-type="float">
            <text:p>0.0008744688034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822067260742" calcext:value-type="float">
            <text:p>0.000822067260742</text:p>
          </table:table-cell>
          <table:table-cell office:value-type="float" office:value="0.0015389919281" calcext:value-type="float">
            <text:p>0.0015389919281</text:p>
          </table:table-cell>
          <table:table-cell office:value-type="float" office:value="0.000883630275726" calcext:value-type="float">
            <text:p>0.0008836302757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860929489136" calcext:value-type="float">
            <text:p>0.000860929489136</text:p>
          </table:table-cell>
          <table:table-cell office:value-type="float" office:value="0.00197196006775" calcext:value-type="float">
            <text:p>0.00197196006775</text:p>
          </table:table-cell>
          <table:table-cell office:value-type="float" office:value="0.000920947551727" calcext:value-type="float">
            <text:p>0.0009209475517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863075256348" calcext:value-type="float">
            <text:p>0.000863075256348</text:p>
          </table:table-cell>
          <table:table-cell office:value-type="float" office:value="0.00179696083069" calcext:value-type="float">
            <text:p>0.00179696083069</text:p>
          </table:table-cell>
          <table:table-cell office:value-type="float" office:value="0.000929038047791" calcext:value-type="float">
            <text:p>0.0009290380477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86498260498" calcext:value-type="float">
            <text:p>0.00086498260498</text:p>
          </table:table-cell>
          <table:table-cell office:value-type="float" office:value="0.00193905830383" calcext:value-type="float">
            <text:p>0.00193905830383</text:p>
          </table:table-cell>
          <table:table-cell office:value-type="float" office:value="0.000924169540405" calcext:value-type="float">
            <text:p>0.0009241695404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86784362793" calcext:value-type="float">
            <text:p>0.00086784362793</text:p>
          </table:table-cell>
          <table:table-cell office:value-type="float" office:value="0.00182008743286" calcext:value-type="float">
            <text:p>0.00182008743286</text:p>
          </table:table-cell>
          <table:table-cell office:value-type="float" office:value="0.000929687023163" calcext:value-type="float">
            <text:p>0.0009296870231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870227813721" calcext:value-type="float">
            <text:p>0.000870227813721</text:p>
          </table:table-cell>
          <table:table-cell office:value-type="float" office:value="0.00141787528992" calcext:value-type="float">
            <text:p>0.00141787528992</text:p>
          </table:table-cell>
          <table:table-cell office:value-type="float" office:value="0.000928450584412" calcext:value-type="float">
            <text:p>0.0009284505844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872850418091" calcext:value-type="float">
            <text:p>0.000872850418091</text:p>
          </table:table-cell>
          <table:table-cell office:value-type="float" office:value="0.00152087211609" calcext:value-type="float">
            <text:p>0.00152087211609</text:p>
          </table:table-cell>
          <table:table-cell office:value-type="float" office:value="0.00092157125473" calcext:value-type="float">
            <text:p>0.000921571254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887155532837" calcext:value-type="float">
            <text:p>0.000887155532837</text:p>
          </table:table-cell>
          <table:table-cell office:value-type="float" office:value="0.00164198875427" calcext:value-type="float">
            <text:p>0.00164198875427</text:p>
          </table:table-cell>
          <table:table-cell office:value-type="float" office:value="0.000950333118439" calcext:value-type="float">
            <text:p>0.0009503331184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17087364197" calcext:value-type="float">
            <text:p>0.00117087364197</text:p>
          </table:table-cell>
          <table:table-cell office:value-type="float" office:value="0.00220394134521" calcext:value-type="float">
            <text:p>0.00220394134521</text:p>
          </table:table-cell>
          <table:table-cell office:value-type="float" office:value="0.00124997854233" calcext:value-type="float">
            <text:p>0.001249978542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17111206055" calcext:value-type="float">
            <text:p>0.00117111206055</text:p>
          </table:table-cell>
          <table:table-cell office:value-type="float" office:value="0.00199294090271" calcext:value-type="float">
            <text:p>0.00199294090271</text:p>
          </table:table-cell>
          <table:table-cell office:value-type="float" office:value="0.00124501657486" calcext:value-type="float">
            <text:p>0.001245016574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1739730835" calcext:value-type="float">
            <text:p>0.0011739730835</text:p>
          </table:table-cell>
          <table:table-cell office:value-type="float" office:value="0.00200891494751" calcext:value-type="float">
            <text:p>0.00200891494751</text:p>
          </table:table-cell>
          <table:table-cell office:value-type="float" office:value="0.00125711536407" calcext:value-type="float">
            <text:p>0.001257115364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117993354797" calcext:value-type="float">
            <text:p>0.00117993354797</text:p>
          </table:table-cell>
          <table:table-cell office:value-type="float" office:value="0.00186586380005" calcext:value-type="float">
            <text:p>0.00186586380005</text:p>
          </table:table-cell>
          <table:table-cell office:value-type="float" office:value="0.00125013208389" calcext:value-type="float">
            <text:p>0.001250132083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118184089661" calcext:value-type="float">
            <text:p>0.00118184089661</text:p>
          </table:table-cell>
          <table:table-cell office:value-type="float" office:value="0.00224208831787" calcext:value-type="float">
            <text:p>0.00224208831787</text:p>
          </table:table-cell>
          <table:table-cell office:value-type="float" office:value="0.00126300048828" calcext:value-type="float">
            <text:p>0.001263000488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118398666382" calcext:value-type="float">
            <text:p>0.00118398666382</text:p>
          </table:table-cell>
          <table:table-cell office:value-type="float" office:value="0.00203204154968" calcext:value-type="float">
            <text:p>0.00203204154968</text:p>
          </table:table-cell>
          <table:table-cell office:value-type="float" office:value="0.00126470470428" calcext:value-type="float">
            <text:p>0.001264704704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957012176514" calcext:value-type="float">
            <text:p>0.000957012176514</text:p>
          </table:table-cell>
          <table:table-cell office:value-type="float" office:value="0.00173091888428" calcext:value-type="float">
            <text:p>0.00173091888428</text:p>
          </table:table-cell>
          <table:table-cell office:value-type="float" office:value="0.00103577661514" calcext:value-type="float">
            <text:p>0.001035776615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959873199463" calcext:value-type="float">
            <text:p>0.000959873199463</text:p>
          </table:table-cell>
          <table:table-cell office:value-type="float" office:value="0.00184917449951" calcext:value-type="float">
            <text:p>0.00184917449951</text:p>
          </table:table-cell>
          <table:table-cell office:value-type="float" office:value="0.00102475643158" calcext:value-type="float">
            <text:p>0.001024756431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962018966675" calcext:value-type="float">
            <text:p>0.000962018966675</text:p>
          </table:table-cell>
          <table:table-cell office:value-type="float" office:value="0.00196003913879" calcext:value-type="float">
            <text:p>0.00196003913879</text:p>
          </table:table-cell>
          <table:table-cell office:value-type="float" office:value="0.00102441835403" calcext:value-type="float">
            <text:p>0.001024418354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967979431152" calcext:value-type="float">
            <text:p>0.000967979431152</text:p>
          </table:table-cell>
          <table:table-cell office:value-type="float" office:value="0.00199294090271" calcext:value-type="float">
            <text:p>0.00199294090271</text:p>
          </table:table-cell>
          <table:table-cell office:value-type="float" office:value="0.00103382110596" calcext:value-type="float">
            <text:p>0.001033821105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968933105469" calcext:value-type="float">
            <text:p>0.000968933105469</text:p>
          </table:table-cell>
          <table:table-cell office:value-type="float" office:value="0.00163102149963" calcext:value-type="float">
            <text:p>0.00163102149963</text:p>
          </table:table-cell>
          <table:table-cell office:value-type="float" office:value="0.00103652429581" calcext:value-type="float">
            <text:p>0.001036524295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969886779785" calcext:value-type="float">
            <text:p>0.000969886779785</text:p>
          </table:table-cell>
          <table:table-cell office:value-type="float" office:value="0.00175380706787" calcext:value-type="float">
            <text:p>0.00175380706787</text:p>
          </table:table-cell>
          <table:table-cell office:value-type="float" office:value="0.00104995632172" calcext:value-type="float">
            <text:p>0.001049956321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976085662842" calcext:value-type="float">
            <text:p>0.000976085662842</text:p>
          </table:table-cell>
          <table:table-cell office:value-type="float" office:value="0.00145888328552" calcext:value-type="float">
            <text:p>0.00145888328552</text:p>
          </table:table-cell>
          <table:table-cell office:value-type="float" office:value="0.0010315489769" calcext:value-type="float">
            <text:p>0.00103154897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978946685791" calcext:value-type="float">
            <text:p>0.000978946685791</text:p>
          </table:table-cell>
          <table:table-cell office:value-type="float" office:value="0.00168085098267" calcext:value-type="float">
            <text:p>0.00168085098267</text:p>
          </table:table-cell>
          <table:table-cell office:value-type="float" office:value="0.00104979085922" calcext:value-type="float">
            <text:p>0.001049790859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982999801636" calcext:value-type="float">
            <text:p>0.000982999801636</text:p>
          </table:table-cell>
          <table:table-cell office:value-type="float" office:value="0.00169992446899" calcext:value-type="float">
            <text:p>0.00169992446899</text:p>
          </table:table-cell>
          <table:table-cell office:value-type="float" office:value="0.00104804229736" calcext:value-type="float">
            <text:p>0.001048042297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98705291748" calcext:value-type="float">
            <text:p>0.00098705291748</text:p>
          </table:table-cell>
          <table:table-cell office:value-type="float" office:value="0.00178694725037" calcext:value-type="float">
            <text:p>0.00178694725037</text:p>
          </table:table-cell>
          <table:table-cell office:value-type="float" office:value="0.0010601606369" calcext:value-type="float">
            <text:p>0.00106016063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104999542236" calcext:value-type="float">
            <text:p>0.00104999542236</text:p>
          </table:table-cell>
          <table:table-cell office:value-type="float" office:value="0.00212502479553" calcext:value-type="float">
            <text:p>0.00212502479553</text:p>
          </table:table-cell>
          <table:table-cell office:value-type="float" office:value="0.00112493610382" calcext:value-type="float">
            <text:p>0.001124936103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106596946716" calcext:value-type="float">
            <text:p>0.00106596946716</text:p>
          </table:table-cell>
          <table:table-cell office:value-type="float" office:value="0.00188899040222" calcext:value-type="float">
            <text:p>0.00188899040222</text:p>
          </table:table-cell>
          <table:table-cell office:value-type="float" office:value="0.00114008903503" calcext:value-type="float">
            <text:p>0.001140089035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106978416443" calcext:value-type="float">
            <text:p>0.00106978416443</text:p>
          </table:table-cell>
          <table:table-cell office:value-type="float" office:value="0.00176405906677" calcext:value-type="float">
            <text:p>0.00176405906677</text:p>
          </table:table-cell>
          <table:table-cell office:value-type="float" office:value="0.00114342927933" calcext:value-type="float">
            <text:p>0.001143429279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119614601135" calcext:value-type="float">
            <text:p>0.00119614601135</text:p>
          </table:table-cell>
          <table:table-cell office:value-type="float" office:value="0.00233817100525" calcext:value-type="float">
            <text:p>0.00233817100525</text:p>
          </table:table-cell>
          <table:table-cell office:value-type="float" office:value="0.00127031850815" calcext:value-type="float">
            <text:p>0.001270318508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11990070343" calcext:value-type="float">
            <text:p>0.0011990070343</text:p>
          </table:table-cell>
          <table:table-cell office:value-type="float" office:value="0.00233888626099" calcext:value-type="float">
            <text:p>0.00233888626099</text:p>
          </table:table-cell>
          <table:table-cell office:value-type="float" office:value="0.00127331733704" calcext:value-type="float">
            <text:p>0.001273317337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20210647583" calcext:value-type="float">
            <text:p>0.00120210647583</text:p>
          </table:table-cell>
          <table:table-cell office:value-type="float" office:value="0.00236988067627" calcext:value-type="float">
            <text:p>0.00236988067627</text:p>
          </table:table-cell>
          <table:table-cell office:value-type="float" office:value="0.00129382181168" calcext:value-type="float">
            <text:p>0.001293821811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11794471741" calcext:value-type="float">
            <text:p>0.00111794471741</text:p>
          </table:table-cell>
          <table:table-cell office:value-type="float" office:value="0.002357006073" calcext:value-type="float">
            <text:p>0.002357006073</text:p>
          </table:table-cell>
          <table:table-cell office:value-type="float" office:value="0.00120661449432" calcext:value-type="float">
            <text:p>0.001206614494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111889839172" calcext:value-type="float">
            <text:p>0.00111889839172</text:p>
          </table:table-cell>
          <table:table-cell office:value-type="float" office:value="0.00267791748047" calcext:value-type="float">
            <text:p>0.00267791748047</text:p>
          </table:table-cell>
          <table:table-cell office:value-type="float" office:value="0.00120157766342" calcext:value-type="float">
            <text:p>0.001201577663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112295150757" calcext:value-type="float">
            <text:p>0.00112295150757</text:p>
          </table:table-cell>
          <table:table-cell office:value-type="float" office:value="0.00203204154968" calcext:value-type="float">
            <text:p>0.00203204154968</text:p>
          </table:table-cell>
          <table:table-cell office:value-type="float" office:value="0.00120305252075" calcext:value-type="float">
            <text:p>0.001203052520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11248588562" calcext:value-type="float">
            <text:p>0.0011248588562</text:p>
          </table:table-cell>
          <table:table-cell office:value-type="float" office:value="0.00200796127319" calcext:value-type="float">
            <text:p>0.00200796127319</text:p>
          </table:table-cell>
          <table:table-cell office:value-type="float" office:value="0.001203125" calcext:value-type="float">
            <text:p>0.0012031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12199783325" calcext:value-type="float">
            <text:p>0.00112199783325</text:p>
          </table:table-cell>
          <table:table-cell office:value-type="float" office:value="0.00195002555847" calcext:value-type="float">
            <text:p>0.00195002555847</text:p>
          </table:table-cell>
          <table:table-cell office:value-type="float" office:value="0.00120128297806" calcext:value-type="float">
            <text:p>0.001201282978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11260509491" calcext:value-type="float">
            <text:p>0.0011260509491</text:p>
          </table:table-cell>
          <table:table-cell office:value-type="float" office:value="0.00198793411255" calcext:value-type="float">
            <text:p>0.00198793411255</text:p>
          </table:table-cell>
          <table:table-cell office:value-type="float" office:value="0.00119874095917" calcext:value-type="float">
            <text:p>0.001198740959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112891197205" calcext:value-type="float">
            <text:p>0.00112891197205</text:p>
          </table:table-cell>
          <table:table-cell office:value-type="float" office:value="0.00190186500549" calcext:value-type="float">
            <text:p>0.00190186500549</text:p>
          </table:table-cell>
          <table:table-cell office:value-type="float" office:value="0.00120184850693" calcext:value-type="float">
            <text:p>0.001201848506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113105773926" calcext:value-type="float">
            <text:p>0.00113105773926</text:p>
          </table:table-cell>
          <table:table-cell office:value-type="float" office:value="0.00191593170166" calcext:value-type="float">
            <text:p>0.00191593170166</text:p>
          </table:table-cell>
          <table:table-cell office:value-type="float" office:value="0.00120318698883" calcext:value-type="float">
            <text:p>0.001203186988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113487243652" calcext:value-type="float">
            <text:p>0.00113487243652</text:p>
          </table:table-cell>
          <table:table-cell office:value-type="float" office:value="0.00195384025574" calcext:value-type="float">
            <text:p>0.00195384025574</text:p>
          </table:table-cell>
          <table:table-cell office:value-type="float" office:value="0.00121216583252" calcext:value-type="float">
            <text:p>0.00121216583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13892555237" calcext:value-type="float">
            <text:p>0.00113892555237</text:p>
          </table:table-cell>
          <table:table-cell office:value-type="float" office:value="0.0028088092804" calcext:value-type="float">
            <text:p>0.0028088092804</text:p>
          </table:table-cell>
          <table:table-cell office:value-type="float" office:value="0.00122107505798" calcext:value-type="float">
            <text:p>0.001221075057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11420249939" calcext:value-type="float">
            <text:p>0.0011420249939</text:p>
          </table:table-cell>
          <table:table-cell office:value-type="float" office:value="0.00169992446899" calcext:value-type="float">
            <text:p>0.00169992446899</text:p>
          </table:table-cell>
          <table:table-cell office:value-type="float" office:value="0.00120686006546" calcext:value-type="float">
            <text:p>0.001206860065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14583969116" calcext:value-type="float">
            <text:p>0.00114583969116</text:p>
          </table:table-cell>
          <table:table-cell office:value-type="float" office:value="0.00216698646545" calcext:value-type="float">
            <text:p>0.00216698646545</text:p>
          </table:table-cell>
          <table:table-cell office:value-type="float" office:value="0.00122238779068" calcext:value-type="float">
            <text:p>0.001222387790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114607810974" calcext:value-type="float">
            <text:p>0.00114607810974</text:p>
          </table:table-cell>
          <table:table-cell office:value-type="float" office:value="0.00209903717041" calcext:value-type="float">
            <text:p>0.00209903717041</text:p>
          </table:table-cell>
          <table:table-cell office:value-type="float" office:value="0.00122581863403" calcext:value-type="float">
            <text:p>0.001225818634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14798545837" calcext:value-type="float">
            <text:p>0.00114798545837</text:p>
          </table:table-cell>
          <table:table-cell office:value-type="float" office:value="0.00191211700439" calcext:value-type="float">
            <text:p>0.00191211700439</text:p>
          </table:table-cell>
          <table:table-cell office:value-type="float" office:value="0.00122689628601" calcext:value-type="float">
            <text:p>0.001226896286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15394592285" calcext:value-type="float">
            <text:p>0.00115394592285</text:p>
          </table:table-cell>
          <table:table-cell office:value-type="float" office:value="0.00205016136169" calcext:value-type="float">
            <text:p>0.00205016136169</text:p>
          </table:table-cell>
          <table:table-cell office:value-type="float" office:value="0.00123396015167" calcext:value-type="float">
            <text:p>0.001233960151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11568069458" calcext:value-type="float">
            <text:p>0.0011568069458</text:p>
          </table:table-cell>
          <table:table-cell office:value-type="float" office:value="0.0020740032196" calcext:value-type="float">
            <text:p>0.0020740032196</text:p>
          </table:table-cell>
          <table:table-cell office:value-type="float" office:value="0.00123224925995" calcext:value-type="float">
            <text:p>0.001232249259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156903266907" calcext:value-type="float">
            <text:p>0.00156903266907</text:p>
          </table:table-cell>
          <table:table-cell office:value-type="float" office:value="0.00275802612305" calcext:value-type="float">
            <text:p>0.00275802612305</text:p>
          </table:table-cell>
          <table:table-cell office:value-type="float" office:value="0.00168545675278" calcext:value-type="float">
            <text:p>0.001685456752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157713890076" calcext:value-type="float">
            <text:p>0.00157713890076</text:p>
          </table:table-cell>
          <table:table-cell office:value-type="float" office:value="0.00251197814941" calcext:value-type="float">
            <text:p>0.00251197814941</text:p>
          </table:table-cell>
          <table:table-cell office:value-type="float" office:value="0.00167695903778" calcext:value-type="float">
            <text:p>0.001676959037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122690200806" calcext:value-type="float">
            <text:p>0.00122690200806</text:p>
          </table:table-cell>
          <table:table-cell office:value-type="float" office:value="0.00243711471558" calcext:value-type="float">
            <text:p>0.00243711471558</text:p>
          </table:table-cell>
          <table:table-cell office:value-type="float" office:value="0.00132126665115" calcext:value-type="float">
            <text:p>0.00132126665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2309551239" calcext:value-type="float">
            <text:p>0.0012309551239</text:p>
          </table:table-cell>
          <table:table-cell office:value-type="float" office:value="0.00235104560852" calcext:value-type="float">
            <text:p>0.00235104560852</text:p>
          </table:table-cell>
          <table:table-cell office:value-type="float" office:value="0.0013116402626" calcext:value-type="float">
            <text:p>0.00131164026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123691558838" calcext:value-type="float">
            <text:p>0.00123691558838</text:p>
          </table:table-cell>
          <table:table-cell office:value-type="float" office:value="0.00241613388062" calcext:value-type="float">
            <text:p>0.00241613388062</text:p>
          </table:table-cell>
          <table:table-cell office:value-type="float" office:value="0.00131872701645" calcext:value-type="float">
            <text:p>0.001318727016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165700912476" calcext:value-type="float">
            <text:p>0.00165700912476</text:p>
          </table:table-cell>
          <table:table-cell office:value-type="float" office:value="0.00328493118286" calcext:value-type="float">
            <text:p>0.00328493118286</text:p>
          </table:table-cell>
          <table:table-cell office:value-type="float" office:value="0.00177436065674" calcext:value-type="float">
            <text:p>0.001774360656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166296958923" calcext:value-type="float">
            <text:p>0.00166296958923</text:p>
          </table:table-cell>
          <table:table-cell office:value-type="float" office:value="0.0025520324707" calcext:value-type="float">
            <text:p>0.0025520324707</text:p>
          </table:table-cell>
          <table:table-cell office:value-type="float" office:value="0.00176632833481" calcext:value-type="float">
            <text:p>0.001766328334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166797637939" calcext:value-type="float">
            <text:p>0.00166797637939</text:p>
          </table:table-cell>
          <table:table-cell office:value-type="float" office:value="0.00279211997986" calcext:value-type="float">
            <text:p>0.00279211997986</text:p>
          </table:table-cell>
          <table:table-cell office:value-type="float" office:value="0.00178006505966" calcext:value-type="float">
            <text:p>0.001780065059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166797637939" calcext:value-type="float">
            <text:p>0.00166797637939</text:p>
          </table:table-cell>
          <table:table-cell office:value-type="float" office:value="0.00292110443115" calcext:value-type="float">
            <text:p>0.00292110443115</text:p>
          </table:table-cell>
          <table:table-cell office:value-type="float" office:value="0.00176856136322" calcext:value-type="float">
            <text:p>0.001768561363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167179107666" calcext:value-type="float">
            <text:p>0.00167179107666</text:p>
          </table:table-cell>
          <table:table-cell office:value-type="float" office:value="0.00248408317566" calcext:value-type="float">
            <text:p>0.00248408317566</text:p>
          </table:table-cell>
          <table:table-cell office:value-type="float" office:value="0.00176627349854" calcext:value-type="float">
            <text:p>0.001766273498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167608261108" calcext:value-type="float">
            <text:p>0.00167608261108</text:p>
          </table:table-cell>
          <table:table-cell office:value-type="float" office:value="0.0029559135437" calcext:value-type="float">
            <text:p>0.0029559135437</text:p>
          </table:table-cell>
          <table:table-cell office:value-type="float" office:value="0.00177035665512" calcext:value-type="float">
            <text:p>0.00177035665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167798995972" calcext:value-type="float">
            <text:p>0.00167798995972</text:p>
          </table:table-cell>
          <table:table-cell office:value-type="float" office:value="0.00345206260681" calcext:value-type="float">
            <text:p>0.00345206260681</text:p>
          </table:table-cell>
          <table:table-cell office:value-type="float" office:value="0.00178654766083" calcext:value-type="float">
            <text:p>0.001786547660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142288208008" calcext:value-type="float">
            <text:p>0.00142288208008</text:p>
          </table:table-cell>
          <table:table-cell office:value-type="float" office:value="0.00274300575256" calcext:value-type="float">
            <text:p>0.00274300575256</text:p>
          </table:table-cell>
          <table:table-cell office:value-type="float" office:value="0.00151416778564" calcext:value-type="float">
            <text:p>0.001514167785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142598152161" calcext:value-type="float">
            <text:p>0.00142598152161</text:p>
          </table:table-cell>
          <table:table-cell office:value-type="float" office:value="0.00307106971741" calcext:value-type="float">
            <text:p>0.00307106971741</text:p>
          </table:table-cell>
          <table:table-cell office:value-type="float" office:value="0.00152283239365" calcext:value-type="float">
            <text:p>0.001522832393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142884254456" calcext:value-type="float">
            <text:p>0.00142884254456</text:p>
          </table:table-cell>
          <table:table-cell office:value-type="float" office:value="0.0026171207428" calcext:value-type="float">
            <text:p>0.0026171207428</text:p>
          </table:table-cell>
          <table:table-cell office:value-type="float" office:value="0.0015307559967" calcext:value-type="float">
            <text:p>0.00153075599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134992599487" calcext:value-type="float">
            <text:p>0.00134992599487</text:p>
          </table:table-cell>
          <table:table-cell office:value-type="float" office:value="0.00279498100281" calcext:value-type="float">
            <text:p>0.00279498100281</text:p>
          </table:table-cell>
          <table:table-cell office:value-type="float" office:value="0.00145715999603" calcext:value-type="float">
            <text:p>0.001457159996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135493278503" calcext:value-type="float">
            <text:p>0.00135493278503</text:p>
          </table:table-cell>
          <table:table-cell office:value-type="float" office:value="0.0031099319458" calcext:value-type="float">
            <text:p>0.0031099319458</text:p>
          </table:table-cell>
          <table:table-cell office:value-type="float" office:value="0.00144630241394" calcext:value-type="float">
            <text:p>0.001446302413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135684013367" calcext:value-type="float">
            <text:p>0.00135684013367</text:p>
          </table:table-cell>
          <table:table-cell office:value-type="float" office:value="0.00263714790344" calcext:value-type="float">
            <text:p>0.00263714790344</text:p>
          </table:table-cell>
          <table:table-cell office:value-type="float" office:value="0.001455493927" calcext:value-type="float">
            <text:p>0.0014554939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136089324951" calcext:value-type="float">
            <text:p>0.00136089324951</text:p>
          </table:table-cell>
          <table:table-cell office:value-type="float" office:value="0.00275301933289" calcext:value-type="float">
            <text:p>0.00275301933289</text:p>
          </table:table-cell>
          <table:table-cell office:value-type="float" office:value="0.00144709825516" calcext:value-type="float">
            <text:p>0.001447098255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136494636536" calcext:value-type="float">
            <text:p>0.00136494636536</text:p>
          </table:table-cell>
          <table:table-cell office:value-type="float" office:value="0.00272512435913" calcext:value-type="float">
            <text:p>0.00272512435913</text:p>
          </table:table-cell>
          <table:table-cell office:value-type="float" office:value="0.00146026182175" calcext:value-type="float">
            <text:p>0.00146026182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135898590088" calcext:value-type="float">
            <text:p>0.00135898590088</text:p>
          </table:table-cell>
          <table:table-cell office:value-type="float" office:value="0.00272607803345" calcext:value-type="float">
            <text:p>0.00272607803345</text:p>
          </table:table-cell>
          <table:table-cell office:value-type="float" office:value="0.00144898557663" calcext:value-type="float">
            <text:p>0.0014489855766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142693519592" calcext:value-type="float">
            <text:p>0.00142693519592</text:p>
          </table:table-cell>
          <table:table-cell office:value-type="float" office:value="0.00289988517761" calcext:value-type="float">
            <text:p>0.00289988517761</text:p>
          </table:table-cell>
          <table:table-cell office:value-type="float" office:value="0.00153777551651" calcext:value-type="float">
            <text:p>0.001537775516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142812728882" calcext:value-type="float">
            <text:p>0.00142812728882</text:p>
          </table:table-cell>
          <table:table-cell office:value-type="float" office:value="0.00259780883789" calcext:value-type="float">
            <text:p>0.00259780883789</text:p>
          </table:table-cell>
          <table:table-cell office:value-type="float" office:value="0.00152185297012" calcext:value-type="float">
            <text:p>0.001521852970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141215324402" calcext:value-type="float">
            <text:p>0.00141215324402</text:p>
          </table:table-cell>
          <table:table-cell office:value-type="float" office:value="0.00213193893433" calcext:value-type="float">
            <text:p>0.00213193893433</text:p>
          </table:table-cell>
          <table:table-cell office:value-type="float" office:value="0.00149862861633" calcext:value-type="float">
            <text:p>0.001498628616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14169216156" calcext:value-type="float">
            <text:p>0.0014169216156</text:p>
          </table:table-cell>
          <table:table-cell office:value-type="float" office:value="0.00278401374817" calcext:value-type="float">
            <text:p>0.00278401374817</text:p>
          </table:table-cell>
          <table:table-cell office:value-type="float" office:value="0.00150482940674" calcext:value-type="float">
            <text:p>0.001504829406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142192840576" calcext:value-type="float">
            <text:p>0.00142192840576</text:p>
          </table:table-cell>
          <table:table-cell office:value-type="float" office:value="0.00214886665344" calcext:value-type="float">
            <text:p>0.00214886665344</text:p>
          </table:table-cell>
          <table:table-cell office:value-type="float" office:value="0.00151146793365" calcext:value-type="float">
            <text:p>0.001511467933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142383575439" calcext:value-type="float">
            <text:p>0.00142383575439</text:p>
          </table:table-cell>
          <table:table-cell office:value-type="float" office:value="0.00254583358765" calcext:value-type="float">
            <text:p>0.00254583358765</text:p>
          </table:table-cell>
          <table:table-cell office:value-type="float" office:value="0.00150838565826" calcext:value-type="float">
            <text:p>0.001508385658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152397155762" calcext:value-type="float">
            <text:p>0.00152397155762</text:p>
          </table:table-cell>
          <table:table-cell office:value-type="float" office:value="0.00267910957336" calcext:value-type="float">
            <text:p>0.00267910957336</text:p>
          </table:table-cell>
          <table:table-cell office:value-type="float" office:value="0.0016255440712" calcext:value-type="float">
            <text:p>0.00162554407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152683258057" calcext:value-type="float">
            <text:p>0.00152683258057</text:p>
          </table:table-cell>
          <table:table-cell office:value-type="float" office:value="0.00246405601501" calcext:value-type="float">
            <text:p>0.00246405601501</text:p>
          </table:table-cell>
          <table:table-cell office:value-type="float" office:value="0.00161595249176" calcext:value-type="float">
            <text:p>0.001615952491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152707099915" calcext:value-type="float">
            <text:p>0.00152707099915</text:p>
          </table:table-cell>
          <table:table-cell office:value-type="float" office:value="0.00273895263672" calcext:value-type="float">
            <text:p>0.00273895263672</text:p>
          </table:table-cell>
          <table:table-cell office:value-type="float" office:value="0.00163361978531" calcext:value-type="float">
            <text:p>0.001633619785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152921676636" calcext:value-type="float">
            <text:p>0.00152921676636</text:p>
          </table:table-cell>
          <table:table-cell office:value-type="float" office:value="0.00255680084229" calcext:value-type="float">
            <text:p>0.00255680084229</text:p>
          </table:table-cell>
          <table:table-cell office:value-type="float" office:value="0.00163340806961" calcext:value-type="float">
            <text:p>0.001633408069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15389919281" calcext:value-type="float">
            <text:p>0.0015389919281</text:p>
          </table:table-cell>
          <table:table-cell office:value-type="float" office:value="0.00269889831543" calcext:value-type="float">
            <text:p>0.00269889831543</text:p>
          </table:table-cell>
          <table:table-cell office:value-type="float" office:value="0.00163030862808" calcext:value-type="float">
            <text:p>0.001630308628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154280662537" calcext:value-type="float">
            <text:p>0.00154280662537</text:p>
          </table:table-cell>
          <table:table-cell office:value-type="float" office:value="0.00349807739258" calcext:value-type="float">
            <text:p>0.00349807739258</text:p>
          </table:table-cell>
          <table:table-cell office:value-type="float" office:value="0.00167964601517" calcext:value-type="float">
            <text:p>0.001679646015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175285339355" calcext:value-type="float">
            <text:p>0.00175285339355</text:p>
          </table:table-cell>
          <table:table-cell office:value-type="float" office:value="0.00357890129089" calcext:value-type="float">
            <text:p>0.00357890129089</text:p>
          </table:table-cell>
          <table:table-cell office:value-type="float" office:value="0.00187308359146" calcext:value-type="float">
            <text:p>0.001873083591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158190727234" calcext:value-type="float">
            <text:p>0.00158190727234</text:p>
          </table:table-cell>
          <table:table-cell office:value-type="float" office:value="0.00277996063232" calcext:value-type="float">
            <text:p>0.00277996063232</text:p>
          </table:table-cell>
          <table:table-cell office:value-type="float" office:value="0.00169133758545" calcext:value-type="float">
            <text:p>0.001691337585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58405303955" calcext:value-type="float">
            <text:p>0.00158405303955</text:p>
          </table:table-cell>
          <table:table-cell office:value-type="float" office:value="0.00320291519165" calcext:value-type="float">
            <text:p>0.00320291519165</text:p>
          </table:table-cell>
          <table:table-cell office:value-type="float" office:value="0.00169878101349" calcext:value-type="float">
            <text:p>0.001698781013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158882141113" calcext:value-type="float">
            <text:p>0.00158882141113</text:p>
          </table:table-cell>
          <table:table-cell office:value-type="float" office:value="0.00247311592102" calcext:value-type="float">
            <text:p>0.00247311592102</text:p>
          </table:table-cell>
          <table:table-cell office:value-type="float" office:value="0.00169327926636" calcext:value-type="float">
            <text:p>0.001693279266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159192085266" calcext:value-type="float">
            <text:p>0.00159192085266</text:p>
          </table:table-cell>
          <table:table-cell office:value-type="float" office:value="0.00316596031189" calcext:value-type="float">
            <text:p>0.00316596031189</text:p>
          </table:table-cell>
          <table:table-cell office:value-type="float" office:value="0.00169688796997" calcext:value-type="float">
            <text:p>0.001696887969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159597396851" calcext:value-type="float">
            <text:p>0.00159597396851</text:p>
          </table:table-cell>
          <table:table-cell office:value-type="float" office:value="0.00270199775696" calcext:value-type="float">
            <text:p>0.00270199775696</text:p>
          </table:table-cell>
          <table:table-cell office:value-type="float" office:value="0.00170059776306" calcext:value-type="float">
            <text:p>0.001700597763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159978866577" calcext:value-type="float">
            <text:p>0.00159978866577</text:p>
          </table:table-cell>
          <table:table-cell office:value-type="float" office:value="0.00269985198975" calcext:value-type="float">
            <text:p>0.00269985198975</text:p>
          </table:table-cell>
          <table:table-cell office:value-type="float" office:value="0.00171716117859" calcext:value-type="float">
            <text:p>0.001717161178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160098075867" calcext:value-type="float">
            <text:p>0.00160098075867</text:p>
          </table:table-cell>
          <table:table-cell office:value-type="float" office:value="0.00254702568054" calcext:value-type="float">
            <text:p>0.00254702568054</text:p>
          </table:table-cell>
          <table:table-cell office:value-type="float" office:value="0.00170510864258" calcext:value-type="float">
            <text:p>0.001705108642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160694122314" calcext:value-type="float">
            <text:p>0.00160694122314</text:p>
          </table:table-cell>
          <table:table-cell office:value-type="float" office:value="0.00269103050232" calcext:value-type="float">
            <text:p>0.00269103050232</text:p>
          </table:table-cell>
          <table:table-cell office:value-type="float" office:value="0.00171104001999" calcext:value-type="float">
            <text:p>0.001711040019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161218643188" calcext:value-type="float">
            <text:p>0.00161218643188</text:p>
          </table:table-cell>
          <table:table-cell office:value-type="float" office:value="0.00319790840149" calcext:value-type="float">
            <text:p>0.00319790840149</text:p>
          </table:table-cell>
          <table:table-cell office:value-type="float" office:value="0.00172227954865" calcext:value-type="float">
            <text:p>0.001722279548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61504745483" calcext:value-type="float">
            <text:p>0.00161504745483</text:p>
          </table:table-cell>
          <table:table-cell office:value-type="float" office:value="0.00322699546814" calcext:value-type="float">
            <text:p>0.00322699546814</text:p>
          </table:table-cell>
          <table:table-cell office:value-type="float" office:value="0.00172365856171" calcext:value-type="float">
            <text:p>0.001723658561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162196159363" calcext:value-type="float">
            <text:p>0.00162196159363</text:p>
          </table:table-cell>
          <table:table-cell office:value-type="float" office:value="0.0025839805603" calcext:value-type="float">
            <text:p>0.0025839805603</text:p>
          </table:table-cell>
          <table:table-cell office:value-type="float" office:value="0.0017384147644" calcext:value-type="float">
            <text:p>0.001738414764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62601470947" calcext:value-type="float">
            <text:p>0.00162601470947</text:p>
          </table:table-cell>
          <table:table-cell office:value-type="float" office:value="0.00247001647949" calcext:value-type="float">
            <text:p>0.00247001647949</text:p>
          </table:table-cell>
          <table:table-cell office:value-type="float" office:value="0.00172647857666" calcext:value-type="float">
            <text:p>0.001726478576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63006782532" calcext:value-type="float">
            <text:p>0.00163006782532</text:p>
          </table:table-cell>
          <table:table-cell office:value-type="float" office:value="0.00240898132324" calcext:value-type="float">
            <text:p>0.00240898132324</text:p>
          </table:table-cell>
          <table:table-cell office:value-type="float" office:value="0.00173583173752" calcext:value-type="float">
            <text:p>0.001735831737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166201591492" calcext:value-type="float">
            <text:p>0.00166201591492</text:p>
          </table:table-cell>
          <table:table-cell office:value-type="float" office:value="0.00248003005981" calcext:value-type="float">
            <text:p>0.00248003005981</text:p>
          </table:table-cell>
          <table:table-cell office:value-type="float" office:value="0.00175805425644" calcext:value-type="float">
            <text:p>0.001758054256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166296958923" calcext:value-type="float">
            <text:p>0.00166296958923</text:p>
          </table:table-cell>
          <table:table-cell office:value-type="float" office:value="0.00273489952087" calcext:value-type="float">
            <text:p>0.00273489952087</text:p>
          </table:table-cell>
          <table:table-cell office:value-type="float" office:value="0.00176724481583" calcext:value-type="float">
            <text:p>0.0017672448158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66988372803" calcext:value-type="float">
            <text:p>0.00166988372803</text:p>
          </table:table-cell>
          <table:table-cell office:value-type="float" office:value="0.00241303443909" calcext:value-type="float">
            <text:p>0.00241303443909</text:p>
          </table:table-cell>
          <table:table-cell office:value-type="float" office:value="0.00177490711212" calcext:value-type="float">
            <text:p>0.001774907112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179982185364" calcext:value-type="float">
            <text:p>0.00179982185364</text:p>
          </table:table-cell>
          <table:table-cell office:value-type="float" office:value="0.00252914428711" calcext:value-type="float">
            <text:p>0.00252914428711</text:p>
          </table:table-cell>
          <table:table-cell office:value-type="float" office:value="0.00191548299789" calcext:value-type="float">
            <text:p>0.001915482997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180602073669" calcext:value-type="float">
            <text:p>0.00180602073669</text:p>
          </table:table-cell>
          <table:table-cell office:value-type="float" office:value="0.00254487991333" calcext:value-type="float">
            <text:p>0.00254487991333</text:p>
          </table:table-cell>
          <table:table-cell office:value-type="float" office:value="0.00191442775726" calcext:value-type="float">
            <text:p>0.001914427757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180816650391" calcext:value-type="float">
            <text:p>0.00180816650391</text:p>
          </table:table-cell>
          <table:table-cell office:value-type="float" office:value="0.00342297554016" calcext:value-type="float">
            <text:p>0.00342297554016</text:p>
          </table:table-cell>
          <table:table-cell office:value-type="float" office:value="0.00192119836807" calcext:value-type="float">
            <text:p>0.001921198368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18138885498" calcext:value-type="float">
            <text:p>0.0018138885498</text:p>
          </table:table-cell>
          <table:table-cell office:value-type="float" office:value="0.00271582603455" calcext:value-type="float">
            <text:p>0.00271582603455</text:p>
          </table:table-cell>
          <table:table-cell office:value-type="float" office:value="0.00193418550491" calcext:value-type="float">
            <text:p>0.001934185504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182008743286" calcext:value-type="float">
            <text:p>0.00182008743286</text:p>
          </table:table-cell>
          <table:table-cell office:value-type="float" office:value="0.00266408920288" calcext:value-type="float">
            <text:p>0.00266408920288</text:p>
          </table:table-cell>
          <table:table-cell office:value-type="float" office:value="0.00193549108505" calcext:value-type="float">
            <text:p>0.001935491085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265693664551" calcext:value-type="float">
            <text:p>0.00265693664551</text:p>
          </table:table-cell>
          <table:table-cell office:value-type="float" office:value="0.00393509864807" calcext:value-type="float">
            <text:p>0.00393509864807</text:p>
          </table:table-cell>
          <table:table-cell office:value-type="float" office:value="0.0028383140564" calcext:value-type="float">
            <text:p>0.00283831405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265884399414" calcext:value-type="float">
            <text:p>0.00265884399414</text:p>
          </table:table-cell>
          <table:table-cell office:value-type="float" office:value="0.00366997718811" calcext:value-type="float">
            <text:p>0.00366997718811</text:p>
          </table:table-cell>
          <table:table-cell office:value-type="float" office:value="0.0028445892334" calcext:value-type="float">
            <text:p>0.002844589233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266194343567" calcext:value-type="float">
            <text:p>0.00266194343567</text:p>
          </table:table-cell>
          <table:table-cell office:value-type="float" office:value="0.00374102592468" calcext:value-type="float">
            <text:p>0.00374102592468</text:p>
          </table:table-cell>
          <table:table-cell office:value-type="float" office:value="0.00281612491608" calcext:value-type="float">
            <text:p>0.002816124916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266885757446" calcext:value-type="float">
            <text:p>0.00266885757446</text:p>
          </table:table-cell>
          <table:table-cell office:value-type="float" office:value="0.00380396842957" calcext:value-type="float">
            <text:p>0.00380396842957</text:p>
          </table:table-cell>
          <table:table-cell office:value-type="float" office:value="0.00282837724686" calcext:value-type="float">
            <text:p>0.002828377246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267219543457" calcext:value-type="float">
            <text:p>0.00267219543457</text:p>
          </table:table-cell>
          <table:table-cell office:value-type="float" office:value="0.00373291969299" calcext:value-type="float">
            <text:p>0.00373291969299</text:p>
          </table:table-cell>
          <table:table-cell office:value-type="float" office:value="0.00283727693558" calcext:value-type="float">
            <text:p>0.002837276935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196003913879" calcext:value-type="float">
            <text:p>0.00196003913879</text:p>
          </table:table-cell>
          <table:table-cell office:value-type="float" office:value="0.0029149055481" calcext:value-type="float">
            <text:p>0.0029149055481</text:p>
          </table:table-cell>
          <table:table-cell office:value-type="float" office:value="0.00208938074112" calcext:value-type="float">
            <text:p>0.002089380741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196194648743" calcext:value-type="float">
            <text:p>0.00196194648743</text:p>
          </table:table-cell>
          <table:table-cell office:value-type="float" office:value="0.0031840801239" calcext:value-type="float">
            <text:p>0.0031840801239</text:p>
          </table:table-cell>
          <table:table-cell office:value-type="float" office:value="0.00210330581665" calcext:value-type="float">
            <text:p>0.0021033058166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196814537048" calcext:value-type="float">
            <text:p>0.00196814537048</text:p>
          </table:table-cell>
          <table:table-cell office:value-type="float" office:value="0.00319814682007" calcext:value-type="float">
            <text:p>0.00319814682007</text:p>
          </table:table-cell>
          <table:table-cell office:value-type="float" office:value="0.00210105419159" calcext:value-type="float">
            <text:p>0.002101054191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19748210907" calcext:value-type="float">
            <text:p>0.0019748210907</text:p>
          </table:table-cell>
          <table:table-cell office:value-type="float" office:value="0.00316786766052" calcext:value-type="float">
            <text:p>0.00316786766052</text:p>
          </table:table-cell>
          <table:table-cell office:value-type="float" office:value="0.0021139330864" calcext:value-type="float">
            <text:p>0.00211393308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197887420654" calcext:value-type="float">
            <text:p>0.00197887420654</text:p>
          </table:table-cell>
          <table:table-cell office:value-type="float" office:value="0.00289702415466" calcext:value-type="float">
            <text:p>0.00289702415466</text:p>
          </table:table-cell>
          <table:table-cell office:value-type="float" office:value="0.00210317897797" calcext:value-type="float">
            <text:p>0.002103178977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197792053223" calcext:value-type="float">
            <text:p>0.00197792053223</text:p>
          </table:table-cell>
          <table:table-cell office:value-type="float" office:value="0.00362491607666" calcext:value-type="float">
            <text:p>0.00362491607666</text:p>
          </table:table-cell>
          <table:table-cell office:value-type="float" office:value="0.00210355806351" calcext:value-type="float">
            <text:p>0.002103558063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98602676392" calcext:value-type="float">
            <text:p>0.00198602676392</text:p>
          </table:table-cell>
          <table:table-cell office:value-type="float" office:value="0.00306487083435" calcext:value-type="float">
            <text:p>0.00306487083435</text:p>
          </table:table-cell>
          <table:table-cell office:value-type="float" office:value="0.00211422729492" calcext:value-type="float">
            <text:p>0.002114227294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199103355408" calcext:value-type="float">
            <text:p>0.00199103355408</text:p>
          </table:table-cell>
          <table:table-cell office:value-type="float" office:value="0.00313591957092" calcext:value-type="float">
            <text:p>0.00313591957092</text:p>
          </table:table-cell>
          <table:table-cell office:value-type="float" office:value="0.00211580705643" calcext:value-type="float">
            <text:p>0.002115807056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199103355408" calcext:value-type="float">
            <text:p>0.00199103355408</text:p>
          </table:table-cell>
          <table:table-cell office:value-type="float" office:value="0.00379014015198" calcext:value-type="float">
            <text:p>0.00379014015198</text:p>
          </table:table-cell>
          <table:table-cell office:value-type="float" office:value="0.0021146979332" calcext:value-type="float">
            <text:p>0.00211469793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199890136719" calcext:value-type="float">
            <text:p>0.00199890136719</text:p>
          </table:table-cell>
          <table:table-cell office:value-type="float" office:value="0.0045440196991" calcext:value-type="float">
            <text:p>0.0045440196991</text:p>
          </table:table-cell>
          <table:table-cell office:value-type="float" office:value="0.00214237117767" calcext:value-type="float">
            <text:p>0.0021423711776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19998550415" calcext:value-type="float">
            <text:p>0.0019998550415</text:p>
          </table:table-cell>
          <table:table-cell office:value-type="float" office:value="0.00502705574036" calcext:value-type="float">
            <text:p>0.00502705574036</text:p>
          </table:table-cell>
          <table:table-cell office:value-type="float" office:value="0.00214635324478" calcext:value-type="float">
            <text:p>0.002146353244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198698043823" calcext:value-type="float">
            <text:p>0.00198698043823</text:p>
          </table:table-cell>
          <table:table-cell office:value-type="float" office:value="0.00386786460876" calcext:value-type="float">
            <text:p>0.00386786460876</text:p>
          </table:table-cell>
          <table:table-cell office:value-type="float" office:value="0.00212915182114" calcext:value-type="float">
            <text:p>0.002129151821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199508666992" calcext:value-type="float">
            <text:p>0.00199508666992</text:p>
          </table:table-cell>
          <table:table-cell office:value-type="float" office:value="0.00333499908447" calcext:value-type="float">
            <text:p>0.00333499908447</text:p>
          </table:table-cell>
          <table:table-cell office:value-type="float" office:value="0.00212879896164" calcext:value-type="float">
            <text:p>0.002128798961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200009346008" calcext:value-type="float">
            <text:p>0.00200009346008</text:p>
          </table:table-cell>
          <table:table-cell office:value-type="float" office:value="0.0034511089325" calcext:value-type="float">
            <text:p>0.0034511089325</text:p>
          </table:table-cell>
          <table:table-cell office:value-type="float" office:value="0.00214527511597" calcext:value-type="float">
            <text:p>0.002145275115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200200080872" calcext:value-type="float">
            <text:p>0.00200200080872</text:p>
          </table:table-cell>
          <table:table-cell office:value-type="float" office:value="0.00313591957092" calcext:value-type="float">
            <text:p>0.00313591957092</text:p>
          </table:table-cell>
          <table:table-cell office:value-type="float" office:value="0.0021396727562" calcext:value-type="float">
            <text:p>0.002139672756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201082229614" calcext:value-type="float">
            <text:p>0.00201082229614</text:p>
          </table:table-cell>
          <table:table-cell office:value-type="float" office:value="0.00284194946289" calcext:value-type="float">
            <text:p>0.00284194946289</text:p>
          </table:table-cell>
          <table:table-cell office:value-type="float" office:value="0.00214798927307" calcext:value-type="float">
            <text:p>0.002147989273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20158290863" calcext:value-type="float">
            <text:p>0.0020158290863</text:p>
          </table:table-cell>
          <table:table-cell office:value-type="float" office:value="0.00299382209778" calcext:value-type="float">
            <text:p>0.00299382209778</text:p>
          </table:table-cell>
          <table:table-cell office:value-type="float" office:value="0.00214610004425" calcext:value-type="float">
            <text:p>0.002146100044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201916694641" calcext:value-type="float">
            <text:p>0.00201916694641</text:p>
          </table:table-cell>
          <table:table-cell office:value-type="float" office:value="0.00336408615112" calcext:value-type="float">
            <text:p>0.00336408615112</text:p>
          </table:table-cell>
          <table:table-cell office:value-type="float" office:value="0.00215127706528" calcext:value-type="float">
            <text:p>0.002151277065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307893753052" calcext:value-type="float">
            <text:p>0.00307893753052</text:p>
          </table:table-cell>
          <table:table-cell office:value-type="float" office:value="0.00565505027771" calcext:value-type="float">
            <text:p>0.00565505027771</text:p>
          </table:table-cell>
          <table:table-cell office:value-type="float" office:value="0.00329377031326" calcext:value-type="float">
            <text:p>0.003293770313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308203697205" calcext:value-type="float">
            <text:p>0.00308203697205</text:p>
          </table:table-cell>
          <table:table-cell office:value-type="float" office:value="0.0047390460968" calcext:value-type="float">
            <text:p>0.0047390460968</text:p>
          </table:table-cell>
          <table:table-cell office:value-type="float" office:value="0.00325908041" calcext:value-type="float">
            <text:p>0.003259080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308704376221" calcext:value-type="float">
            <text:p>0.00308704376221</text:p>
          </table:table-cell>
          <table:table-cell office:value-type="float" office:value="0.0057590007782" calcext:value-type="float">
            <text:p>0.0057590007782</text:p>
          </table:table-cell>
          <table:table-cell office:value-type="float" office:value="0.00328045701981" calcext:value-type="float">
            <text:p>0.0032804570198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309109687805" calcext:value-type="float">
            <text:p>0.00309109687805</text:p>
          </table:table-cell>
          <table:table-cell office:value-type="float" office:value="0.0044219493866" calcext:value-type="float">
            <text:p>0.0044219493866</text:p>
          </table:table-cell>
          <table:table-cell office:value-type="float" office:value="0.00327788257599" calcext:value-type="float">
            <text:p>0.0032778825759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3084897995" calcext:value-type="float">
            <text:p>0.003084897995</text:p>
          </table:table-cell>
          <table:table-cell office:value-type="float" office:value="0.00451517105103" calcext:value-type="float">
            <text:p>0.00451517105103</text:p>
          </table:table-cell>
          <table:table-cell office:value-type="float" office:value="0.00325143527985" calcext:value-type="float">
            <text:p>0.003251435279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308895111084" calcext:value-type="float">
            <text:p>0.00308895111084</text:p>
          </table:table-cell>
          <table:table-cell office:value-type="float" office:value="0.00428605079651" calcext:value-type="float">
            <text:p>0.00428605079651</text:p>
          </table:table-cell>
          <table:table-cell office:value-type="float" office:value="0.00327665758133" calcext:value-type="float">
            <text:p>0.003276657581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309610366821" calcext:value-type="float">
            <text:p>0.00309610366821</text:p>
          </table:table-cell>
          <table:table-cell office:value-type="float" office:value="0.00450301170349" calcext:value-type="float">
            <text:p>0.00450301170349</text:p>
          </table:table-cell>
          <table:table-cell office:value-type="float" office:value="0.00326493930817" calcext:value-type="float">
            <text:p>0.003264939308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309705734253" calcext:value-type="float">
            <text:p>0.00309705734253</text:p>
          </table:table-cell>
          <table:table-cell office:value-type="float" office:value="0.00410604476929" calcext:value-type="float">
            <text:p>0.00410604476929</text:p>
          </table:table-cell>
          <table:table-cell office:value-type="float" office:value="0.00328182077408" calcext:value-type="float">
            <text:p>0.003281820774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310206413269" calcext:value-type="float">
            <text:p>0.00310206413269</text:p>
          </table:table-cell>
          <table:table-cell office:value-type="float" office:value="0.00395512580872" calcext:value-type="float">
            <text:p>0.00395512580872</text:p>
          </table:table-cell>
          <table:table-cell office:value-type="float" office:value="0.00326843976974" calcext:value-type="float">
            <text:p>0.0032684397697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310683250427" calcext:value-type="float">
            <text:p>0.00310683250427</text:p>
          </table:table-cell>
          <table:table-cell office:value-type="float" office:value="0.0044379234314" calcext:value-type="float">
            <text:p>0.0044379234314</text:p>
          </table:table-cell>
          <table:table-cell office:value-type="float" office:value="0.00329487037659" calcext:value-type="float">
            <text:p>0.003294870376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219917297363" calcext:value-type="float">
            <text:p>0.00219917297363</text:p>
          </table:table-cell>
          <table:table-cell office:value-type="float" office:value="0.00334000587463" calcext:value-type="float">
            <text:p>0.00334000587463</text:p>
          </table:table-cell>
          <table:table-cell office:value-type="float" office:value="0.00234697246552" calcext:value-type="float">
            <text:p>0.0023469724655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220608711243" calcext:value-type="float">
            <text:p>0.00220608711243</text:p>
          </table:table-cell>
          <table:table-cell office:value-type="float" office:value="0.00330877304077" calcext:value-type="float">
            <text:p>0.00330877304077</text:p>
          </table:table-cell>
          <table:table-cell office:value-type="float" office:value="0.0023434548378" calcext:value-type="float">
            <text:p>0.00234345483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221109390259" calcext:value-type="float">
            <text:p>0.00221109390259</text:p>
          </table:table-cell>
          <table:table-cell office:value-type="float" office:value="0.00347113609314" calcext:value-type="float">
            <text:p>0.00347113609314</text:p>
          </table:table-cell>
          <table:table-cell office:value-type="float" office:value="0.00235919332504" calcext:value-type="float">
            <text:p>0.002359193325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221705436707" calcext:value-type="float">
            <text:p>0.00221705436707</text:p>
          </table:table-cell>
          <table:table-cell office:value-type="float" office:value="0.00367093086243" calcext:value-type="float">
            <text:p>0.00367093086243</text:p>
          </table:table-cell>
          <table:table-cell office:value-type="float" office:value="0.00235999155045" calcext:value-type="float">
            <text:p>0.0023599915504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222110748291" calcext:value-type="float">
            <text:p>0.00222110748291</text:p>
          </table:table-cell>
          <table:table-cell office:value-type="float" office:value="0.00344896316528" calcext:value-type="float">
            <text:p>0.00344896316528</text:p>
          </table:table-cell>
          <table:table-cell office:value-type="float" office:value="0.00235662555695" calcext:value-type="float">
            <text:p>0.002356625556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223803520203" calcext:value-type="float">
            <text:p>0.00223803520203</text:p>
          </table:table-cell>
          <table:table-cell office:value-type="float" office:value="0.00347900390625" calcext:value-type="float">
            <text:p>0.00347900390625</text:p>
          </table:table-cell>
          <table:table-cell office:value-type="float" office:value="0.00237259197235" calcext:value-type="float">
            <text:p>0.002372591972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224304199219" calcext:value-type="float">
            <text:p>0.00224304199219</text:p>
          </table:table-cell>
          <table:table-cell office:value-type="float" office:value="0.00333714485168" calcext:value-type="float">
            <text:p>0.00333714485168</text:p>
          </table:table-cell>
          <table:table-cell office:value-type="float" office:value="0.00238215923309" calcext:value-type="float">
            <text:p>0.002382159233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224900245667" calcext:value-type="float">
            <text:p>0.00224900245667</text:p>
          </table:table-cell>
          <table:table-cell office:value-type="float" office:value="0.00336289405823" calcext:value-type="float">
            <text:p>0.00336289405823</text:p>
          </table:table-cell>
          <table:table-cell office:value-type="float" office:value="0.00237792062759" calcext:value-type="float">
            <text:p>0.002377920627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225591659546" calcext:value-type="float">
            <text:p>0.00225591659546</text:p>
          </table:table-cell>
          <table:table-cell office:value-type="float" office:value="0.00312805175781" calcext:value-type="float">
            <text:p>0.00312805175781</text:p>
          </table:table-cell>
          <table:table-cell office:value-type="float" office:value="0.00238419628143" calcext:value-type="float">
            <text:p>0.002384196281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227403640747" calcext:value-type="float">
            <text:p>0.00227403640747</text:p>
          </table:table-cell>
          <table:table-cell office:value-type="float" office:value="0.00334501266479" calcext:value-type="float">
            <text:p>0.00334501266479</text:p>
          </table:table-cell>
          <table:table-cell office:value-type="float" office:value="0.00240684556961" calcext:value-type="float">
            <text:p>0.002406845569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227618217468" calcext:value-type="float">
            <text:p>0.00227618217468</text:p>
          </table:table-cell>
          <table:table-cell office:value-type="float" office:value="0.00311398506165" calcext:value-type="float">
            <text:p>0.00311398506165</text:p>
          </table:table-cell>
          <table:table-cell office:value-type="float" office:value="0.00242278003693" calcext:value-type="float">
            <text:p>0.002422780036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228095054626" calcext:value-type="float">
            <text:p>0.00228095054626</text:p>
          </table:table-cell>
          <table:table-cell office:value-type="float" office:value="0.0033130645752" calcext:value-type="float">
            <text:p>0.0033130645752</text:p>
          </table:table-cell>
          <table:table-cell office:value-type="float" office:value="0.00242818498611" calcext:value-type="float">
            <text:p>0.002428184986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228500366211" calcext:value-type="float">
            <text:p>0.00228500366211</text:p>
          </table:table-cell>
          <table:table-cell office:value-type="float" office:value="0.00335001945496" calcext:value-type="float">
            <text:p>0.00335001945496</text:p>
          </table:table-cell>
          <table:table-cell office:value-type="float" office:value="0.0024234662056" calcext:value-type="float">
            <text:p>0.00242346620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228786468506" calcext:value-type="float">
            <text:p>0.00228786468506</text:p>
          </table:table-cell>
          <table:table-cell office:value-type="float" office:value="0.00375699996948" calcext:value-type="float">
            <text:p>0.00375699996948</text:p>
          </table:table-cell>
          <table:table-cell office:value-type="float" office:value="0.0024454460144" calcext:value-type="float">
            <text:p>0.00244544601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229501724243" calcext:value-type="float">
            <text:p>0.00229501724243</text:p>
          </table:table-cell>
          <table:table-cell office:value-type="float" office:value="0.00349998474121" calcext:value-type="float">
            <text:p>0.00349998474121</text:p>
          </table:table-cell>
          <table:table-cell office:value-type="float" office:value="0.00242550611496" calcext:value-type="float">
            <text:p>0.002425506114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230193138123" calcext:value-type="float">
            <text:p>0.00230193138123</text:p>
          </table:table-cell>
          <table:table-cell office:value-type="float" office:value="0.00344681739807" calcext:value-type="float">
            <text:p>0.00344681739807</text:p>
          </table:table-cell>
          <table:table-cell office:value-type="float" office:value="0.00242711257935" calcext:value-type="float">
            <text:p>0.002427112579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230598449707" calcext:value-type="float">
            <text:p>0.00230598449707</text:p>
          </table:table-cell>
          <table:table-cell office:value-type="float" office:value="0.00335907936096" calcext:value-type="float">
            <text:p>0.00335907936096</text:p>
          </table:table-cell>
          <table:table-cell office:value-type="float" office:value="0.00243744754791" calcext:value-type="float">
            <text:p>0.002437447547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347805023193" calcext:value-type="float">
            <text:p>0.00347805023193</text:p>
          </table:table-cell>
          <table:table-cell office:value-type="float" office:value="0.00492000579834" calcext:value-type="float">
            <text:p>0.00492000579834</text:p>
          </table:table-cell>
          <table:table-cell office:value-type="float" office:value="0.00366462659836" calcext:value-type="float">
            <text:p>0.003664626598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347995758057" calcext:value-type="float">
            <text:p>0.00347995758057</text:p>
          </table:table-cell>
          <table:table-cell office:value-type="float" office:value="0.00477814674377" calcext:value-type="float">
            <text:p>0.00477814674377</text:p>
          </table:table-cell>
          <table:table-cell office:value-type="float" office:value="0.0036843624115" calcext:value-type="float">
            <text:p>0.00368436241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348591804504" calcext:value-type="float">
            <text:p>0.00348591804504</text:p>
          </table:table-cell>
          <table:table-cell office:value-type="float" office:value="0.00519394874573" calcext:value-type="float">
            <text:p>0.00519394874573</text:p>
          </table:table-cell>
          <table:table-cell office:value-type="float" office:value="0.00369201040268" calcext:value-type="float">
            <text:p>0.003692010402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236201286316" calcext:value-type="float">
            <text:p>0.00236201286316</text:p>
          </table:table-cell>
          <table:table-cell office:value-type="float" office:value="0.00349998474121" calcext:value-type="float">
            <text:p>0.00349998474121</text:p>
          </table:table-cell>
          <table:table-cell office:value-type="float" office:value="0.00249225854874" calcext:value-type="float">
            <text:p>0.002492258548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236415863037" calcext:value-type="float">
            <text:p>0.00236415863037</text:p>
          </table:table-cell>
          <table:table-cell office:value-type="float" office:value="0.00517201423645" calcext:value-type="float">
            <text:p>0.00517201423645</text:p>
          </table:table-cell>
          <table:table-cell office:value-type="float" office:value="0.00253443670273" calcext:value-type="float">
            <text:p>0.002534436702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236082077026" calcext:value-type="float">
            <text:p>0.00236082077026</text:p>
          </table:table-cell>
          <table:table-cell office:value-type="float" office:value="0.0036461353302" calcext:value-type="float">
            <text:p>0.0036461353302</text:p>
          </table:table-cell>
          <table:table-cell office:value-type="float" office:value="0.00250137424469" calcext:value-type="float">
            <text:p>0.0025013742446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237202644348" calcext:value-type="float">
            <text:p>0.00237202644348</text:p>
          </table:table-cell>
          <table:table-cell office:value-type="float" office:value="0.00385212898254" calcext:value-type="float">
            <text:p>0.00385212898254</text:p>
          </table:table-cell>
          <table:table-cell office:value-type="float" office:value="0.00251527166367" calcext:value-type="float">
            <text:p>0.002515271663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273299217224" calcext:value-type="float">
            <text:p>0.00273299217224</text:p>
          </table:table-cell>
          <table:table-cell office:value-type="float" office:value="0.00412702560425" calcext:value-type="float">
            <text:p>0.00412702560425</text:p>
          </table:table-cell>
          <table:table-cell office:value-type="float" office:value="0.00289965963364" calcext:value-type="float">
            <text:p>0.002899659633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274991989136" calcext:value-type="float">
            <text:p>0.00274991989136</text:p>
          </table:table-cell>
          <table:table-cell office:value-type="float" office:value="0.00422883033752" calcext:value-type="float">
            <text:p>0.00422883033752</text:p>
          </table:table-cell>
          <table:table-cell office:value-type="float" office:value="0.00292949390411" calcext:value-type="float">
            <text:p>0.002929493904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27449131012" calcext:value-type="float">
            <text:p>0.0027449131012</text:p>
          </table:table-cell>
          <table:table-cell office:value-type="float" office:value="0.00597810745239" calcext:value-type="float">
            <text:p>0.00597810745239</text:p>
          </table:table-cell>
          <table:table-cell office:value-type="float" office:value="0.00295875835419" calcext:value-type="float">
            <text:p>0.002958758354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27449131012" calcext:value-type="float">
            <text:p>0.0027449131012</text:p>
          </table:table-cell>
          <table:table-cell office:value-type="float" office:value="0.00485992431641" calcext:value-type="float">
            <text:p>0.00485992431641</text:p>
          </table:table-cell>
          <table:table-cell office:value-type="float" office:value="0.00292788791656" calcext:value-type="float">
            <text:p>0.0029278879165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277209281921" calcext:value-type="float">
            <text:p>0.00277209281921</text:p>
          </table:table-cell>
          <table:table-cell office:value-type="float" office:value="0.00440812110901" calcext:value-type="float">
            <text:p>0.00440812110901</text:p>
          </table:table-cell>
          <table:table-cell office:value-type="float" office:value="0.00295428609848" calcext:value-type="float">
            <text:p>0.002954286098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276398658752" calcext:value-type="float">
            <text:p>0.00276398658752</text:p>
          </table:table-cell>
          <table:table-cell office:value-type="float" office:value="0.00433492660522" calcext:value-type="float">
            <text:p>0.00433492660522</text:p>
          </table:table-cell>
          <table:table-cell office:value-type="float" office:value="0.00293678569794" calcext:value-type="float">
            <text:p>0.002936785697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276494026184" calcext:value-type="float">
            <text:p>0.00276494026184</text:p>
          </table:table-cell>
          <table:table-cell office:value-type="float" office:value="0.00420594215393" calcext:value-type="float">
            <text:p>0.00420594215393</text:p>
          </table:table-cell>
          <table:table-cell office:value-type="float" office:value="0.00293895816803" calcext:value-type="float">
            <text:p>0.002938958168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278615951538" calcext:value-type="float">
            <text:p>0.00278615951538</text:p>
          </table:table-cell>
          <table:table-cell office:value-type="float" office:value="0.00424909591675" calcext:value-type="float">
            <text:p>0.00424909591675</text:p>
          </table:table-cell>
          <table:table-cell office:value-type="float" office:value="0.0029584236145" calcext:value-type="float">
            <text:p>0.00295842361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277709960938" calcext:value-type="float">
            <text:p>0.00277709960938</text:p>
          </table:table-cell>
          <table:table-cell office:value-type="float" office:value="0.00434613227844" calcext:value-type="float">
            <text:p>0.00434613227844</text:p>
          </table:table-cell>
          <table:table-cell office:value-type="float" office:value="0.00296987533569" calcext:value-type="float">
            <text:p>0.002969875335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277400016785" calcext:value-type="float">
            <text:p>0.00277400016785</text:p>
          </table:table-cell>
          <table:table-cell office:value-type="float" office:value="0.00449991226196" calcext:value-type="float">
            <text:p>0.00449991226196</text:p>
          </table:table-cell>
          <table:table-cell office:value-type="float" office:value="0.00295237112045" calcext:value-type="float">
            <text:p>0.002952371120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271606445312" calcext:value-type="float">
            <text:p>0.00271606445312</text:p>
          </table:table-cell>
          <table:table-cell office:value-type="float" office:value="0.00369811058044" calcext:value-type="float">
            <text:p>0.00369811058044</text:p>
          </table:table-cell>
          <table:table-cell office:value-type="float" office:value="0.00287995910645" calcext:value-type="float">
            <text:p>0.002879959106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270986557007" calcext:value-type="float">
            <text:p>0.00270986557007</text:p>
          </table:table-cell>
          <table:table-cell office:value-type="float" office:value="0.00414419174194" calcext:value-type="float">
            <text:p>0.00414419174194</text:p>
          </table:table-cell>
          <table:table-cell office:value-type="float" office:value="0.00287509918213" calcext:value-type="float">
            <text:p>0.002875099182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27129650116" calcext:value-type="float">
            <text:p>0.0027129650116</text:p>
          </table:table-cell>
          <table:table-cell office:value-type="float" office:value="0.00475597381592" calcext:value-type="float">
            <text:p>0.00475597381592</text:p>
          </table:table-cell>
          <table:table-cell office:value-type="float" office:value="0.00289685153961" calcext:value-type="float">
            <text:p>0.002896851539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273489952087" calcext:value-type="float">
            <text:p>0.00273489952087</text:p>
          </table:table-cell>
          <table:table-cell office:value-type="float" office:value="0.0042359828949" calcext:value-type="float">
            <text:p>0.0042359828949</text:p>
          </table:table-cell>
          <table:table-cell office:value-type="float" office:value="0.00290265130997" calcext:value-type="float">
            <text:p>0.0029026513099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272798538208" calcext:value-type="float">
            <text:p>0.00272798538208</text:p>
          </table:table-cell>
          <table:table-cell office:value-type="float" office:value="0.00383996963501" calcext:value-type="float">
            <text:p>0.00383996963501</text:p>
          </table:table-cell>
          <table:table-cell office:value-type="float" office:value="0.00289386081696" calcext:value-type="float">
            <text:p>0.002893860816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272417068481" calcext:value-type="float">
            <text:p>0.00272417068481</text:p>
          </table:table-cell>
          <table:table-cell office:value-type="float" office:value="0.00402092933655" calcext:value-type="float">
            <text:p>0.00402092933655</text:p>
          </table:table-cell>
          <table:table-cell office:value-type="float" office:value="0.00289138746262" calcext:value-type="float">
            <text:p>0.0028913874626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275683403015" calcext:value-type="float">
            <text:p>0.00275683403015</text:p>
          </table:table-cell>
          <table:table-cell office:value-type="float" office:value="0.0040168762207" calcext:value-type="float">
            <text:p>0.0040168762207</text:p>
          </table:table-cell>
          <table:table-cell office:value-type="float" office:value="0.00290668010712" calcext:value-type="float">
            <text:p>0.002906680107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260806083679" calcext:value-type="float">
            <text:p>0.00260806083679</text:p>
          </table:table-cell>
          <table:table-cell office:value-type="float" office:value="0.00367999076843" calcext:value-type="float">
            <text:p>0.00367999076843</text:p>
          </table:table-cell>
          <table:table-cell office:value-type="float" office:value="0.00276235103607" calcext:value-type="float">
            <text:p>0.002762351036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261282920837" calcext:value-type="float">
            <text:p>0.00261282920837</text:p>
          </table:table-cell>
          <table:table-cell office:value-type="float" office:value="0.00366497039795" calcext:value-type="float">
            <text:p>0.00366497039795</text:p>
          </table:table-cell>
          <table:table-cell office:value-type="float" office:value="0.00278457927704" calcext:value-type="float">
            <text:p>0.002784579277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264000892639" calcext:value-type="float">
            <text:p>0.00264000892639</text:p>
          </table:table-cell>
          <table:table-cell office:value-type="float" office:value="0.00423192977905" calcext:value-type="float">
            <text:p>0.00423192977905</text:p>
          </table:table-cell>
          <table:table-cell office:value-type="float" office:value="0.00280175828934" calcext:value-type="float">
            <text:p>0.0028017582893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262689590454" calcext:value-type="float">
            <text:p>0.00262689590454</text:p>
          </table:table-cell>
          <table:table-cell office:value-type="float" office:value="0.00467896461487" calcext:value-type="float">
            <text:p>0.00467896461487</text:p>
          </table:table-cell>
          <table:table-cell office:value-type="float" office:value="0.0027892780304" calcext:value-type="float">
            <text:p>0.00278927803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262904167175" calcext:value-type="float">
            <text:p>0.00262904167175</text:p>
          </table:table-cell>
          <table:table-cell office:value-type="float" office:value="0.00410199165344" calcext:value-type="float">
            <text:p>0.00410199165344</text:p>
          </table:table-cell>
          <table:table-cell office:value-type="float" office:value="0.0028013253212" calcext:value-type="float">
            <text:p>0.00280132532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265502929688" calcext:value-type="float">
            <text:p>0.00265502929688</text:p>
          </table:table-cell>
          <table:table-cell office:value-type="float" office:value="0.00441908836365" calcext:value-type="float">
            <text:p>0.00441908836365</text:p>
          </table:table-cell>
          <table:table-cell office:value-type="float" office:value="0.00283721494675" calcext:value-type="float">
            <text:p>0.002837214946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263786315918" calcext:value-type="float">
            <text:p>0.00263786315918</text:p>
          </table:table-cell>
          <table:table-cell office:value-type="float" office:value="0.00409913063049" calcext:value-type="float">
            <text:p>0.00409913063049</text:p>
          </table:table-cell>
          <table:table-cell office:value-type="float" office:value="0.00281676340103" calcext:value-type="float">
            <text:p>0.0028167634010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264000892639" calcext:value-type="float">
            <text:p>0.00264000892639</text:p>
          </table:table-cell>
          <table:table-cell office:value-type="float" office:value="0.00343203544617" calcext:value-type="float">
            <text:p>0.00343203544617</text:p>
          </table:table-cell>
          <table:table-cell office:value-type="float" office:value="0.00280181789398" calcext:value-type="float">
            <text:p>0.002801817893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266909599304" calcext:value-type="float">
            <text:p>0.00266909599304</text:p>
          </table:table-cell>
          <table:table-cell office:value-type="float" office:value="0.00363707542419" calcext:value-type="float">
            <text:p>0.00363707542419</text:p>
          </table:table-cell>
          <table:table-cell office:value-type="float" office:value="0.00283511734009" calcext:value-type="float">
            <text:p>0.002835117340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320816040039" calcext:value-type="float">
            <text:p>0.00320816040039</text:p>
          </table:table-cell>
          <table:table-cell office:value-type="float" office:value="0.00428199768066" calcext:value-type="float">
            <text:p>0.00428199768066</text:p>
          </table:table-cell>
          <table:table-cell office:value-type="float" office:value="0.0034081697464" calcext:value-type="float">
            <text:p>0.003408169746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321412086487" calcext:value-type="float">
            <text:p>0.00321412086487</text:p>
          </table:table-cell>
          <table:table-cell office:value-type="float" office:value="0.0048189163208" calcext:value-type="float">
            <text:p>0.0048189163208</text:p>
          </table:table-cell>
          <table:table-cell office:value-type="float" office:value="0.00340807914734" calcext:value-type="float">
            <text:p>0.003408079147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324296951294" calcext:value-type="float">
            <text:p>0.00324296951294</text:p>
          </table:table-cell>
          <table:table-cell office:value-type="float" office:value="0.0071108341217" calcext:value-type="float">
            <text:p>0.0071108341217</text:p>
          </table:table-cell>
          <table:table-cell office:value-type="float" office:value="0.00346002197266" calcext:value-type="float">
            <text:p>0.0034600219726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322294235229" calcext:value-type="float">
            <text:p>0.00322294235229</text:p>
          </table:table-cell>
          <table:table-cell office:value-type="float" office:value="0.00547409057617" calcext:value-type="float">
            <text:p>0.00547409057617</text:p>
          </table:table-cell>
          <table:table-cell office:value-type="float" office:value="0.00342516899109" calcext:value-type="float">
            <text:p>0.003425168991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322508811951" calcext:value-type="float">
            <text:p>0.00322508811951</text:p>
          </table:table-cell>
          <table:table-cell office:value-type="float" office:value="0.00568294525146" calcext:value-type="float">
            <text:p>0.00568294525146</text:p>
          </table:table-cell>
          <table:table-cell office:value-type="float" office:value="0.00341630220413" calcext:value-type="float">
            <text:p>0.003416302204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325679779053" calcext:value-type="float">
            <text:p>0.00325679779053</text:p>
          </table:table-cell>
          <table:table-cell office:value-type="float" office:value="0.004634141922" calcext:value-type="float">
            <text:p>0.004634141922</text:p>
          </table:table-cell>
          <table:table-cell office:value-type="float" office:value="0.00344866085052" calcext:value-type="float">
            <text:p>0.003448660850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324296951294" calcext:value-type="float">
            <text:p>0.00324296951294</text:p>
          </table:table-cell>
          <table:table-cell office:value-type="float" office:value="0.00690793991089" calcext:value-type="float">
            <text:p>0.00690793991089</text:p>
          </table:table-cell>
          <table:table-cell office:value-type="float" office:value="0.00351971435547" calcext:value-type="float">
            <text:p>0.003519714355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324487686157" calcext:value-type="float">
            <text:p>0.00324487686157</text:p>
          </table:table-cell>
          <table:table-cell office:value-type="float" office:value="0.00438690185547" calcext:value-type="float">
            <text:p>0.00438690185547</text:p>
          </table:table-cell>
          <table:table-cell office:value-type="float" office:value="0.00344207000732" calcext:value-type="float">
            <text:p>0.003442070007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327110290527" calcext:value-type="float">
            <text:p>0.00327110290527</text:p>
          </table:table-cell>
          <table:table-cell office:value-type="float" office:value="0.00780200958252" calcext:value-type="float">
            <text:p>0.00780200958252</text:p>
          </table:table-cell>
          <table:table-cell office:value-type="float" office:value="0.00354069375992" calcext:value-type="float">
            <text:p>0.003540693759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423002243042" calcext:value-type="float">
            <text:p>0.00423002243042</text:p>
          </table:table-cell>
          <table:table-cell office:value-type="float" office:value="0.00573396682739" calcext:value-type="float">
            <text:p>0.00573396682739</text:p>
          </table:table-cell>
          <table:table-cell office:value-type="float" office:value="0.00449619197845" calcext:value-type="float">
            <text:p>0.0044961919784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423693656921" calcext:value-type="float">
            <text:p>0.00423693656921</text:p>
          </table:table-cell>
          <table:table-cell office:value-type="float" office:value="0.0062301158905" calcext:value-type="float">
            <text:p>0.0062301158905</text:p>
          </table:table-cell>
          <table:table-cell office:value-type="float" office:value="0.00449656867981" calcext:value-type="float">
            <text:p>0.004496568679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42679309845" calcext:value-type="float">
            <text:p>0.0042679309845</text:p>
          </table:table-cell>
          <table:table-cell office:value-type="float" office:value="0.00592398643494" calcext:value-type="float">
            <text:p>0.00592398643494</text:p>
          </table:table-cell>
          <table:table-cell office:value-type="float" office:value="0.00450809001923" calcext:value-type="float">
            <text:p>0.004508090019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425505638123" calcext:value-type="float">
            <text:p>0.00425505638123</text:p>
          </table:table-cell>
          <table:table-cell office:value-type="float" office:value="0.00571393966675" calcext:value-type="float">
            <text:p>0.00571393966675</text:p>
          </table:table-cell>
          <table:table-cell office:value-type="float" office:value="0.00450089406967" calcext:value-type="float">
            <text:p>0.0045008940696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425696372986" calcext:value-type="float">
            <text:p>0.00425696372986</text:p>
          </table:table-cell>
          <table:table-cell office:value-type="float" office:value="0.00910305976868" calcext:value-type="float">
            <text:p>0.00910305976868</text:p>
          </table:table-cell>
          <table:table-cell office:value-type="float" office:value="0.00453791046143" calcext:value-type="float">
            <text:p>0.0045379104614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428509712219" calcext:value-type="float">
            <text:p>0.00428509712219</text:p>
          </table:table-cell>
          <table:table-cell office:value-type="float" office:value="0.00554704666138" calcext:value-type="float">
            <text:p>0.00554704666138</text:p>
          </table:table-cell>
          <table:table-cell office:value-type="float" office:value="0.00453565883636" calcext:value-type="float">
            <text:p>0.004535658836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426697731018" calcext:value-type="float">
            <text:p>0.00426697731018</text:p>
          </table:table-cell>
          <table:table-cell office:value-type="float" office:value="0.00544095039368" calcext:value-type="float">
            <text:p>0.00544095039368</text:p>
          </table:table-cell>
          <table:table-cell office:value-type="float" office:value="0.00450604772568" calcext:value-type="float">
            <text:p>0.004506047725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426983833313" calcext:value-type="float">
            <text:p>0.00426983833313</text:p>
          </table:table-cell>
          <table:table-cell office:value-type="float" office:value="0.00557017326355" calcext:value-type="float">
            <text:p>0.00557017326355</text:p>
          </table:table-cell>
          <table:table-cell office:value-type="float" office:value="0.00451135015488" calcext:value-type="float">
            <text:p>0.004511350154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429892539978" calcext:value-type="float">
            <text:p>0.00429892539978</text:p>
          </table:table-cell>
          <table:table-cell office:value-type="float" office:value="0.00581288337708" calcext:value-type="float">
            <text:p>0.00581288337708</text:p>
          </table:table-cell>
          <table:table-cell office:value-type="float" office:value="0.00455056381226" calcext:value-type="float">
            <text:p>0.004550563812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428581237793" calcext:value-type="float">
            <text:p>0.00428581237793</text:p>
          </table:table-cell>
          <table:table-cell office:value-type="float" office:value="0.00563716888428" calcext:value-type="float">
            <text:p>0.00563716888428</text:p>
          </table:table-cell>
          <table:table-cell office:value-type="float" office:value="0.00452310562134" calcext:value-type="float">
            <text:p>0.004523105621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287985801697" calcext:value-type="float">
            <text:p>0.00287985801697</text:p>
          </table:table-cell>
          <table:table-cell office:value-type="float" office:value="0.0039689540863" calcext:value-type="float">
            <text:p>0.0039689540863</text:p>
          </table:table-cell>
          <table:table-cell office:value-type="float" office:value="0.00303644943237" calcext:value-type="float">
            <text:p>0.003036449432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297904014587" calcext:value-type="float">
            <text:p>0.00297904014587</text:p>
          </table:table-cell>
          <table:table-cell office:value-type="float" office:value="0.00411105155945" calcext:value-type="float">
            <text:p>0.00411105155945</text:p>
          </table:table-cell>
          <table:table-cell office:value-type="float" office:value="0.00317079925537" calcext:value-type="float">
            <text:p>0.0031707992553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298094749451" calcext:value-type="float">
            <text:p>0.00298094749451</text:p>
          </table:table-cell>
          <table:table-cell office:value-type="float" office:value="0.00442504882812" calcext:value-type="float">
            <text:p>0.00442504882812</text:p>
          </table:table-cell>
          <table:table-cell office:value-type="float" office:value="0.00315885210037" calcext:value-type="float">
            <text:p>0.003158852100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29890537262" calcext:value-type="float">
            <text:p>0.0029890537262</text:p>
          </table:table-cell>
          <table:table-cell office:value-type="float" office:value="0.00433802604675" calcext:value-type="float">
            <text:p>0.00433802604675</text:p>
          </table:table-cell>
          <table:table-cell office:value-type="float" office:value="0.0031989274025" calcext:value-type="float">
            <text:p>0.00319892740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299406051636" calcext:value-type="float">
            <text:p>0.00299406051636</text:p>
          </table:table-cell>
          <table:table-cell office:value-type="float" office:value="0.00411200523376" calcext:value-type="float">
            <text:p>0.00411200523376</text:p>
          </table:table-cell>
          <table:table-cell office:value-type="float" office:value="0.0031692533493" calcext:value-type="float">
            <text:p>0.00316925334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300288200378" calcext:value-type="float">
            <text:p>0.00300288200378</text:p>
          </table:table-cell>
          <table:table-cell office:value-type="float" office:value="0.0042610168457" calcext:value-type="float">
            <text:p>0.0042610168457</text:p>
          </table:table-cell>
          <table:table-cell office:value-type="float" office:value="0.0031590423584" calcext:value-type="float">
            <text:p>0.00315904235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300693511963" calcext:value-type="float">
            <text:p>0.00300693511963</text:p>
          </table:table-cell>
          <table:table-cell office:value-type="float" office:value="0.00391101837158" calcext:value-type="float">
            <text:p>0.00391101837158</text:p>
          </table:table-cell>
          <table:table-cell office:value-type="float" office:value="0.00317064428329" calcext:value-type="float">
            <text:p>0.003170644283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301694869995" calcext:value-type="float">
            <text:p>0.00301694869995</text:p>
          </table:table-cell>
          <table:table-cell office:value-type="float" office:value="0.00431084632874" calcext:value-type="float">
            <text:p>0.00431084632874</text:p>
          </table:table-cell>
          <table:table-cell office:value-type="float" office:value="0.00318294095993" calcext:value-type="float">
            <text:p>0.0031829409599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303983688354" calcext:value-type="float">
            <text:p>0.00303983688354</text:p>
          </table:table-cell>
          <table:table-cell office:value-type="float" office:value="0.00425696372986" calcext:value-type="float">
            <text:p>0.00425696372986</text:p>
          </table:table-cell>
          <table:table-cell office:value-type="float" office:value="0.00321141147614" calcext:value-type="float">
            <text:p>0.003211411476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304198265076" calcext:value-type="float">
            <text:p>0.00304198265076</text:p>
          </table:table-cell>
          <table:table-cell office:value-type="float" office:value="0.00408315658569" calcext:value-type="float">
            <text:p>0.00408315658569</text:p>
          </table:table-cell>
          <table:table-cell office:value-type="float" office:value="0.00321338033676" calcext:value-type="float">
            <text:p>0.003213380336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305485725403" calcext:value-type="float">
            <text:p>0.00305485725403</text:p>
          </table:table-cell>
          <table:table-cell office:value-type="float" office:value="0.00442600250244" calcext:value-type="float">
            <text:p>0.00442600250244</text:p>
          </table:table-cell>
          <table:table-cell office:value-type="float" office:value="0.00323569583893" calcext:value-type="float">
            <text:p>0.0032356958389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305509567261" calcext:value-type="float">
            <text:p>0.00305509567261</text:p>
          </table:table-cell>
          <table:table-cell office:value-type="float" office:value="0.00427198410034" calcext:value-type="float">
            <text:p>0.00427198410034</text:p>
          </table:table-cell>
          <table:table-cell office:value-type="float" office:value="0.00324742841721" calcext:value-type="float">
            <text:p>0.003247428417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496983528137" calcext:value-type="float">
            <text:p>0.00496983528137</text:p>
          </table:table-cell>
          <table:table-cell office:value-type="float" office:value="0.0079550743103" calcext:value-type="float">
            <text:p>0.0079550743103</text:p>
          </table:table-cell>
          <table:table-cell office:value-type="float" office:value="0.00527116823196" calcext:value-type="float">
            <text:p>0.005271168231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497913360596" calcext:value-type="float">
            <text:p>0.00497913360596</text:p>
          </table:table-cell>
          <table:table-cell office:value-type="float" office:value="0.00678706169128" calcext:value-type="float">
            <text:p>0.00678706169128</text:p>
          </table:table-cell>
          <table:table-cell office:value-type="float" office:value="0.00526245832443" calcext:value-type="float">
            <text:p>0.005262458324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498294830322" calcext:value-type="float">
            <text:p>0.00498294830322</text:p>
          </table:table-cell>
          <table:table-cell office:value-type="float" office:value="0.00662398338318" calcext:value-type="float">
            <text:p>0.00662398338318</text:p>
          </table:table-cell>
          <table:table-cell office:value-type="float" office:value="0.0052505569458" calcext:value-type="float">
            <text:p>0.00525055694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497913360596" calcext:value-type="float">
            <text:p>0.00497913360596</text:p>
          </table:table-cell>
          <table:table-cell office:value-type="float" office:value="0.00653195381165" calcext:value-type="float">
            <text:p>0.00653195381165</text:p>
          </table:table-cell>
          <table:table-cell office:value-type="float" office:value="0.00523834085464" calcext:value-type="float">
            <text:p>0.005238340854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498795509338" calcext:value-type="float">
            <text:p>0.00498795509338</text:p>
          </table:table-cell>
          <table:table-cell office:value-type="float" office:value="0.00923895835876" calcext:value-type="float">
            <text:p>0.00923895835876</text:p>
          </table:table-cell>
          <table:table-cell office:value-type="float" office:value="0.00526821422577" calcext:value-type="float">
            <text:p>0.0052682142257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499200820923" calcext:value-type="float">
            <text:p>0.00499200820923</text:p>
          </table:table-cell>
          <table:table-cell office:value-type="float" office:value="0.00737404823303" calcext:value-type="float">
            <text:p>0.00737404823303</text:p>
          </table:table-cell>
          <table:table-cell office:value-type="float" office:value="0.00528149032593" calcext:value-type="float">
            <text:p>0.0052814903259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499796867371" calcext:value-type="float">
            <text:p>0.00499796867371</text:p>
          </table:table-cell>
          <table:table-cell office:value-type="float" office:value="0.00672698020935" calcext:value-type="float">
            <text:p>0.00672698020935</text:p>
          </table:table-cell>
          <table:table-cell office:value-type="float" office:value="0.0052688741684" calcext:value-type="float">
            <text:p>0.00526887416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321292877197" calcext:value-type="float">
            <text:p>0.00321292877197</text:p>
          </table:table-cell>
          <table:table-cell office:value-type="float" office:value="0.00440192222595" calcext:value-type="float">
            <text:p>0.00440192222595</text:p>
          </table:table-cell>
          <table:table-cell office:value-type="float" office:value="0.00340336322784" calcext:value-type="float">
            <text:p>0.003403363227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322008132935" calcext:value-type="float">
            <text:p>0.00322008132935</text:p>
          </table:table-cell>
          <table:table-cell office:value-type="float" office:value="0.00457882881165" calcext:value-type="float">
            <text:p>0.00457882881165</text:p>
          </table:table-cell>
          <table:table-cell office:value-type="float" office:value="0.0033932929039" calcext:value-type="float">
            <text:p>0.00339329290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322103500366" calcext:value-type="float">
            <text:p>0.00322103500366</text:p>
          </table:table-cell>
          <table:table-cell office:value-type="float" office:value="0.00481796264648" calcext:value-type="float">
            <text:p>0.00481796264648</text:p>
          </table:table-cell>
          <table:table-cell office:value-type="float" office:value="0.00342366123199" calcext:value-type="float">
            <text:p>0.0034236612319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322890281677" calcext:value-type="float">
            <text:p>0.00322890281677</text:p>
          </table:table-cell>
          <table:table-cell office:value-type="float" office:value="0.00543403625488" calcext:value-type="float">
            <text:p>0.00543403625488</text:p>
          </table:table-cell>
          <table:table-cell office:value-type="float" office:value="0.00344850921631" calcext:value-type="float">
            <text:p>0.003448509216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323486328125" calcext:value-type="float">
            <text:p>0.00323486328125</text:p>
          </table:table-cell>
          <table:table-cell office:value-type="float" office:value="0.00455904006958" calcext:value-type="float">
            <text:p>0.00455904006958</text:p>
          </table:table-cell>
          <table:table-cell office:value-type="float" office:value="0.00343842554092" calcext:value-type="float">
            <text:p>0.0034384255409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323700904846" calcext:value-type="float">
            <text:p>0.00323700904846</text:p>
          </table:table-cell>
          <table:table-cell office:value-type="float" office:value="0.00531005859375" calcext:value-type="float">
            <text:p>0.00531005859375</text:p>
          </table:table-cell>
          <table:table-cell office:value-type="float" office:value="0.00344430589676" calcext:value-type="float">
            <text:p>0.0034443058967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324892997742" calcext:value-type="float">
            <text:p>0.00324892997742</text:p>
          </table:table-cell>
          <table:table-cell office:value-type="float" office:value="0.00542211532593" calcext:value-type="float">
            <text:p>0.00542211532593</text:p>
          </table:table-cell>
          <table:table-cell office:value-type="float" office:value="0.00344836521149" calcext:value-type="float">
            <text:p>0.003448365211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325489044189" calcext:value-type="float">
            <text:p>0.00325489044189</text:p>
          </table:table-cell>
          <table:table-cell office:value-type="float" office:value="0.00476002693176" calcext:value-type="float">
            <text:p>0.00476002693176</text:p>
          </table:table-cell>
          <table:table-cell office:value-type="float" office:value="0.00346047735214" calcext:value-type="float">
            <text:p>0.003460477352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325894355774" calcext:value-type="float">
            <text:p>0.00325894355774</text:p>
          </table:table-cell>
          <table:table-cell office:value-type="float" office:value="0.00506997108459" calcext:value-type="float">
            <text:p>0.00506997108459</text:p>
          </table:table-cell>
          <table:table-cell office:value-type="float" office:value="0.00344767379761" calcext:value-type="float">
            <text:p>0.003447673797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326204299927" calcext:value-type="float">
            <text:p>0.00326204299927</text:p>
          </table:table-cell>
          <table:table-cell office:value-type="float" office:value="0.00466203689575" calcext:value-type="float">
            <text:p>0.00466203689575</text:p>
          </table:table-cell>
          <table:table-cell office:value-type="float" office:value="0.00344551229477" calcext:value-type="float">
            <text:p>0.003445512294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327587127686" calcext:value-type="float">
            <text:p>0.00327587127686</text:p>
          </table:table-cell>
          <table:table-cell office:value-type="float" office:value="0.0043249130249" calcext:value-type="float">
            <text:p>0.0043249130249</text:p>
          </table:table-cell>
          <table:table-cell office:value-type="float" office:value="0.00347442817688" calcext:value-type="float">
            <text:p>0.003474428176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327277183533" calcext:value-type="float">
            <text:p>0.00327277183533</text:p>
          </table:table-cell>
          <table:table-cell office:value-type="float" office:value="0.00517702102661" calcext:value-type="float">
            <text:p>0.00517702102661</text:p>
          </table:table-cell>
          <table:table-cell office:value-type="float" office:value="0.00347714805603" calcext:value-type="float">
            <text:p>0.003477148056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328898429871" calcext:value-type="float">
            <text:p>0.00328898429871</text:p>
          </table:table-cell>
          <table:table-cell office:value-type="float" office:value="0.00501608848572" calcext:value-type="float">
            <text:p>0.00501608848572</text:p>
          </table:table-cell>
          <table:table-cell office:value-type="float" office:value="0.00351209688187" calcext:value-type="float">
            <text:p>0.0035120968818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335311889648" calcext:value-type="float">
            <text:p>0.00335311889648</text:p>
          </table:table-cell>
          <table:table-cell office:value-type="float" office:value="0.00472092628479" calcext:value-type="float">
            <text:p>0.00472092628479</text:p>
          </table:table-cell>
          <table:table-cell office:value-type="float" office:value="0.00354355335236" calcext:value-type="float">
            <text:p>0.0035435533523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336194038391" calcext:value-type="float">
            <text:p>0.00336194038391</text:p>
          </table:table-cell>
          <table:table-cell office:value-type="float" office:value="0.0048131942749" calcext:value-type="float">
            <text:p>0.0048131942749</text:p>
          </table:table-cell>
          <table:table-cell office:value-type="float" office:value="0.00357621669769" calcext:value-type="float">
            <text:p>0.0035762166976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336790084839" calcext:value-type="float">
            <text:p>0.00336790084839</text:p>
          </table:table-cell>
          <table:table-cell office:value-type="float" office:value="0.00583386421204" calcext:value-type="float">
            <text:p>0.00583386421204</text:p>
          </table:table-cell>
          <table:table-cell office:value-type="float" office:value="0.00359257364273" calcext:value-type="float">
            <text:p>0.003592573642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337505340576" calcext:value-type="float">
            <text:p>0.00337505340576</text:p>
          </table:table-cell>
          <table:table-cell office:value-type="float" office:value="0.00495386123657" calcext:value-type="float">
            <text:p>0.00495386123657</text:p>
          </table:table-cell>
          <table:table-cell office:value-type="float" office:value="0.00357675409317" calcext:value-type="float">
            <text:p>0.003576754093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331497192383" calcext:value-type="float">
            <text:p>0.00331497192383</text:p>
          </table:table-cell>
          <table:table-cell office:value-type="float" office:value="0.00566291809082" calcext:value-type="float">
            <text:p>0.00566291809082</text:p>
          </table:table-cell>
          <table:table-cell office:value-type="float" office:value="0.00354581451416" calcext:value-type="float">
            <text:p>0.00354581451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4:35:40.896452076</dc:date>
    <meta:editing-duration>PT1M33S</meta:editing-duration>
    <meta:editing-cycles>1</meta:editing-cycles>
    <meta:document-statistic meta:table-count="1" meta:cell-count="1395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51cm" svg:height="13.697cm" xlink:href=".." xlink:type="simple" chart:class="chart:line" chart:style-name="ch1">
        <chart:legend chart:legend-position="end" svg:x="22.16cm" svg:y="6.051cm" style:legend-expansion="high" chart:style-name="ch2"/>
        <chart:plot-area chart:style-name="ch3" table:cell-range-address="3sum_results_means.A1:3sum_results_means.D349" chart:data-source-has-labels="both" svg:x="0.487cm" svg:y="0.273cm" svg:width="21.186cm" svg:height="13.151cm">
          <chartooo:coordinate-region svg:x="1.585cm" svg:y="0.394cm" svg:width="20.088cm" svg:height="12.028cm"/>
          <chart:axis chart:dimension="x" chart:name="primary-x" chart:style-name="ch4" chartooo:axis-type="auto">
            <chartooo:date-scale/>
            <chart:categories table:cell-range-address="3sum_results_means.A2:3sum_results_means.A3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sum_results_means.B2:3sum_results_means.B349" chart:label-cell-address="3sum_results_means.B1:3sum_results_means.B1" chart:class="chart:line">
            <chart:data-point chart:repeated="348"/>
          </chart:series>
          <chart:series chart:style-name="ch7" chart:values-cell-range-address="3sum_results_means.C2:3sum_results_means.C349" chart:label-cell-address="3sum_results_means.C1:3sum_results_means.C1" chart:class="chart:line">
            <chart:data-point chart:repeated="348"/>
          </chart:series>
          <chart:series chart:style-name="ch8" chart:values-cell-range-address="3sum_results_means.D2:3sum_results_means.D349" chart:label-cell-address="3sum_results_means.D1:3sum_results_means.D1" chart:class="chart:line">
            <chart:data-point chart:repeated="3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3sum_results_means.B1:3sum_results_means.B1</svg:desc>
                </draw:g>
              </table:table-cell>
              <table:table-cell office:value-type="string">
                <text:p>max</text:p>
                <draw:g>
                  <svg:desc>3sum_results_means.C1:3sum_results_means.C1</svg:desc>
                </draw:g>
              </table:table-cell>
              <table:table-cell office:value-type="string">
                <text:p>mean</text:p>
                <draw:g>
                  <svg:desc>3sum_results_means.D1:3sum_results_means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3sum_results_means.A2:3sum_results_means.A349</svg:desc>
                </draw:g>
              </table:table-cell>
              <table:table-cell office:value-type="float" office:value="0.0000729560852051">
                <text:p>0.0000729560852051</text:p>
                <draw:g>
                  <svg:desc>3sum_results_means.B2:3sum_results_means.B349</svg:desc>
                </draw:g>
              </table:table-cell>
              <table:table-cell office:value-type="float" office:value="0.000586032867432">
                <text:p>0.000586032867432</text:p>
                <draw:g>
                  <svg:desc>3sum_results_means.C2:3sum_results_means.C349</svg:desc>
                </draw:g>
              </table:table-cell>
              <table:table-cell office:value-type="float" office:value="0.000125525951385">
                <text:p>0.000125525951385</text:p>
                <draw:g>
                  <svg:desc>3sum_results_means.D2:3sum_results_means.D34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689029693604">
                <text:p>0.0000689029693604</text:p>
              </table:table-cell>
              <table:table-cell office:value-type="float" office:value="0.000232219696045">
                <text:p>0.000232219696045</text:p>
              </table:table-cell>
              <table:table-cell office:value-type="float" office:value="0.0000968661308289">
                <text:p>0.00009686613082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698566436768">
                <text:p>0.0000698566436768</text:p>
              </table:table-cell>
              <table:table-cell office:value-type="float" office:value="0.000214099884033">
                <text:p>0.000214099884033</text:p>
              </table:table-cell>
              <table:table-cell office:value-type="float" office:value="0.0000852751731873">
                <text:p>0.00008527517318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889301300049">
                <text:p>0.0000889301300049</text:p>
              </table:table-cell>
              <table:table-cell office:value-type="float" office:value="0.000270128250122">
                <text:p>0.000270128250122</text:p>
              </table:table-cell>
              <table:table-cell office:value-type="float" office:value="0.000121740341187">
                <text:p>0.0001217403411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967979431152">
                <text:p>0.0000967979431152</text:p>
              </table:table-cell>
              <table:table-cell office:value-type="float" office:value="0.000268936157227">
                <text:p>0.000268936157227</text:p>
              </table:table-cell>
              <table:table-cell office:value-type="float" office:value="0.000109067440033">
                <text:p>0.0001090674400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967979431152">
                <text:p>0.0000967979431152</text:p>
              </table:table-cell>
              <table:table-cell office:value-type="float" office:value="0.000427961349487">
                <text:p>0.000427961349487</text:p>
              </table:table-cell>
              <table:table-cell office:value-type="float" office:value="0.000116247177124">
                <text:p>0.0001162471771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979900360107">
                <text:p>0.0000979900360107</text:p>
              </table:table-cell>
              <table:table-cell office:value-type="float" office:value="0.000320911407471">
                <text:p>0.000320911407471</text:p>
              </table:table-cell>
              <table:table-cell office:value-type="float" office:value="0.000108949661255">
                <text:p>0.000108949661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104904174805">
                <text:p>0.000104904174805</text:p>
              </table:table-cell>
              <table:table-cell office:value-type="float" office:value="0.00026798248291">
                <text:p>0.00026798248291</text:p>
              </table:table-cell>
              <table:table-cell office:value-type="float" office:value="0.000119850635529">
                <text:p>0.0001198506355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120878219604">
                <text:p>0.000120878219604</text:p>
              </table:table-cell>
              <table:table-cell office:value-type="float" office:value="0.000400066375732">
                <text:p>0.000400066375732</text:p>
              </table:table-cell>
              <table:table-cell office:value-type="float" office:value="0.000139071941376">
                <text:p>0.0001390719413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126838684082">
                <text:p>0.000126838684082</text:p>
              </table:table-cell>
              <table:table-cell office:value-type="float" office:value="0.000391960144043">
                <text:p>0.000391960144043</text:p>
              </table:table-cell>
              <table:table-cell office:value-type="float" office:value="0.000142868518829">
                <text:p>0.0001428685188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126838684082">
                <text:p>0.000126838684082</text:p>
              </table:table-cell>
              <table:table-cell office:value-type="float" office:value="0.000395059585571">
                <text:p>0.000395059585571</text:p>
              </table:table-cell>
              <table:table-cell office:value-type="float" office:value="0.000142657279968">
                <text:p>0.0001426572799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127792358398">
                <text:p>0.000127792358398</text:p>
              </table:table-cell>
              <table:table-cell office:value-type="float" office:value="0.000354051589966">
                <text:p>0.000354051589966</text:p>
              </table:table-cell>
              <table:table-cell office:value-type="float" office:value="0.000143679618835">
                <text:p>0.0001436796188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13279914856">
                <text:p>0.00013279914856</text:p>
              </table:table-cell>
              <table:table-cell office:value-type="float" office:value="0.00035285949707">
                <text:p>0.00035285949707</text:p>
              </table:table-cell>
              <table:table-cell office:value-type="float" office:value="0.000150667190552">
                <text:p>0.0001506671905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133037567139">
                <text:p>0.000133037567139</text:p>
              </table:table-cell>
              <table:table-cell office:value-type="float" office:value="0.000349998474121">
                <text:p>0.000349998474121</text:p>
              </table:table-cell>
              <table:table-cell office:value-type="float" office:value="0.000149672985077">
                <text:p>0.0001496729850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149011611938">
                <text:p>0.000149011611938</text:p>
              </table:table-cell>
              <table:table-cell office:value-type="float" office:value="0.000341892242432">
                <text:p>0.000341892242432</text:p>
              </table:table-cell>
              <table:table-cell office:value-type="float" office:value="0.000164814472198">
                <text:p>0.0001648144721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17786026001">
                <text:p>0.00017786026001</text:p>
              </table:table-cell>
              <table:table-cell office:value-type="float" office:value="0.000430107116699">
                <text:p>0.000430107116699</text:p>
              </table:table-cell>
              <table:table-cell office:value-type="float" office:value="0.000200523376465">
                <text:p>0.0002005233764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180006027222">
                <text:p>0.000180006027222</text:p>
              </table:table-cell>
              <table:table-cell office:value-type="float" office:value="0.000403165817261">
                <text:p>0.000403165817261</text:p>
              </table:table-cell>
              <table:table-cell office:value-type="float" office:value="0.000195919036865">
                <text:p>0.0001959190368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180959701538">
                <text:p>0.000180959701538</text:p>
              </table:table-cell>
              <table:table-cell office:value-type="float" office:value="0.000417947769165">
                <text:p>0.000417947769165</text:p>
              </table:table-cell>
              <table:table-cell office:value-type="float" office:value="0.00019670343399">
                <text:p>0.000196703433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180959701538">
                <text:p>0.000180959701538</text:p>
              </table:table-cell>
              <table:table-cell office:value-type="float" office:value="0.000380992889404">
                <text:p>0.000380992889404</text:p>
              </table:table-cell>
              <table:table-cell office:value-type="float" office:value="0.000194131374359">
                <text:p>0.0001941313743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180959701538">
                <text:p>0.000180959701538</text:p>
              </table:table-cell>
              <table:table-cell office:value-type="float" office:value="0.000436067581177">
                <text:p>0.000436067581177</text:p>
              </table:table-cell>
              <table:table-cell office:value-type="float" office:value="0.000196426391602">
                <text:p>0.0001964263916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20694732666">
                <text:p>0.00020694732666</text:p>
              </table:table-cell>
              <table:table-cell office:value-type="float" office:value="0.000497102737427">
                <text:p>0.000497102737427</text:p>
              </table:table-cell>
              <table:table-cell office:value-type="float" office:value="0.000229466438293">
                <text:p>0.0002294664382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213146209717">
                <text:p>0.000213146209717</text:p>
              </table:table-cell>
              <table:table-cell office:value-type="float" office:value="0.000549077987671">
                <text:p>0.000549077987671</text:p>
              </table:table-cell>
              <table:table-cell office:value-type="float" office:value="0.000229156970978">
                <text:p>0.0002291569709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22292137146">
                <text:p>0.00022292137146</text:p>
              </table:table-cell>
              <table:table-cell office:value-type="float" office:value="0.000509023666382">
                <text:p>0.000509023666382</text:p>
              </table:table-cell>
              <table:table-cell office:value-type="float" office:value="0.00023942232132">
                <text:p>0.000239422321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22292137146">
                <text:p>0.00022292137146</text:p>
              </table:table-cell>
              <table:table-cell office:value-type="float" office:value="0.000488996505737">
                <text:p>0.000488996505737</text:p>
              </table:table-cell>
              <table:table-cell office:value-type="float" office:value="0.000239942550659">
                <text:p>0.000239942550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223875045776">
                <text:p>0.000223875045776</text:p>
              </table:table-cell>
              <table:table-cell office:value-type="float" office:value="0.000631093978882">
                <text:p>0.000631093978882</text:p>
              </table:table-cell>
              <table:table-cell office:value-type="float" office:value="0.000249722480774">
                <text:p>0.0002497224807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233888626099">
                <text:p>0.000233888626099</text:p>
              </table:table-cell>
              <table:table-cell office:value-type="float" office:value="0.000658988952637">
                <text:p>0.000658988952637</text:p>
              </table:table-cell>
              <table:table-cell office:value-type="float" office:value="0.000263494491577">
                <text:p>0.0002634944915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233888626099">
                <text:p>0.000233888626099</text:p>
              </table:table-cell>
              <table:table-cell office:value-type="float" office:value="0.000751972198486">
                <text:p>0.000751972198486</text:p>
              </table:table-cell>
              <table:table-cell office:value-type="float" office:value="0.000252671718597">
                <text:p>0.000252671718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43902206421">
                <text:p>0.000243902206421</text:p>
              </table:table-cell>
              <table:table-cell office:value-type="float" office:value="0.000545024871826">
                <text:p>0.000545024871826</text:p>
              </table:table-cell>
              <table:table-cell office:value-type="float" office:value="0.000261102199554">
                <text:p>0.0002611021995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244855880737">
                <text:p>0.000244855880737</text:p>
              </table:table-cell>
              <table:table-cell office:value-type="float" office:value="0.000571012496948">
                <text:p>0.000571012496948</text:p>
              </table:table-cell>
              <table:table-cell office:value-type="float" office:value="0.000267838954926">
                <text:p>0.0002678389549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245094299316">
                <text:p>0.000245094299316</text:p>
              </table:table-cell>
              <table:table-cell office:value-type="float" office:value="0.000630140304565">
                <text:p>0.000630140304565</text:p>
              </table:table-cell>
              <table:table-cell office:value-type="float" office:value="0.00026987361908">
                <text:p>0.000269873619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245809555054">
                <text:p>0.000245809555054</text:p>
              </table:table-cell>
              <table:table-cell office:value-type="float" office:value="0.000625133514404">
                <text:p>0.000625133514404</text:p>
              </table:table-cell>
              <table:table-cell office:value-type="float" office:value="0.000266272068024">
                <text:p>0.00026627206802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247001647949">
                <text:p>0.000247001647949</text:p>
              </table:table-cell>
              <table:table-cell office:value-type="float" office:value="0.000783920288086">
                <text:p>0.000783920288086</text:p>
              </table:table-cell>
              <table:table-cell office:value-type="float" office:value="0.000270967960358">
                <text:p>0.0002709679603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266790390015">
                <text:p>0.000266790390015</text:p>
              </table:table-cell>
              <table:table-cell office:value-type="float" office:value="0.000756978988647">
                <text:p>0.000756978988647</text:p>
              </table:table-cell>
              <table:table-cell office:value-type="float" office:value="0.000294193744659">
                <text:p>0.0002941937446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272989273071">
                <text:p>0.000272989273071</text:p>
              </table:table-cell>
              <table:table-cell office:value-type="float" office:value="0.00074315071106">
                <text:p>0.00074315071106</text:p>
              </table:table-cell>
              <table:table-cell office:value-type="float" office:value="0.000297904491425">
                <text:p>0.0002979044914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293970108032">
                <text:p>0.000293970108032</text:p>
              </table:table-cell>
              <table:table-cell office:value-type="float" office:value="0.000735998153687">
                <text:p>0.000735998153687</text:p>
              </table:table-cell>
              <table:table-cell office:value-type="float" office:value="0.000318544864655">
                <text:p>0.0003185448646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310182571411">
                <text:p>0.000310182571411</text:p>
              </table:table-cell>
              <table:table-cell office:value-type="float" office:value="0.00090503692627">
                <text:p>0.00090503692627</text:p>
              </table:table-cell>
              <table:table-cell office:value-type="float" office:value="0.000339003562927">
                <text:p>0.0003390035629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314950942993">
                <text:p>0.000314950942993</text:p>
              </table:table-cell>
              <table:table-cell office:value-type="float" office:value="0.000842094421387">
                <text:p>0.000842094421387</text:p>
              </table:table-cell>
              <table:table-cell office:value-type="float" office:value="0.000341872692108">
                <text:p>0.0003418726921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14950942993">
                <text:p>0.000314950942993</text:p>
              </table:table-cell>
              <table:table-cell office:value-type="float" office:value="0.000817060470581">
                <text:p>0.000817060470581</text:p>
              </table:table-cell>
              <table:table-cell office:value-type="float" office:value="0.000346812725067">
                <text:p>0.0003468127250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31590461731">
                <text:p>0.00031590461731</text:p>
              </table:table-cell>
              <table:table-cell office:value-type="float" office:value="0.000868082046509">
                <text:p>0.000868082046509</text:p>
              </table:table-cell>
              <table:table-cell office:value-type="float" office:value="0.000345982551575">
                <text:p>0.0003459825515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348091125488">
                <text:p>0.000348091125488</text:p>
              </table:table-cell>
              <table:table-cell office:value-type="float" office:value="0.000862836837769">
                <text:p>0.000862836837769</text:p>
              </table:table-cell>
              <table:table-cell office:value-type="float" office:value="0.000373975753784">
                <text:p>0.0003739757537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341176986694">
                <text:p>0.000341176986694</text:p>
              </table:table-cell>
              <table:table-cell office:value-type="float" office:value="0.000796794891357">
                <text:p>0.000796794891357</text:p>
              </table:table-cell>
              <table:table-cell office:value-type="float" office:value="0.000368326187134">
                <text:p>0.0003683261871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342130661011">
                <text:p>0.000342130661011</text:p>
              </table:table-cell>
              <table:table-cell office:value-type="float" office:value="0.000795125961304">
                <text:p>0.000795125961304</text:p>
              </table:table-cell>
              <table:table-cell office:value-type="float" office:value="0.000376044273376">
                <text:p>0.0003760442733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342845916748">
                <text:p>0.000342845916748</text:p>
              </table:table-cell>
              <table:table-cell office:value-type="float" office:value="0.000783920288086">
                <text:p>0.000783920288086</text:p>
              </table:table-cell>
              <table:table-cell office:value-type="float" office:value="0.000369610309601">
                <text:p>0.0003696103096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348806381226">
                <text:p>0.000348806381226</text:p>
              </table:table-cell>
              <table:table-cell office:value-type="float" office:value="0.000814914703369">
                <text:p>0.000814914703369</text:p>
              </table:table-cell>
              <table:table-cell office:value-type="float" office:value="0.000389437198639">
                <text:p>0.00038943719863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349998474121">
                <text:p>0.000349998474121</text:p>
              </table:table-cell>
              <table:table-cell office:value-type="float" office:value="0.000882863998413">
                <text:p>0.000882863998413</text:p>
              </table:table-cell>
              <table:table-cell office:value-type="float" office:value="0.000386689186096">
                <text:p>0.00038668918609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349998474121">
                <text:p>0.000349998474121</text:p>
              </table:table-cell>
              <table:table-cell office:value-type="float" office:value="0.000680923461914">
                <text:p>0.000680923461914</text:p>
              </table:table-cell>
              <table:table-cell office:value-type="float" office:value="0.000373649120331">
                <text:p>0.0003736491203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351905822754">
                <text:p>0.000351905822754</text:p>
              </table:table-cell>
              <table:table-cell office:value-type="float" office:value="0.000692844390869">
                <text:p>0.000692844390869</text:p>
              </table:table-cell>
              <table:table-cell office:value-type="float" office:value="0.000381487846375">
                <text:p>0.000381487846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396966934204">
                <text:p>0.000396966934204</text:p>
              </table:table-cell>
              <table:table-cell office:value-type="float" office:value="0.000821113586426">
                <text:p>0.000821113586426</text:p>
              </table:table-cell>
              <table:table-cell office:value-type="float" office:value="0.000428243637085">
                <text:p>0.0004282436370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383853912354">
                <text:p>0.000383853912354</text:p>
              </table:table-cell>
              <table:table-cell office:value-type="float" office:value="0.000710964202881">
                <text:p>0.000710964202881</text:p>
              </table:table-cell>
              <table:table-cell office:value-type="float" office:value="0.000425167560577">
                <text:p>0.0004251675605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385046005249">
                <text:p>0.000385046005249</text:p>
              </table:table-cell>
              <table:table-cell office:value-type="float" office:value="0.00146698951721">
                <text:p>0.00146698951721</text:p>
              </table:table-cell>
              <table:table-cell office:value-type="float" office:value="0.000420599937439">
                <text:p>0.0004205999374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424861907959">
                <text:p>0.000424861907959</text:p>
              </table:table-cell>
              <table:table-cell office:value-type="float" office:value="0.000873804092407">
                <text:p>0.000873804092407</text:p>
              </table:table-cell>
              <table:table-cell office:value-type="float" office:value="0.000454269886017">
                <text:p>0.0004542698860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42200088501">
                <text:p>0.00042200088501</text:p>
              </table:table-cell>
              <table:table-cell office:value-type="float" office:value="0.000952005386353">
                <text:p>0.000952005386353</text:p>
              </table:table-cell>
              <table:table-cell office:value-type="float" office:value="0.000455051422119">
                <text:p>0.0004550514221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464916229248">
                <text:p>0.000464916229248</text:p>
              </table:table-cell>
              <table:table-cell office:value-type="float" office:value="0.00101017951965">
                <text:p>0.00101017951965</text:p>
              </table:table-cell>
              <table:table-cell office:value-type="float" office:value="0.000501718997955">
                <text:p>0.0005017189979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46181678772">
                <text:p>0.00046181678772</text:p>
              </table:table-cell>
              <table:table-cell office:value-type="float" office:value="0.0013370513916">
                <text:p>0.0013370513916</text:p>
              </table:table-cell>
              <table:table-cell office:value-type="float" office:value="0.000509601593018">
                <text:p>0.0005096015930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460863113403">
                <text:p>0.000460863113403</text:p>
              </table:table-cell>
              <table:table-cell office:value-type="float" office:value="0.000988960266113">
                <text:p>0.000988960266113</text:p>
              </table:table-cell>
              <table:table-cell office:value-type="float" office:value="0.000501430034637">
                <text:p>0.0005014300346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463962554932">
                <text:p>0.000463962554932</text:p>
              </table:table-cell>
              <table:table-cell office:value-type="float" office:value="0.000952005386353">
                <text:p>0.000952005386353</text:p>
              </table:table-cell>
              <table:table-cell office:value-type="float" office:value="0.000499126434326">
                <text:p>0.00049912643432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464916229248">
                <text:p>0.000464916229248</text:p>
              </table:table-cell>
              <table:table-cell office:value-type="float" office:value="0.0010130405426">
                <text:p>0.0010130405426</text:p>
              </table:table-cell>
              <table:table-cell office:value-type="float" office:value="0.000497934341431">
                <text:p>0.0004979343414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466108322144">
                <text:p>0.000466108322144</text:p>
              </table:table-cell>
              <table:table-cell office:value-type="float" office:value="0.00132513046265">
                <text:p>0.00132513046265</text:p>
              </table:table-cell>
              <table:table-cell office:value-type="float" office:value="0.000511435031891">
                <text:p>0.00051143503189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466823577881">
                <text:p>0.000466823577881</text:p>
              </table:table-cell>
              <table:table-cell office:value-type="float" office:value="0.00111985206604">
                <text:p>0.00111985206604</text:p>
              </table:table-cell>
              <table:table-cell office:value-type="float" office:value="0.000502199649811">
                <text:p>0.0005021996498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468969345093">
                <text:p>0.000468969345093</text:p>
              </table:table-cell>
              <table:table-cell office:value-type="float" office:value="0.00134110450745">
                <text:p>0.00134110450745</text:p>
              </table:table-cell>
              <table:table-cell office:value-type="float" office:value="0.00051242351532">
                <text:p>0.000512423515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469923019409">
                <text:p>0.000469923019409</text:p>
              </table:table-cell>
              <table:table-cell office:value-type="float" office:value="0.00123286247253">
                <text:p>0.00123286247253</text:p>
              </table:table-cell>
              <table:table-cell office:value-type="float" office:value="0.000508011817932">
                <text:p>0.0005080118179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53882598877">
                <text:p>0.00053882598877</text:p>
              </table:table-cell>
              <table:table-cell office:value-type="float" office:value="0.00132083892822">
                <text:p>0.00132083892822</text:p>
              </table:table-cell>
              <table:table-cell office:value-type="float" office:value="0.000583355426788">
                <text:p>0.0005833554267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53596496582">
                <text:p>0.00053596496582</text:p>
              </table:table-cell>
              <table:table-cell office:value-type="float" office:value="0.00124096870422">
                <text:p>0.00124096870422</text:p>
              </table:table-cell>
              <table:table-cell office:value-type="float" office:value="0.000579700946808">
                <text:p>0.00057970094680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537872314453">
                <text:p>0.000537872314453</text:p>
              </table:table-cell>
              <table:table-cell office:value-type="float" office:value="0.00114798545837">
                <text:p>0.00114798545837</text:p>
              </table:table-cell>
              <table:table-cell office:value-type="float" office:value="0.000586543560028">
                <text:p>0.0005865435600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540971755981">
                <text:p>0.000540971755981</text:p>
              </table:table-cell>
              <table:table-cell office:value-type="float" office:value="0.00114607810974">
                <text:p>0.00114607810974</text:p>
              </table:table-cell>
              <table:table-cell office:value-type="float" office:value="0.000583327293396">
                <text:p>0.0005833272933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541925430298">
                <text:p>0.000541925430298</text:p>
              </table:table-cell>
              <table:table-cell office:value-type="float" office:value="0.00109195709229">
                <text:p>0.00109195709229</text:p>
              </table:table-cell>
              <table:table-cell office:value-type="float" office:value="0.000577850818634">
                <text:p>0.00057785081863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542879104614">
                <text:p>0.000542879104614</text:p>
              </table:table-cell>
              <table:table-cell office:value-type="float" office:value="0.00117206573486">
                <text:p>0.00117206573486</text:p>
              </table:table-cell>
              <table:table-cell office:value-type="float" office:value="0.000584083080292">
                <text:p>0.0005840830802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549077987671">
                <text:p>0.000549077987671</text:p>
              </table:table-cell>
              <table:table-cell office:value-type="float" office:value="0.00166702270508">
                <text:p>0.00166702270508</text:p>
              </table:table-cell>
              <table:table-cell office:value-type="float" office:value="0.000602738380432">
                <text:p>0.0006027383804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550985336304">
                <text:p>0.000550985336304</text:p>
              </table:table-cell>
              <table:table-cell office:value-type="float" office:value="0.00113606452942">
                <text:p>0.00113606452942</text:p>
              </table:table-cell>
              <table:table-cell office:value-type="float" office:value="0.000592348575592">
                <text:p>0.00059234857559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552892684937">
                <text:p>0.000552892684937</text:p>
              </table:table-cell>
              <table:table-cell office:value-type="float" office:value="0.00096321105957">
                <text:p>0.00096321105957</text:p>
              </table:table-cell>
              <table:table-cell office:value-type="float" office:value="0.00059107208252">
                <text:p>0.0005910720825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554800033569">
                <text:p>0.000554800033569</text:p>
              </table:table-cell>
              <table:table-cell office:value-type="float" office:value="0.00107097625732">
                <text:p>0.00107097625732</text:p>
              </table:table-cell>
              <table:table-cell office:value-type="float" office:value="0.000590970039368">
                <text:p>0.00059097003936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555038452148">
                <text:p>0.000555038452148</text:p>
              </table:table-cell>
              <table:table-cell office:value-type="float" office:value="0.00132393836975">
                <text:p>0.00132393836975</text:p>
              </table:table-cell>
              <table:table-cell office:value-type="float" office:value="0.000602124214172">
                <text:p>0.0006021242141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556945800781">
                <text:p>0.000556945800781</text:p>
              </table:table-cell>
              <table:table-cell office:value-type="float" office:value="0.0010781288147">
                <text:p>0.0010781288147</text:p>
              </table:table-cell>
              <table:table-cell office:value-type="float" office:value="0.000600745677948">
                <text:p>0.00060074567794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56004524231">
                <text:p>0.00056004524231</text:p>
              </table:table-cell>
              <table:table-cell office:value-type="float" office:value="0.000982046127319">
                <text:p>0.000982046127319</text:p>
              </table:table-cell>
              <table:table-cell office:value-type="float" office:value="0.000599557876587">
                <text:p>0.0005995578765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602006912231">
                <text:p>0.000602006912231</text:p>
              </table:table-cell>
              <table:table-cell office:value-type="float" office:value="0.00132203102112">
                <text:p>0.00132203102112</text:p>
              </table:table-cell>
              <table:table-cell office:value-type="float" office:value="0.000655422210693">
                <text:p>0.00065542221069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602006912231">
                <text:p>0.000602006912231</text:p>
              </table:table-cell>
              <table:table-cell office:value-type="float" office:value="0.00142788887024">
                <text:p>0.00142788887024</text:p>
              </table:table-cell>
              <table:table-cell office:value-type="float" office:value="0.000651361465454">
                <text:p>0.0006513614654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60510635376">
                <text:p>0.00060510635376</text:p>
              </table:table-cell>
              <table:table-cell office:value-type="float" office:value="0.00136017799377">
                <text:p>0.00136017799377</text:p>
              </table:table-cell>
              <table:table-cell office:value-type="float" office:value="0.000653659343719">
                <text:p>0.0006536593437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607013702393">
                <text:p>0.000607013702393</text:p>
              </table:table-cell>
              <table:table-cell office:value-type="float" office:value="0.00134801864624">
                <text:p>0.00134801864624</text:p>
              </table:table-cell>
              <table:table-cell office:value-type="float" office:value="0.000667318820953">
                <text:p>0.0006673188209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608205795288">
                <text:p>0.000608205795288</text:p>
              </table:table-cell>
              <table:table-cell office:value-type="float" office:value="0.00133895874023">
                <text:p>0.00133895874023</text:p>
              </table:table-cell>
              <table:table-cell office:value-type="float" office:value="0.000649792194366">
                <text:p>0.0006497921943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722885131836">
                <text:p>0.000722885131836</text:p>
              </table:table-cell>
              <table:table-cell office:value-type="float" office:value="0.00193309783936">
                <text:p>0.00193309783936</text:p>
              </table:table-cell>
              <table:table-cell office:value-type="float" office:value="0.000797008037567">
                <text:p>0.0007970080375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72193145752">
                <text:p>0.00072193145752</text:p>
              </table:table-cell>
              <table:table-cell office:value-type="float" office:value="0.00135397911072">
                <text:p>0.00135397911072</text:p>
              </table:table-cell>
              <table:table-cell office:value-type="float" office:value="0.000778492450714">
                <text:p>0.0007784924507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724077224731">
                <text:p>0.000724077224731</text:p>
              </table:table-cell>
              <table:table-cell office:value-type="float" office:value="0.00167798995972">
                <text:p>0.00167798995972</text:p>
              </table:table-cell>
              <table:table-cell office:value-type="float" office:value="0.000774411678314">
                <text:p>0.00077441167831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727891921997">
                <text:p>0.000727891921997</text:p>
              </table:table-cell>
              <table:table-cell office:value-type="float" office:value="0.00136685371399">
                <text:p>0.00136685371399</text:p>
              </table:table-cell>
              <table:table-cell office:value-type="float" office:value="0.000781774044037">
                <text:p>0.00078177404403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736951828003">
                <text:p>0.000736951828003</text:p>
              </table:table-cell>
              <table:table-cell office:value-type="float" office:value="0.00135588645935">
                <text:p>0.00135588645935</text:p>
              </table:table-cell>
              <table:table-cell office:value-type="float" office:value="0.000781875610352">
                <text:p>0.00078187561035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738143920898">
                <text:p>0.000738143920898</text:p>
              </table:table-cell>
              <table:table-cell office:value-type="float" office:value="0.00144100189209">
                <text:p>0.00144100189209</text:p>
              </table:table-cell>
              <table:table-cell office:value-type="float" office:value="0.000791306495667">
                <text:p>0.00079130649566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657796859741">
                <text:p>0.000657796859741</text:p>
              </table:table-cell>
              <table:table-cell office:value-type="float" office:value="0.00141000747681">
                <text:p>0.00141000747681</text:p>
              </table:table-cell>
              <table:table-cell office:value-type="float" office:value="0.000712985515594">
                <text:p>0.00071298551559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65803527832">
                <text:p>0.00065803527832</text:p>
              </table:table-cell>
              <table:table-cell office:value-type="float" office:value="0.0013279914856">
                <text:p>0.0013279914856</text:p>
              </table:table-cell>
              <table:table-cell office:value-type="float" office:value="0.00070641708374">
                <text:p>0.000706417083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658988952637">
                <text:p>0.000658988952637</text:p>
              </table:table-cell>
              <table:table-cell office:value-type="float" office:value="0.00132298469543">
                <text:p>0.00132298469543</text:p>
              </table:table-cell>
              <table:table-cell office:value-type="float" office:value="0.000707547664642">
                <text:p>0.00070754766464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663042068481">
                <text:p>0.000663042068481</text:p>
              </table:table-cell>
              <table:table-cell office:value-type="float" office:value="0.00127196311951">
                <text:p>0.00127196311951</text:p>
              </table:table-cell>
              <table:table-cell office:value-type="float" office:value="0.00071299123764">
                <text:p>0.0007129912376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662803649902">
                <text:p>0.000662803649902</text:p>
              </table:table-cell>
              <table:table-cell office:value-type="float" office:value="0.00121402740479">
                <text:p>0.00121402740479</text:p>
              </table:table-cell>
              <table:table-cell office:value-type="float" office:value="0.000715792179108">
                <text:p>0.00071579217910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663995742798">
                <text:p>0.000663995742798</text:p>
              </table:table-cell>
              <table:table-cell office:value-type="float" office:value="0.00130295753479">
                <text:p>0.00130295753479</text:p>
              </table:table-cell>
              <table:table-cell office:value-type="float" office:value="0.00071880531311">
                <text:p>0.0007188053131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667810440063">
                <text:p>0.000667810440063</text:p>
              </table:table-cell>
              <table:table-cell office:value-type="float" office:value="0.00151991844177">
                <text:p>0.00151991844177</text:p>
              </table:table-cell>
              <table:table-cell office:value-type="float" office:value="0.000719169616699">
                <text:p>0.0007191696166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665903091431">
                <text:p>0.000665903091431</text:p>
              </table:table-cell>
              <table:table-cell office:value-type="float" office:value="0.00132918357849">
                <text:p>0.00132918357849</text:p>
              </table:table-cell>
              <table:table-cell office:value-type="float" office:value="0.000720090389252">
                <text:p>0.0007200903892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669002532959">
                <text:p>0.000669002532959</text:p>
              </table:table-cell>
              <table:table-cell office:value-type="float" office:value="0.00130796432495">
                <text:p>0.00130796432495</text:p>
              </table:table-cell>
              <table:table-cell office:value-type="float" office:value="0.000723339557648">
                <text:p>0.00072333955764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67400932312">
                <text:p>0.00067400932312</text:p>
              </table:table-cell>
              <table:table-cell office:value-type="float" office:value="0.00205993652344">
                <text:p>0.00205993652344</text:p>
              </table:table-cell>
              <table:table-cell office:value-type="float" office:value="0.000723720550537">
                <text:p>0.00072372055053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67400932312">
                <text:p>0.00067400932312</text:p>
              </table:table-cell>
              <table:table-cell office:value-type="float" office:value="0.00131297111511">
                <text:p>0.00131297111511</text:p>
              </table:table-cell>
              <table:table-cell office:value-type="float" office:value="0.000719236850739">
                <text:p>0.00071923685073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674962997437">
                <text:p>0.000674962997437</text:p>
              </table:table-cell>
              <table:table-cell office:value-type="float" office:value="0.00163912773132">
                <text:p>0.00163912773132</text:p>
              </table:table-cell>
              <table:table-cell office:value-type="float" office:value="0.000726934432983">
                <text:p>0.0007269344329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677824020386">
                <text:p>0.000677824020386</text:p>
              </table:table-cell>
              <table:table-cell office:value-type="float" office:value="0.0013861656189">
                <text:p>0.0013861656189</text:p>
              </table:table-cell>
              <table:table-cell office:value-type="float" office:value="0.000728857040405">
                <text:p>0.00072885704040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678062438965">
                <text:p>0.000678062438965</text:p>
              </table:table-cell>
              <table:table-cell office:value-type="float" office:value="0.00135087966919">
                <text:p>0.00135087966919</text:p>
              </table:table-cell>
              <table:table-cell office:value-type="float" office:value="0.000723501205444">
                <text:p>0.0007235012054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838994979858">
                <text:p>0.000838994979858</text:p>
              </table:table-cell>
              <table:table-cell office:value-type="float" office:value="0.0021550655365">
                <text:p>0.0021550655365</text:p>
              </table:table-cell>
              <table:table-cell office:value-type="float" office:value="0.000902649402618">
                <text:p>0.00090264940261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739812850952">
                <text:p>0.000739812850952</text:p>
              </table:table-cell>
              <table:table-cell office:value-type="float" office:value="0.00177216529846">
                <text:p>0.00177216529846</text:p>
              </table:table-cell>
              <table:table-cell office:value-type="float" office:value="0.000804531574249">
                <text:p>0.00080453157424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741004943848">
                <text:p>0.000741004943848</text:p>
              </table:table-cell>
              <table:table-cell office:value-type="float" office:value="0.00150680541992">
                <text:p>0.00150680541992</text:p>
              </table:table-cell>
              <table:table-cell office:value-type="float" office:value="0.000793646335602">
                <text:p>0.00079364633560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808000564575">
                <text:p>0.000808000564575</text:p>
              </table:table-cell>
              <table:table-cell office:value-type="float" office:value="0.00182485580444">
                <text:p>0.00182485580444</text:p>
              </table:table-cell>
              <table:table-cell office:value-type="float" office:value="0.000862057685852">
                <text:p>0.00086205768585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808954238892">
                <text:p>0.000808954238892</text:p>
              </table:table-cell>
              <table:table-cell office:value-type="float" office:value="0.00149703025818">
                <text:p>0.00149703025818</text:p>
              </table:table-cell>
              <table:table-cell office:value-type="float" office:value="0.000863283157349">
                <text:p>0.00086328315734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81205368042">
                <text:p>0.00081205368042</text:p>
              </table:table-cell>
              <table:table-cell office:value-type="float" office:value="0.00135087966919">
                <text:p>0.00135087966919</text:p>
              </table:table-cell>
              <table:table-cell office:value-type="float" office:value="0.000868550777435">
                <text:p>0.00086855077743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815868377686">
                <text:p>0.000815868377686</text:p>
              </table:table-cell>
              <table:table-cell office:value-type="float" office:value="0.00134205818176">
                <text:p>0.00134205818176</text:p>
              </table:table-cell>
              <table:table-cell office:value-type="float" office:value="0.000869578361511">
                <text:p>0.0008695783615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817060470581">
                <text:p>0.000817060470581</text:p>
              </table:table-cell>
              <table:table-cell office:value-type="float" office:value="0.00138306617737">
                <text:p>0.00138306617737</text:p>
              </table:table-cell>
              <table:table-cell office:value-type="float" office:value="0.000876343727112">
                <text:p>0.0008763437271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818014144897">
                <text:p>0.000818014144897</text:p>
              </table:table-cell>
              <table:table-cell office:value-type="float" office:value="0.00133013725281">
                <text:p>0.00133013725281</text:p>
              </table:table-cell>
              <table:table-cell office:value-type="float" office:value="0.000874468803406">
                <text:p>0.00087446880340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822067260742">
                <text:p>0.000822067260742</text:p>
              </table:table-cell>
              <table:table-cell office:value-type="float" office:value="0.0015389919281">
                <text:p>0.0015389919281</text:p>
              </table:table-cell>
              <table:table-cell office:value-type="float" office:value="0.000883630275726">
                <text:p>0.00088363027572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860929489136">
                <text:p>0.000860929489136</text:p>
              </table:table-cell>
              <table:table-cell office:value-type="float" office:value="0.00197196006775">
                <text:p>0.00197196006775</text:p>
              </table:table-cell>
              <table:table-cell office:value-type="float" office:value="0.000920947551727">
                <text:p>0.0009209475517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863075256348">
                <text:p>0.000863075256348</text:p>
              </table:table-cell>
              <table:table-cell office:value-type="float" office:value="0.00179696083069">
                <text:p>0.00179696083069</text:p>
              </table:table-cell>
              <table:table-cell office:value-type="float" office:value="0.000929038047791">
                <text:p>0.0009290380477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86498260498">
                <text:p>0.00086498260498</text:p>
              </table:table-cell>
              <table:table-cell office:value-type="float" office:value="0.00193905830383">
                <text:p>0.00193905830383</text:p>
              </table:table-cell>
              <table:table-cell office:value-type="float" office:value="0.000924169540405">
                <text:p>0.0009241695404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86784362793">
                <text:p>0.00086784362793</text:p>
              </table:table-cell>
              <table:table-cell office:value-type="float" office:value="0.00182008743286">
                <text:p>0.00182008743286</text:p>
              </table:table-cell>
              <table:table-cell office:value-type="float" office:value="0.000929687023163">
                <text:p>0.00092968702316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870227813721">
                <text:p>0.000870227813721</text:p>
              </table:table-cell>
              <table:table-cell office:value-type="float" office:value="0.00141787528992">
                <text:p>0.00141787528992</text:p>
              </table:table-cell>
              <table:table-cell office:value-type="float" office:value="0.000928450584412">
                <text:p>0.00092845058441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872850418091">
                <text:p>0.000872850418091</text:p>
              </table:table-cell>
              <table:table-cell office:value-type="float" office:value="0.00152087211609">
                <text:p>0.00152087211609</text:p>
              </table:table-cell>
              <table:table-cell office:value-type="float" office:value="0.00092157125473">
                <text:p>0.0009215712547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887155532837">
                <text:p>0.000887155532837</text:p>
              </table:table-cell>
              <table:table-cell office:value-type="float" office:value="0.00164198875427">
                <text:p>0.00164198875427</text:p>
              </table:table-cell>
              <table:table-cell office:value-type="float" office:value="0.000950333118439">
                <text:p>0.00095033311843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117087364197">
                <text:p>0.00117087364197</text:p>
              </table:table-cell>
              <table:table-cell office:value-type="float" office:value="0.00220394134521">
                <text:p>0.00220394134521</text:p>
              </table:table-cell>
              <table:table-cell office:value-type="float" office:value="0.00124997854233">
                <text:p>0.001249978542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17111206055">
                <text:p>0.00117111206055</text:p>
              </table:table-cell>
              <table:table-cell office:value-type="float" office:value="0.00199294090271">
                <text:p>0.00199294090271</text:p>
              </table:table-cell>
              <table:table-cell office:value-type="float" office:value="0.00124501657486">
                <text:p>0.0012450165748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11739730835">
                <text:p>0.0011739730835</text:p>
              </table:table-cell>
              <table:table-cell office:value-type="float" office:value="0.00200891494751">
                <text:p>0.00200891494751</text:p>
              </table:table-cell>
              <table:table-cell office:value-type="float" office:value="0.00125711536407">
                <text:p>0.0012571153640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117993354797">
                <text:p>0.00117993354797</text:p>
              </table:table-cell>
              <table:table-cell office:value-type="float" office:value="0.00186586380005">
                <text:p>0.00186586380005</text:p>
              </table:table-cell>
              <table:table-cell office:value-type="float" office:value="0.00125013208389">
                <text:p>0.0012501320838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118184089661">
                <text:p>0.00118184089661</text:p>
              </table:table-cell>
              <table:table-cell office:value-type="float" office:value="0.00224208831787">
                <text:p>0.00224208831787</text:p>
              </table:table-cell>
              <table:table-cell office:value-type="float" office:value="0.00126300048828">
                <text:p>0.0012630004882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118398666382">
                <text:p>0.00118398666382</text:p>
              </table:table-cell>
              <table:table-cell office:value-type="float" office:value="0.00203204154968">
                <text:p>0.00203204154968</text:p>
              </table:table-cell>
              <table:table-cell office:value-type="float" office:value="0.00126470470428">
                <text:p>0.0012647047042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957012176514">
                <text:p>0.000957012176514</text:p>
              </table:table-cell>
              <table:table-cell office:value-type="float" office:value="0.00173091888428">
                <text:p>0.00173091888428</text:p>
              </table:table-cell>
              <table:table-cell office:value-type="float" office:value="0.00103577661514">
                <text:p>0.0010357766151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959873199463">
                <text:p>0.000959873199463</text:p>
              </table:table-cell>
              <table:table-cell office:value-type="float" office:value="0.00184917449951">
                <text:p>0.00184917449951</text:p>
              </table:table-cell>
              <table:table-cell office:value-type="float" office:value="0.00102475643158">
                <text:p>0.0010247564315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962018966675">
                <text:p>0.000962018966675</text:p>
              </table:table-cell>
              <table:table-cell office:value-type="float" office:value="0.00196003913879">
                <text:p>0.00196003913879</text:p>
              </table:table-cell>
              <table:table-cell office:value-type="float" office:value="0.00102441835403">
                <text:p>0.001024418354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967979431152">
                <text:p>0.000967979431152</text:p>
              </table:table-cell>
              <table:table-cell office:value-type="float" office:value="0.00199294090271">
                <text:p>0.00199294090271</text:p>
              </table:table-cell>
              <table:table-cell office:value-type="float" office:value="0.00103382110596">
                <text:p>0.0010338211059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968933105469">
                <text:p>0.000968933105469</text:p>
              </table:table-cell>
              <table:table-cell office:value-type="float" office:value="0.00163102149963">
                <text:p>0.00163102149963</text:p>
              </table:table-cell>
              <table:table-cell office:value-type="float" office:value="0.00103652429581">
                <text:p>0.001036524295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969886779785">
                <text:p>0.000969886779785</text:p>
              </table:table-cell>
              <table:table-cell office:value-type="float" office:value="0.00175380706787">
                <text:p>0.00175380706787</text:p>
              </table:table-cell>
              <table:table-cell office:value-type="float" office:value="0.00104995632172">
                <text:p>0.0010499563217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976085662842">
                <text:p>0.000976085662842</text:p>
              </table:table-cell>
              <table:table-cell office:value-type="float" office:value="0.00145888328552">
                <text:p>0.00145888328552</text:p>
              </table:table-cell>
              <table:table-cell office:value-type="float" office:value="0.0010315489769">
                <text:p>0.001031548976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978946685791">
                <text:p>0.000978946685791</text:p>
              </table:table-cell>
              <table:table-cell office:value-type="float" office:value="0.00168085098267">
                <text:p>0.00168085098267</text:p>
              </table:table-cell>
              <table:table-cell office:value-type="float" office:value="0.00104979085922">
                <text:p>0.0010497908592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982999801636">
                <text:p>0.000982999801636</text:p>
              </table:table-cell>
              <table:table-cell office:value-type="float" office:value="0.00169992446899">
                <text:p>0.00169992446899</text:p>
              </table:table-cell>
              <table:table-cell office:value-type="float" office:value="0.00104804229736">
                <text:p>0.0010480422973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98705291748">
                <text:p>0.00098705291748</text:p>
              </table:table-cell>
              <table:table-cell office:value-type="float" office:value="0.00178694725037">
                <text:p>0.00178694725037</text:p>
              </table:table-cell>
              <table:table-cell office:value-type="float" office:value="0.0010601606369">
                <text:p>0.001060160636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104999542236">
                <text:p>0.00104999542236</text:p>
              </table:table-cell>
              <table:table-cell office:value-type="float" office:value="0.00212502479553">
                <text:p>0.00212502479553</text:p>
              </table:table-cell>
              <table:table-cell office:value-type="float" office:value="0.00112493610382">
                <text:p>0.0011249361038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106596946716">
                <text:p>0.00106596946716</text:p>
              </table:table-cell>
              <table:table-cell office:value-type="float" office:value="0.00188899040222">
                <text:p>0.00188899040222</text:p>
              </table:table-cell>
              <table:table-cell office:value-type="float" office:value="0.00114008903503">
                <text:p>0.0011400890350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106978416443">
                <text:p>0.00106978416443</text:p>
              </table:table-cell>
              <table:table-cell office:value-type="float" office:value="0.00176405906677">
                <text:p>0.00176405906677</text:p>
              </table:table-cell>
              <table:table-cell office:value-type="float" office:value="0.00114342927933">
                <text:p>0.0011434292793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119614601135">
                <text:p>0.00119614601135</text:p>
              </table:table-cell>
              <table:table-cell office:value-type="float" office:value="0.00233817100525">
                <text:p>0.00233817100525</text:p>
              </table:table-cell>
              <table:table-cell office:value-type="float" office:value="0.00127031850815">
                <text:p>0.0012703185081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11990070343">
                <text:p>0.0011990070343</text:p>
              </table:table-cell>
              <table:table-cell office:value-type="float" office:value="0.00233888626099">
                <text:p>0.00233888626099</text:p>
              </table:table-cell>
              <table:table-cell office:value-type="float" office:value="0.00127331733704">
                <text:p>0.001273317337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20210647583">
                <text:p>0.00120210647583</text:p>
              </table:table-cell>
              <table:table-cell office:value-type="float" office:value="0.00236988067627">
                <text:p>0.00236988067627</text:p>
              </table:table-cell>
              <table:table-cell office:value-type="float" office:value="0.00129382181168">
                <text:p>0.0012938218116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111794471741">
                <text:p>0.00111794471741</text:p>
              </table:table-cell>
              <table:table-cell office:value-type="float" office:value="0.002357006073">
                <text:p>0.002357006073</text:p>
              </table:table-cell>
              <table:table-cell office:value-type="float" office:value="0.00120661449432">
                <text:p>0.0012066144943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111889839172">
                <text:p>0.00111889839172</text:p>
              </table:table-cell>
              <table:table-cell office:value-type="float" office:value="0.00267791748047">
                <text:p>0.00267791748047</text:p>
              </table:table-cell>
              <table:table-cell office:value-type="float" office:value="0.00120157766342">
                <text:p>0.001201577663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112295150757">
                <text:p>0.00112295150757</text:p>
              </table:table-cell>
              <table:table-cell office:value-type="float" office:value="0.00203204154968">
                <text:p>0.00203204154968</text:p>
              </table:table-cell>
              <table:table-cell office:value-type="float" office:value="0.00120305252075">
                <text:p>0.0012030525207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11248588562">
                <text:p>0.0011248588562</text:p>
              </table:table-cell>
              <table:table-cell office:value-type="float" office:value="0.00200796127319">
                <text:p>0.00200796127319</text:p>
              </table:table-cell>
              <table:table-cell office:value-type="float" office:value="0.001203125">
                <text:p>0.0012031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12199783325">
                <text:p>0.00112199783325</text:p>
              </table:table-cell>
              <table:table-cell office:value-type="float" office:value="0.00195002555847">
                <text:p>0.00195002555847</text:p>
              </table:table-cell>
              <table:table-cell office:value-type="float" office:value="0.00120128297806">
                <text:p>0.0012012829780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11260509491">
                <text:p>0.0011260509491</text:p>
              </table:table-cell>
              <table:table-cell office:value-type="float" office:value="0.00198793411255">
                <text:p>0.00198793411255</text:p>
              </table:table-cell>
              <table:table-cell office:value-type="float" office:value="0.00119874095917">
                <text:p>0.0011987409591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112891197205">
                <text:p>0.00112891197205</text:p>
              </table:table-cell>
              <table:table-cell office:value-type="float" office:value="0.00190186500549">
                <text:p>0.00190186500549</text:p>
              </table:table-cell>
              <table:table-cell office:value-type="float" office:value="0.00120184850693">
                <text:p>0.0012018485069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113105773926">
                <text:p>0.00113105773926</text:p>
              </table:table-cell>
              <table:table-cell office:value-type="float" office:value="0.00191593170166">
                <text:p>0.00191593170166</text:p>
              </table:table-cell>
              <table:table-cell office:value-type="float" office:value="0.00120318698883">
                <text:p>0.0012031869888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113487243652">
                <text:p>0.00113487243652</text:p>
              </table:table-cell>
              <table:table-cell office:value-type="float" office:value="0.00195384025574">
                <text:p>0.00195384025574</text:p>
              </table:table-cell>
              <table:table-cell office:value-type="float" office:value="0.00121216583252">
                <text:p>0.001212165832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13892555237">
                <text:p>0.00113892555237</text:p>
              </table:table-cell>
              <table:table-cell office:value-type="float" office:value="0.0028088092804">
                <text:p>0.0028088092804</text:p>
              </table:table-cell>
              <table:table-cell office:value-type="float" office:value="0.00122107505798">
                <text:p>0.0012210750579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11420249939">
                <text:p>0.0011420249939</text:p>
              </table:table-cell>
              <table:table-cell office:value-type="float" office:value="0.00169992446899">
                <text:p>0.00169992446899</text:p>
              </table:table-cell>
              <table:table-cell office:value-type="float" office:value="0.00120686006546">
                <text:p>0.0012068600654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114583969116">
                <text:p>0.00114583969116</text:p>
              </table:table-cell>
              <table:table-cell office:value-type="float" office:value="0.00216698646545">
                <text:p>0.00216698646545</text:p>
              </table:table-cell>
              <table:table-cell office:value-type="float" office:value="0.00122238779068">
                <text:p>0.0012223877906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114607810974">
                <text:p>0.00114607810974</text:p>
              </table:table-cell>
              <table:table-cell office:value-type="float" office:value="0.00209903717041">
                <text:p>0.00209903717041</text:p>
              </table:table-cell>
              <table:table-cell office:value-type="float" office:value="0.00122581863403">
                <text:p>0.0012258186340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114798545837">
                <text:p>0.00114798545837</text:p>
              </table:table-cell>
              <table:table-cell office:value-type="float" office:value="0.00191211700439">
                <text:p>0.00191211700439</text:p>
              </table:table-cell>
              <table:table-cell office:value-type="float" office:value="0.00122689628601">
                <text:p>0.0012268962860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115394592285">
                <text:p>0.00115394592285</text:p>
              </table:table-cell>
              <table:table-cell office:value-type="float" office:value="0.00205016136169">
                <text:p>0.00205016136169</text:p>
              </table:table-cell>
              <table:table-cell office:value-type="float" office:value="0.00123396015167">
                <text:p>0.0012339601516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11568069458">
                <text:p>0.0011568069458</text:p>
              </table:table-cell>
              <table:table-cell office:value-type="float" office:value="0.0020740032196">
                <text:p>0.0020740032196</text:p>
              </table:table-cell>
              <table:table-cell office:value-type="float" office:value="0.00123224925995">
                <text:p>0.0012322492599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156903266907">
                <text:p>0.00156903266907</text:p>
              </table:table-cell>
              <table:table-cell office:value-type="float" office:value="0.00275802612305">
                <text:p>0.00275802612305</text:p>
              </table:table-cell>
              <table:table-cell office:value-type="float" office:value="0.00168545675278">
                <text:p>0.0016854567527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157713890076">
                <text:p>0.00157713890076</text:p>
              </table:table-cell>
              <table:table-cell office:value-type="float" office:value="0.00251197814941">
                <text:p>0.00251197814941</text:p>
              </table:table-cell>
              <table:table-cell office:value-type="float" office:value="0.00167695903778">
                <text:p>0.0016769590377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122690200806">
                <text:p>0.00122690200806</text:p>
              </table:table-cell>
              <table:table-cell office:value-type="float" office:value="0.00243711471558">
                <text:p>0.00243711471558</text:p>
              </table:table-cell>
              <table:table-cell office:value-type="float" office:value="0.00132126665115">
                <text:p>0.001321266651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2309551239">
                <text:p>0.0012309551239</text:p>
              </table:table-cell>
              <table:table-cell office:value-type="float" office:value="0.00235104560852">
                <text:p>0.00235104560852</text:p>
              </table:table-cell>
              <table:table-cell office:value-type="float" office:value="0.0013116402626">
                <text:p>0.001311640262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123691558838">
                <text:p>0.00123691558838</text:p>
              </table:table-cell>
              <table:table-cell office:value-type="float" office:value="0.00241613388062">
                <text:p>0.00241613388062</text:p>
              </table:table-cell>
              <table:table-cell office:value-type="float" office:value="0.00131872701645">
                <text:p>0.0013187270164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165700912476">
                <text:p>0.00165700912476</text:p>
              </table:table-cell>
              <table:table-cell office:value-type="float" office:value="0.00328493118286">
                <text:p>0.00328493118286</text:p>
              </table:table-cell>
              <table:table-cell office:value-type="float" office:value="0.00177436065674">
                <text:p>0.0017743606567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166296958923">
                <text:p>0.00166296958923</text:p>
              </table:table-cell>
              <table:table-cell office:value-type="float" office:value="0.0025520324707">
                <text:p>0.0025520324707</text:p>
              </table:table-cell>
              <table:table-cell office:value-type="float" office:value="0.00176632833481">
                <text:p>0.0017663283348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166797637939">
                <text:p>0.00166797637939</text:p>
              </table:table-cell>
              <table:table-cell office:value-type="float" office:value="0.00279211997986">
                <text:p>0.00279211997986</text:p>
              </table:table-cell>
              <table:table-cell office:value-type="float" office:value="0.00178006505966">
                <text:p>0.0017800650596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166797637939">
                <text:p>0.00166797637939</text:p>
              </table:table-cell>
              <table:table-cell office:value-type="float" office:value="0.00292110443115">
                <text:p>0.00292110443115</text:p>
              </table:table-cell>
              <table:table-cell office:value-type="float" office:value="0.00176856136322">
                <text:p>0.0017685613632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167179107666">
                <text:p>0.00167179107666</text:p>
              </table:table-cell>
              <table:table-cell office:value-type="float" office:value="0.00248408317566">
                <text:p>0.00248408317566</text:p>
              </table:table-cell>
              <table:table-cell office:value-type="float" office:value="0.00176627349854">
                <text:p>0.0017662734985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167608261108">
                <text:p>0.00167608261108</text:p>
              </table:table-cell>
              <table:table-cell office:value-type="float" office:value="0.0029559135437">
                <text:p>0.0029559135437</text:p>
              </table:table-cell>
              <table:table-cell office:value-type="float" office:value="0.00177035665512">
                <text:p>0.0017703566551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167798995972">
                <text:p>0.00167798995972</text:p>
              </table:table-cell>
              <table:table-cell office:value-type="float" office:value="0.00345206260681">
                <text:p>0.00345206260681</text:p>
              </table:table-cell>
              <table:table-cell office:value-type="float" office:value="0.00178654766083">
                <text:p>0.0017865476608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142288208008">
                <text:p>0.00142288208008</text:p>
              </table:table-cell>
              <table:table-cell office:value-type="float" office:value="0.00274300575256">
                <text:p>0.00274300575256</text:p>
              </table:table-cell>
              <table:table-cell office:value-type="float" office:value="0.00151416778564">
                <text:p>0.0015141677856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142598152161">
                <text:p>0.00142598152161</text:p>
              </table:table-cell>
              <table:table-cell office:value-type="float" office:value="0.00307106971741">
                <text:p>0.00307106971741</text:p>
              </table:table-cell>
              <table:table-cell office:value-type="float" office:value="0.00152283239365">
                <text:p>0.0015228323936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142884254456">
                <text:p>0.00142884254456</text:p>
              </table:table-cell>
              <table:table-cell office:value-type="float" office:value="0.0026171207428">
                <text:p>0.0026171207428</text:p>
              </table:table-cell>
              <table:table-cell office:value-type="float" office:value="0.0015307559967">
                <text:p>0.001530755996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134992599487">
                <text:p>0.00134992599487</text:p>
              </table:table-cell>
              <table:table-cell office:value-type="float" office:value="0.00279498100281">
                <text:p>0.00279498100281</text:p>
              </table:table-cell>
              <table:table-cell office:value-type="float" office:value="0.00145715999603">
                <text:p>0.001457159996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135493278503">
                <text:p>0.00135493278503</text:p>
              </table:table-cell>
              <table:table-cell office:value-type="float" office:value="0.0031099319458">
                <text:p>0.0031099319458</text:p>
              </table:table-cell>
              <table:table-cell office:value-type="float" office:value="0.00144630241394">
                <text:p>0.0014463024139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135684013367">
                <text:p>0.00135684013367</text:p>
              </table:table-cell>
              <table:table-cell office:value-type="float" office:value="0.00263714790344">
                <text:p>0.00263714790344</text:p>
              </table:table-cell>
              <table:table-cell office:value-type="float" office:value="0.001455493927">
                <text:p>0.00145549392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136089324951">
                <text:p>0.00136089324951</text:p>
              </table:table-cell>
              <table:table-cell office:value-type="float" office:value="0.00275301933289">
                <text:p>0.00275301933289</text:p>
              </table:table-cell>
              <table:table-cell office:value-type="float" office:value="0.00144709825516">
                <text:p>0.0014470982551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136494636536">
                <text:p>0.00136494636536</text:p>
              </table:table-cell>
              <table:table-cell office:value-type="float" office:value="0.00272512435913">
                <text:p>0.00272512435913</text:p>
              </table:table-cell>
              <table:table-cell office:value-type="float" office:value="0.00146026182175">
                <text:p>0.0014602618217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135898590088">
                <text:p>0.00135898590088</text:p>
              </table:table-cell>
              <table:table-cell office:value-type="float" office:value="0.00272607803345">
                <text:p>0.00272607803345</text:p>
              </table:table-cell>
              <table:table-cell office:value-type="float" office:value="0.00144898557663">
                <text:p>0.0014489855766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142693519592">
                <text:p>0.00142693519592</text:p>
              </table:table-cell>
              <table:table-cell office:value-type="float" office:value="0.00289988517761">
                <text:p>0.00289988517761</text:p>
              </table:table-cell>
              <table:table-cell office:value-type="float" office:value="0.00153777551651">
                <text:p>0.001537775516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142812728882">
                <text:p>0.00142812728882</text:p>
              </table:table-cell>
              <table:table-cell office:value-type="float" office:value="0.00259780883789">
                <text:p>0.00259780883789</text:p>
              </table:table-cell>
              <table:table-cell office:value-type="float" office:value="0.00152185297012">
                <text:p>0.001521852970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141215324402">
                <text:p>0.00141215324402</text:p>
              </table:table-cell>
              <table:table-cell office:value-type="float" office:value="0.00213193893433">
                <text:p>0.00213193893433</text:p>
              </table:table-cell>
              <table:table-cell office:value-type="float" office:value="0.00149862861633">
                <text:p>0.0014986286163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14169216156">
                <text:p>0.0014169216156</text:p>
              </table:table-cell>
              <table:table-cell office:value-type="float" office:value="0.00278401374817">
                <text:p>0.00278401374817</text:p>
              </table:table-cell>
              <table:table-cell office:value-type="float" office:value="0.00150482940674">
                <text:p>0.0015048294067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142192840576">
                <text:p>0.00142192840576</text:p>
              </table:table-cell>
              <table:table-cell office:value-type="float" office:value="0.00214886665344">
                <text:p>0.00214886665344</text:p>
              </table:table-cell>
              <table:table-cell office:value-type="float" office:value="0.00151146793365">
                <text:p>0.0015114679336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142383575439">
                <text:p>0.00142383575439</text:p>
              </table:table-cell>
              <table:table-cell office:value-type="float" office:value="0.00254583358765">
                <text:p>0.00254583358765</text:p>
              </table:table-cell>
              <table:table-cell office:value-type="float" office:value="0.00150838565826">
                <text:p>0.0015083856582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152397155762">
                <text:p>0.00152397155762</text:p>
              </table:table-cell>
              <table:table-cell office:value-type="float" office:value="0.00267910957336">
                <text:p>0.00267910957336</text:p>
              </table:table-cell>
              <table:table-cell office:value-type="float" office:value="0.0016255440712">
                <text:p>0.001625544071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152683258057">
                <text:p>0.00152683258057</text:p>
              </table:table-cell>
              <table:table-cell office:value-type="float" office:value="0.00246405601501">
                <text:p>0.00246405601501</text:p>
              </table:table-cell>
              <table:table-cell office:value-type="float" office:value="0.00161595249176">
                <text:p>0.0016159524917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152707099915">
                <text:p>0.00152707099915</text:p>
              </table:table-cell>
              <table:table-cell office:value-type="float" office:value="0.00273895263672">
                <text:p>0.00273895263672</text:p>
              </table:table-cell>
              <table:table-cell office:value-type="float" office:value="0.00163361978531">
                <text:p>0.001633619785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152921676636">
                <text:p>0.00152921676636</text:p>
              </table:table-cell>
              <table:table-cell office:value-type="float" office:value="0.00255680084229">
                <text:p>0.00255680084229</text:p>
              </table:table-cell>
              <table:table-cell office:value-type="float" office:value="0.00163340806961">
                <text:p>0.0016334080696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15389919281">
                <text:p>0.0015389919281</text:p>
              </table:table-cell>
              <table:table-cell office:value-type="float" office:value="0.00269889831543">
                <text:p>0.00269889831543</text:p>
              </table:table-cell>
              <table:table-cell office:value-type="float" office:value="0.00163030862808">
                <text:p>0.0016303086280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154280662537">
                <text:p>0.00154280662537</text:p>
              </table:table-cell>
              <table:table-cell office:value-type="float" office:value="0.00349807739258">
                <text:p>0.00349807739258</text:p>
              </table:table-cell>
              <table:table-cell office:value-type="float" office:value="0.00167964601517">
                <text:p>0.001679646015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175285339355">
                <text:p>0.00175285339355</text:p>
              </table:table-cell>
              <table:table-cell office:value-type="float" office:value="0.00357890129089">
                <text:p>0.00357890129089</text:p>
              </table:table-cell>
              <table:table-cell office:value-type="float" office:value="0.00187308359146">
                <text:p>0.0018730835914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158190727234">
                <text:p>0.00158190727234</text:p>
              </table:table-cell>
              <table:table-cell office:value-type="float" office:value="0.00277996063232">
                <text:p>0.00277996063232</text:p>
              </table:table-cell>
              <table:table-cell office:value-type="float" office:value="0.00169133758545">
                <text:p>0.001691337585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8405303955">
                <text:p>0.00158405303955</text:p>
              </table:table-cell>
              <table:table-cell office:value-type="float" office:value="0.00320291519165">
                <text:p>0.00320291519165</text:p>
              </table:table-cell>
              <table:table-cell office:value-type="float" office:value="0.00169878101349">
                <text:p>0.0016987810134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158882141113">
                <text:p>0.00158882141113</text:p>
              </table:table-cell>
              <table:table-cell office:value-type="float" office:value="0.00247311592102">
                <text:p>0.00247311592102</text:p>
              </table:table-cell>
              <table:table-cell office:value-type="float" office:value="0.00169327926636">
                <text:p>0.0016932792663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159192085266">
                <text:p>0.00159192085266</text:p>
              </table:table-cell>
              <table:table-cell office:value-type="float" office:value="0.00316596031189">
                <text:p>0.00316596031189</text:p>
              </table:table-cell>
              <table:table-cell office:value-type="float" office:value="0.00169688796997">
                <text:p>0.0016968879699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159597396851">
                <text:p>0.00159597396851</text:p>
              </table:table-cell>
              <table:table-cell office:value-type="float" office:value="0.00270199775696">
                <text:p>0.00270199775696</text:p>
              </table:table-cell>
              <table:table-cell office:value-type="float" office:value="0.00170059776306">
                <text:p>0.0017005977630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159978866577">
                <text:p>0.00159978866577</text:p>
              </table:table-cell>
              <table:table-cell office:value-type="float" office:value="0.00269985198975">
                <text:p>0.00269985198975</text:p>
              </table:table-cell>
              <table:table-cell office:value-type="float" office:value="0.00171716117859">
                <text:p>0.0017171611785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160098075867">
                <text:p>0.00160098075867</text:p>
              </table:table-cell>
              <table:table-cell office:value-type="float" office:value="0.00254702568054">
                <text:p>0.00254702568054</text:p>
              </table:table-cell>
              <table:table-cell office:value-type="float" office:value="0.00170510864258">
                <text:p>0.0017051086425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160694122314">
                <text:p>0.00160694122314</text:p>
              </table:table-cell>
              <table:table-cell office:value-type="float" office:value="0.00269103050232">
                <text:p>0.00269103050232</text:p>
              </table:table-cell>
              <table:table-cell office:value-type="float" office:value="0.00171104001999">
                <text:p>0.00171104001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161218643188">
                <text:p>0.00161218643188</text:p>
              </table:table-cell>
              <table:table-cell office:value-type="float" office:value="0.00319790840149">
                <text:p>0.00319790840149</text:p>
              </table:table-cell>
              <table:table-cell office:value-type="float" office:value="0.00172227954865">
                <text:p>0.001722279548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61504745483">
                <text:p>0.00161504745483</text:p>
              </table:table-cell>
              <table:table-cell office:value-type="float" office:value="0.00322699546814">
                <text:p>0.00322699546814</text:p>
              </table:table-cell>
              <table:table-cell office:value-type="float" office:value="0.00172365856171">
                <text:p>0.0017236585617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162196159363">
                <text:p>0.00162196159363</text:p>
              </table:table-cell>
              <table:table-cell office:value-type="float" office:value="0.0025839805603">
                <text:p>0.0025839805603</text:p>
              </table:table-cell>
              <table:table-cell office:value-type="float" office:value="0.0017384147644">
                <text:p>0.001738414764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162601470947">
                <text:p>0.00162601470947</text:p>
              </table:table-cell>
              <table:table-cell office:value-type="float" office:value="0.00247001647949">
                <text:p>0.00247001647949</text:p>
              </table:table-cell>
              <table:table-cell office:value-type="float" office:value="0.00172647857666">
                <text:p>0.0017264785766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163006782532">
                <text:p>0.00163006782532</text:p>
              </table:table-cell>
              <table:table-cell office:value-type="float" office:value="0.00240898132324">
                <text:p>0.00240898132324</text:p>
              </table:table-cell>
              <table:table-cell office:value-type="float" office:value="0.00173583173752">
                <text:p>0.0017358317375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166201591492">
                <text:p>0.00166201591492</text:p>
              </table:table-cell>
              <table:table-cell office:value-type="float" office:value="0.00248003005981">
                <text:p>0.00248003005981</text:p>
              </table:table-cell>
              <table:table-cell office:value-type="float" office:value="0.00175805425644">
                <text:p>0.0017580542564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166296958923">
                <text:p>0.00166296958923</text:p>
              </table:table-cell>
              <table:table-cell office:value-type="float" office:value="0.00273489952087">
                <text:p>0.00273489952087</text:p>
              </table:table-cell>
              <table:table-cell office:value-type="float" office:value="0.00176724481583">
                <text:p>0.0017672448158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166988372803">
                <text:p>0.00166988372803</text:p>
              </table:table-cell>
              <table:table-cell office:value-type="float" office:value="0.00241303443909">
                <text:p>0.00241303443909</text:p>
              </table:table-cell>
              <table:table-cell office:value-type="float" office:value="0.00177490711212">
                <text:p>0.0017749071121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179982185364">
                <text:p>0.00179982185364</text:p>
              </table:table-cell>
              <table:table-cell office:value-type="float" office:value="0.00252914428711">
                <text:p>0.00252914428711</text:p>
              </table:table-cell>
              <table:table-cell office:value-type="float" office:value="0.00191548299789">
                <text:p>0.0019154829978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180602073669">
                <text:p>0.00180602073669</text:p>
              </table:table-cell>
              <table:table-cell office:value-type="float" office:value="0.00254487991333">
                <text:p>0.00254487991333</text:p>
              </table:table-cell>
              <table:table-cell office:value-type="float" office:value="0.00191442775726">
                <text:p>0.0019144277572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180816650391">
                <text:p>0.00180816650391</text:p>
              </table:table-cell>
              <table:table-cell office:value-type="float" office:value="0.00342297554016">
                <text:p>0.00342297554016</text:p>
              </table:table-cell>
              <table:table-cell office:value-type="float" office:value="0.00192119836807">
                <text:p>0.001921198368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18138885498">
                <text:p>0.0018138885498</text:p>
              </table:table-cell>
              <table:table-cell office:value-type="float" office:value="0.00271582603455">
                <text:p>0.00271582603455</text:p>
              </table:table-cell>
              <table:table-cell office:value-type="float" office:value="0.00193418550491">
                <text:p>0.0019341855049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182008743286">
                <text:p>0.00182008743286</text:p>
              </table:table-cell>
              <table:table-cell office:value-type="float" office:value="0.00266408920288">
                <text:p>0.00266408920288</text:p>
              </table:table-cell>
              <table:table-cell office:value-type="float" office:value="0.00193549108505">
                <text:p>0.0019354910850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265693664551">
                <text:p>0.00265693664551</text:p>
              </table:table-cell>
              <table:table-cell office:value-type="float" office:value="0.00393509864807">
                <text:p>0.00393509864807</text:p>
              </table:table-cell>
              <table:table-cell office:value-type="float" office:value="0.0028383140564">
                <text:p>0.002838314056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265884399414">
                <text:p>0.00265884399414</text:p>
              </table:table-cell>
              <table:table-cell office:value-type="float" office:value="0.00366997718811">
                <text:p>0.00366997718811</text:p>
              </table:table-cell>
              <table:table-cell office:value-type="float" office:value="0.0028445892334">
                <text:p>0.00284458923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266194343567">
                <text:p>0.00266194343567</text:p>
              </table:table-cell>
              <table:table-cell office:value-type="float" office:value="0.00374102592468">
                <text:p>0.00374102592468</text:p>
              </table:table-cell>
              <table:table-cell office:value-type="float" office:value="0.00281612491608">
                <text:p>0.0028161249160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266885757446">
                <text:p>0.00266885757446</text:p>
              </table:table-cell>
              <table:table-cell office:value-type="float" office:value="0.00380396842957">
                <text:p>0.00380396842957</text:p>
              </table:table-cell>
              <table:table-cell office:value-type="float" office:value="0.00282837724686">
                <text:p>0.0028283772468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267219543457">
                <text:p>0.00267219543457</text:p>
              </table:table-cell>
              <table:table-cell office:value-type="float" office:value="0.00373291969299">
                <text:p>0.00373291969299</text:p>
              </table:table-cell>
              <table:table-cell office:value-type="float" office:value="0.00283727693558">
                <text:p>0.0028372769355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196003913879">
                <text:p>0.00196003913879</text:p>
              </table:table-cell>
              <table:table-cell office:value-type="float" office:value="0.0029149055481">
                <text:p>0.0029149055481</text:p>
              </table:table-cell>
              <table:table-cell office:value-type="float" office:value="0.00208938074112">
                <text:p>0.0020893807411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196194648743">
                <text:p>0.00196194648743</text:p>
              </table:table-cell>
              <table:table-cell office:value-type="float" office:value="0.0031840801239">
                <text:p>0.0031840801239</text:p>
              </table:table-cell>
              <table:table-cell office:value-type="float" office:value="0.00210330581665">
                <text:p>0.0021033058166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196814537048">
                <text:p>0.00196814537048</text:p>
              </table:table-cell>
              <table:table-cell office:value-type="float" office:value="0.00319814682007">
                <text:p>0.00319814682007</text:p>
              </table:table-cell>
              <table:table-cell office:value-type="float" office:value="0.00210105419159">
                <text:p>0.002101054191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19748210907">
                <text:p>0.0019748210907</text:p>
              </table:table-cell>
              <table:table-cell office:value-type="float" office:value="0.00316786766052">
                <text:p>0.00316786766052</text:p>
              </table:table-cell>
              <table:table-cell office:value-type="float" office:value="0.0021139330864">
                <text:p>0.002113933086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197887420654">
                <text:p>0.00197887420654</text:p>
              </table:table-cell>
              <table:table-cell office:value-type="float" office:value="0.00289702415466">
                <text:p>0.00289702415466</text:p>
              </table:table-cell>
              <table:table-cell office:value-type="float" office:value="0.00210317897797">
                <text:p>0.0021031789779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197792053223">
                <text:p>0.00197792053223</text:p>
              </table:table-cell>
              <table:table-cell office:value-type="float" office:value="0.00362491607666">
                <text:p>0.00362491607666</text:p>
              </table:table-cell>
              <table:table-cell office:value-type="float" office:value="0.00210355806351">
                <text:p>0.0021035580635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198602676392">
                <text:p>0.00198602676392</text:p>
              </table:table-cell>
              <table:table-cell office:value-type="float" office:value="0.00306487083435">
                <text:p>0.00306487083435</text:p>
              </table:table-cell>
              <table:table-cell office:value-type="float" office:value="0.00211422729492">
                <text:p>0.0021142272949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199103355408">
                <text:p>0.00199103355408</text:p>
              </table:table-cell>
              <table:table-cell office:value-type="float" office:value="0.00313591957092">
                <text:p>0.00313591957092</text:p>
              </table:table-cell>
              <table:table-cell office:value-type="float" office:value="0.00211580705643">
                <text:p>0.0021158070564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199103355408">
                <text:p>0.00199103355408</text:p>
              </table:table-cell>
              <table:table-cell office:value-type="float" office:value="0.00379014015198">
                <text:p>0.00379014015198</text:p>
              </table:table-cell>
              <table:table-cell office:value-type="float" office:value="0.0021146979332">
                <text:p>0.002114697933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199890136719">
                <text:p>0.00199890136719</text:p>
              </table:table-cell>
              <table:table-cell office:value-type="float" office:value="0.0045440196991">
                <text:p>0.0045440196991</text:p>
              </table:table-cell>
              <table:table-cell office:value-type="float" office:value="0.00214237117767">
                <text:p>0.0021423711776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19998550415">
                <text:p>0.0019998550415</text:p>
              </table:table-cell>
              <table:table-cell office:value-type="float" office:value="0.00502705574036">
                <text:p>0.00502705574036</text:p>
              </table:table-cell>
              <table:table-cell office:value-type="float" office:value="0.00214635324478">
                <text:p>0.0021463532447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198698043823">
                <text:p>0.00198698043823</text:p>
              </table:table-cell>
              <table:table-cell office:value-type="float" office:value="0.00386786460876">
                <text:p>0.00386786460876</text:p>
              </table:table-cell>
              <table:table-cell office:value-type="float" office:value="0.00212915182114">
                <text:p>0.0021291518211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199508666992">
                <text:p>0.00199508666992</text:p>
              </table:table-cell>
              <table:table-cell office:value-type="float" office:value="0.00333499908447">
                <text:p>0.00333499908447</text:p>
              </table:table-cell>
              <table:table-cell office:value-type="float" office:value="0.00212879896164">
                <text:p>0.0021287989616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200009346008">
                <text:p>0.00200009346008</text:p>
              </table:table-cell>
              <table:table-cell office:value-type="float" office:value="0.0034511089325">
                <text:p>0.0034511089325</text:p>
              </table:table-cell>
              <table:table-cell office:value-type="float" office:value="0.00214527511597">
                <text:p>0.0021452751159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200200080872">
                <text:p>0.00200200080872</text:p>
              </table:table-cell>
              <table:table-cell office:value-type="float" office:value="0.00313591957092">
                <text:p>0.00313591957092</text:p>
              </table:table-cell>
              <table:table-cell office:value-type="float" office:value="0.0021396727562">
                <text:p>0.002139672756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201082229614">
                <text:p>0.00201082229614</text:p>
              </table:table-cell>
              <table:table-cell office:value-type="float" office:value="0.00284194946289">
                <text:p>0.00284194946289</text:p>
              </table:table-cell>
              <table:table-cell office:value-type="float" office:value="0.00214798927307">
                <text:p>0.0021479892730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20158290863">
                <text:p>0.0020158290863</text:p>
              </table:table-cell>
              <table:table-cell office:value-type="float" office:value="0.00299382209778">
                <text:p>0.00299382209778</text:p>
              </table:table-cell>
              <table:table-cell office:value-type="float" office:value="0.00214610004425">
                <text:p>0.0021461000442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201916694641">
                <text:p>0.00201916694641</text:p>
              </table:table-cell>
              <table:table-cell office:value-type="float" office:value="0.00336408615112">
                <text:p>0.00336408615112</text:p>
              </table:table-cell>
              <table:table-cell office:value-type="float" office:value="0.00215127706528">
                <text:p>0.0021512770652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07893753052">
                <text:p>0.00307893753052</text:p>
              </table:table-cell>
              <table:table-cell office:value-type="float" office:value="0.00565505027771">
                <text:p>0.00565505027771</text:p>
              </table:table-cell>
              <table:table-cell office:value-type="float" office:value="0.00329377031326">
                <text:p>0.0032937703132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08203697205">
                <text:p>0.00308203697205</text:p>
              </table:table-cell>
              <table:table-cell office:value-type="float" office:value="0.0047390460968">
                <text:p>0.0047390460968</text:p>
              </table:table-cell>
              <table:table-cell office:value-type="float" office:value="0.00325908041">
                <text:p>0.0032590804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08704376221">
                <text:p>0.00308704376221</text:p>
              </table:table-cell>
              <table:table-cell office:value-type="float" office:value="0.0057590007782">
                <text:p>0.0057590007782</text:p>
              </table:table-cell>
              <table:table-cell office:value-type="float" office:value="0.00328045701981">
                <text:p>0.0032804570198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309109687805">
                <text:p>0.00309109687805</text:p>
              </table:table-cell>
              <table:table-cell office:value-type="float" office:value="0.0044219493866">
                <text:p>0.0044219493866</text:p>
              </table:table-cell>
              <table:table-cell office:value-type="float" office:value="0.00327788257599">
                <text:p>0.003277882575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084897995">
                <text:p>0.003084897995</text:p>
              </table:table-cell>
              <table:table-cell office:value-type="float" office:value="0.00451517105103">
                <text:p>0.00451517105103</text:p>
              </table:table-cell>
              <table:table-cell office:value-type="float" office:value="0.00325143527985">
                <text:p>0.003251435279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08895111084">
                <text:p>0.00308895111084</text:p>
              </table:table-cell>
              <table:table-cell office:value-type="float" office:value="0.00428605079651">
                <text:p>0.00428605079651</text:p>
              </table:table-cell>
              <table:table-cell office:value-type="float" office:value="0.00327665758133">
                <text:p>0.0032766575813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309610366821">
                <text:p>0.00309610366821</text:p>
              </table:table-cell>
              <table:table-cell office:value-type="float" office:value="0.00450301170349">
                <text:p>0.00450301170349</text:p>
              </table:table-cell>
              <table:table-cell office:value-type="float" office:value="0.00326493930817">
                <text:p>0.0032649393081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309705734253">
                <text:p>0.00309705734253</text:p>
              </table:table-cell>
              <table:table-cell office:value-type="float" office:value="0.00410604476929">
                <text:p>0.00410604476929</text:p>
              </table:table-cell>
              <table:table-cell office:value-type="float" office:value="0.00328182077408">
                <text:p>0.0032818207740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10206413269">
                <text:p>0.00310206413269</text:p>
              </table:table-cell>
              <table:table-cell office:value-type="float" office:value="0.00395512580872">
                <text:p>0.00395512580872</text:p>
              </table:table-cell>
              <table:table-cell office:value-type="float" office:value="0.00326843976974">
                <text:p>0.0032684397697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10683250427">
                <text:p>0.00310683250427</text:p>
              </table:table-cell>
              <table:table-cell office:value-type="float" office:value="0.0044379234314">
                <text:p>0.0044379234314</text:p>
              </table:table-cell>
              <table:table-cell office:value-type="float" office:value="0.00329487037659">
                <text:p>0.0032948703765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219917297363">
                <text:p>0.00219917297363</text:p>
              </table:table-cell>
              <table:table-cell office:value-type="float" office:value="0.00334000587463">
                <text:p>0.00334000587463</text:p>
              </table:table-cell>
              <table:table-cell office:value-type="float" office:value="0.00234697246552">
                <text:p>0.0023469724655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220608711243">
                <text:p>0.00220608711243</text:p>
              </table:table-cell>
              <table:table-cell office:value-type="float" office:value="0.00330877304077">
                <text:p>0.00330877304077</text:p>
              </table:table-cell>
              <table:table-cell office:value-type="float" office:value="0.0023434548378">
                <text:p>0.002343454837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221109390259">
                <text:p>0.00221109390259</text:p>
              </table:table-cell>
              <table:table-cell office:value-type="float" office:value="0.00347113609314">
                <text:p>0.00347113609314</text:p>
              </table:table-cell>
              <table:table-cell office:value-type="float" office:value="0.00235919332504">
                <text:p>0.0023591933250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221705436707">
                <text:p>0.00221705436707</text:p>
              </table:table-cell>
              <table:table-cell office:value-type="float" office:value="0.00367093086243">
                <text:p>0.00367093086243</text:p>
              </table:table-cell>
              <table:table-cell office:value-type="float" office:value="0.00235999155045">
                <text:p>0.0023599915504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222110748291">
                <text:p>0.00222110748291</text:p>
              </table:table-cell>
              <table:table-cell office:value-type="float" office:value="0.00344896316528">
                <text:p>0.00344896316528</text:p>
              </table:table-cell>
              <table:table-cell office:value-type="float" office:value="0.00235662555695">
                <text:p>0.002356625556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223803520203">
                <text:p>0.00223803520203</text:p>
              </table:table-cell>
              <table:table-cell office:value-type="float" office:value="0.00347900390625">
                <text:p>0.00347900390625</text:p>
              </table:table-cell>
              <table:table-cell office:value-type="float" office:value="0.00237259197235">
                <text:p>0.0023725919723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224304199219">
                <text:p>0.00224304199219</text:p>
              </table:table-cell>
              <table:table-cell office:value-type="float" office:value="0.00333714485168">
                <text:p>0.00333714485168</text:p>
              </table:table-cell>
              <table:table-cell office:value-type="float" office:value="0.00238215923309">
                <text:p>0.0023821592330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224900245667">
                <text:p>0.00224900245667</text:p>
              </table:table-cell>
              <table:table-cell office:value-type="float" office:value="0.00336289405823">
                <text:p>0.00336289405823</text:p>
              </table:table-cell>
              <table:table-cell office:value-type="float" office:value="0.00237792062759">
                <text:p>0.0023779206275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225591659546">
                <text:p>0.00225591659546</text:p>
              </table:table-cell>
              <table:table-cell office:value-type="float" office:value="0.00312805175781">
                <text:p>0.00312805175781</text:p>
              </table:table-cell>
              <table:table-cell office:value-type="float" office:value="0.00238419628143">
                <text:p>0.0023841962814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227403640747">
                <text:p>0.00227403640747</text:p>
              </table:table-cell>
              <table:table-cell office:value-type="float" office:value="0.00334501266479">
                <text:p>0.00334501266479</text:p>
              </table:table-cell>
              <table:table-cell office:value-type="float" office:value="0.00240684556961">
                <text:p>0.0024068455696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227618217468">
                <text:p>0.00227618217468</text:p>
              </table:table-cell>
              <table:table-cell office:value-type="float" office:value="0.00311398506165">
                <text:p>0.00311398506165</text:p>
              </table:table-cell>
              <table:table-cell office:value-type="float" office:value="0.00242278003693">
                <text:p>0.002422780036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228095054626">
                <text:p>0.00228095054626</text:p>
              </table:table-cell>
              <table:table-cell office:value-type="float" office:value="0.0033130645752">
                <text:p>0.0033130645752</text:p>
              </table:table-cell>
              <table:table-cell office:value-type="float" office:value="0.00242818498611">
                <text:p>0.0024281849861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228500366211">
                <text:p>0.00228500366211</text:p>
              </table:table-cell>
              <table:table-cell office:value-type="float" office:value="0.00335001945496">
                <text:p>0.00335001945496</text:p>
              </table:table-cell>
              <table:table-cell office:value-type="float" office:value="0.0024234662056">
                <text:p>0.002423466205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228786468506">
                <text:p>0.00228786468506</text:p>
              </table:table-cell>
              <table:table-cell office:value-type="float" office:value="0.00375699996948">
                <text:p>0.00375699996948</text:p>
              </table:table-cell>
              <table:table-cell office:value-type="float" office:value="0.0024454460144">
                <text:p>0.002445446014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229501724243">
                <text:p>0.00229501724243</text:p>
              </table:table-cell>
              <table:table-cell office:value-type="float" office:value="0.00349998474121">
                <text:p>0.00349998474121</text:p>
              </table:table-cell>
              <table:table-cell office:value-type="float" office:value="0.00242550611496">
                <text:p>0.0024255061149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230193138123">
                <text:p>0.00230193138123</text:p>
              </table:table-cell>
              <table:table-cell office:value-type="float" office:value="0.00344681739807">
                <text:p>0.00344681739807</text:p>
              </table:table-cell>
              <table:table-cell office:value-type="float" office:value="0.00242711257935">
                <text:p>0.0024271125793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230598449707">
                <text:p>0.00230598449707</text:p>
              </table:table-cell>
              <table:table-cell office:value-type="float" office:value="0.00335907936096">
                <text:p>0.00335907936096</text:p>
              </table:table-cell>
              <table:table-cell office:value-type="float" office:value="0.00243744754791">
                <text:p>0.0024374475479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347805023193">
                <text:p>0.00347805023193</text:p>
              </table:table-cell>
              <table:table-cell office:value-type="float" office:value="0.00492000579834">
                <text:p>0.00492000579834</text:p>
              </table:table-cell>
              <table:table-cell office:value-type="float" office:value="0.00366462659836">
                <text:p>0.0036646265983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347995758057">
                <text:p>0.00347995758057</text:p>
              </table:table-cell>
              <table:table-cell office:value-type="float" office:value="0.00477814674377">
                <text:p>0.00477814674377</text:p>
              </table:table-cell>
              <table:table-cell office:value-type="float" office:value="0.0036843624115">
                <text:p>0.003684362411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348591804504">
                <text:p>0.00348591804504</text:p>
              </table:table-cell>
              <table:table-cell office:value-type="float" office:value="0.00519394874573">
                <text:p>0.00519394874573</text:p>
              </table:table-cell>
              <table:table-cell office:value-type="float" office:value="0.00369201040268">
                <text:p>0.0036920104026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236201286316">
                <text:p>0.00236201286316</text:p>
              </table:table-cell>
              <table:table-cell office:value-type="float" office:value="0.00349998474121">
                <text:p>0.00349998474121</text:p>
              </table:table-cell>
              <table:table-cell office:value-type="float" office:value="0.00249225854874">
                <text:p>0.0024922585487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236415863037">
                <text:p>0.00236415863037</text:p>
              </table:table-cell>
              <table:table-cell office:value-type="float" office:value="0.00517201423645">
                <text:p>0.00517201423645</text:p>
              </table:table-cell>
              <table:table-cell office:value-type="float" office:value="0.00253443670273">
                <text:p>0.0025344367027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236082077026">
                <text:p>0.00236082077026</text:p>
              </table:table-cell>
              <table:table-cell office:value-type="float" office:value="0.0036461353302">
                <text:p>0.0036461353302</text:p>
              </table:table-cell>
              <table:table-cell office:value-type="float" office:value="0.00250137424469">
                <text:p>0.0025013742446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237202644348">
                <text:p>0.00237202644348</text:p>
              </table:table-cell>
              <table:table-cell office:value-type="float" office:value="0.00385212898254">
                <text:p>0.00385212898254</text:p>
              </table:table-cell>
              <table:table-cell office:value-type="float" office:value="0.00251527166367">
                <text:p>0.0025152716636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273299217224">
                <text:p>0.00273299217224</text:p>
              </table:table-cell>
              <table:table-cell office:value-type="float" office:value="0.00412702560425">
                <text:p>0.00412702560425</text:p>
              </table:table-cell>
              <table:table-cell office:value-type="float" office:value="0.00289965963364">
                <text:p>0.002899659633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274991989136">
                <text:p>0.00274991989136</text:p>
              </table:table-cell>
              <table:table-cell office:value-type="float" office:value="0.00422883033752">
                <text:p>0.00422883033752</text:p>
              </table:table-cell>
              <table:table-cell office:value-type="float" office:value="0.00292949390411">
                <text:p>0.0029294939041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27449131012">
                <text:p>0.0027449131012</text:p>
              </table:table-cell>
              <table:table-cell office:value-type="float" office:value="0.00597810745239">
                <text:p>0.00597810745239</text:p>
              </table:table-cell>
              <table:table-cell office:value-type="float" office:value="0.00295875835419">
                <text:p>0.0029587583541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27449131012">
                <text:p>0.0027449131012</text:p>
              </table:table-cell>
              <table:table-cell office:value-type="float" office:value="0.00485992431641">
                <text:p>0.00485992431641</text:p>
              </table:table-cell>
              <table:table-cell office:value-type="float" office:value="0.00292788791656">
                <text:p>0.0029278879165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277209281921">
                <text:p>0.00277209281921</text:p>
              </table:table-cell>
              <table:table-cell office:value-type="float" office:value="0.00440812110901">
                <text:p>0.00440812110901</text:p>
              </table:table-cell>
              <table:table-cell office:value-type="float" office:value="0.00295428609848">
                <text:p>0.0029542860984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276398658752">
                <text:p>0.00276398658752</text:p>
              </table:table-cell>
              <table:table-cell office:value-type="float" office:value="0.00433492660522">
                <text:p>0.00433492660522</text:p>
              </table:table-cell>
              <table:table-cell office:value-type="float" office:value="0.00293678569794">
                <text:p>0.0029367856979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276494026184">
                <text:p>0.00276494026184</text:p>
              </table:table-cell>
              <table:table-cell office:value-type="float" office:value="0.00420594215393">
                <text:p>0.00420594215393</text:p>
              </table:table-cell>
              <table:table-cell office:value-type="float" office:value="0.00293895816803">
                <text:p>0.0029389581680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278615951538">
                <text:p>0.00278615951538</text:p>
              </table:table-cell>
              <table:table-cell office:value-type="float" office:value="0.00424909591675">
                <text:p>0.00424909591675</text:p>
              </table:table-cell>
              <table:table-cell office:value-type="float" office:value="0.0029584236145">
                <text:p>0.002958423614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277709960938">
                <text:p>0.00277709960938</text:p>
              </table:table-cell>
              <table:table-cell office:value-type="float" office:value="0.00434613227844">
                <text:p>0.00434613227844</text:p>
              </table:table-cell>
              <table:table-cell office:value-type="float" office:value="0.00296987533569">
                <text:p>0.002969875335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277400016785">
                <text:p>0.00277400016785</text:p>
              </table:table-cell>
              <table:table-cell office:value-type="float" office:value="0.00449991226196">
                <text:p>0.00449991226196</text:p>
              </table:table-cell>
              <table:table-cell office:value-type="float" office:value="0.00295237112045">
                <text:p>0.0029523711204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271606445312">
                <text:p>0.00271606445312</text:p>
              </table:table-cell>
              <table:table-cell office:value-type="float" office:value="0.00369811058044">
                <text:p>0.00369811058044</text:p>
              </table:table-cell>
              <table:table-cell office:value-type="float" office:value="0.00287995910645">
                <text:p>0.002879959106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270986557007">
                <text:p>0.00270986557007</text:p>
              </table:table-cell>
              <table:table-cell office:value-type="float" office:value="0.00414419174194">
                <text:p>0.00414419174194</text:p>
              </table:table-cell>
              <table:table-cell office:value-type="float" office:value="0.00287509918213">
                <text:p>0.0028750991821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27129650116">
                <text:p>0.0027129650116</text:p>
              </table:table-cell>
              <table:table-cell office:value-type="float" office:value="0.00475597381592">
                <text:p>0.00475597381592</text:p>
              </table:table-cell>
              <table:table-cell office:value-type="float" office:value="0.00289685153961">
                <text:p>0.0028968515396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273489952087">
                <text:p>0.00273489952087</text:p>
              </table:table-cell>
              <table:table-cell office:value-type="float" office:value="0.0042359828949">
                <text:p>0.0042359828949</text:p>
              </table:table-cell>
              <table:table-cell office:value-type="float" office:value="0.00290265130997">
                <text:p>0.0029026513099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272798538208">
                <text:p>0.00272798538208</text:p>
              </table:table-cell>
              <table:table-cell office:value-type="float" office:value="0.00383996963501">
                <text:p>0.00383996963501</text:p>
              </table:table-cell>
              <table:table-cell office:value-type="float" office:value="0.00289386081696">
                <text:p>0.002893860816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272417068481">
                <text:p>0.00272417068481</text:p>
              </table:table-cell>
              <table:table-cell office:value-type="float" office:value="0.00402092933655">
                <text:p>0.00402092933655</text:p>
              </table:table-cell>
              <table:table-cell office:value-type="float" office:value="0.00289138746262">
                <text:p>0.0028913874626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275683403015">
                <text:p>0.00275683403015</text:p>
              </table:table-cell>
              <table:table-cell office:value-type="float" office:value="0.0040168762207">
                <text:p>0.0040168762207</text:p>
              </table:table-cell>
              <table:table-cell office:value-type="float" office:value="0.00290668010712">
                <text:p>0.0029066801071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260806083679">
                <text:p>0.00260806083679</text:p>
              </table:table-cell>
              <table:table-cell office:value-type="float" office:value="0.00367999076843">
                <text:p>0.00367999076843</text:p>
              </table:table-cell>
              <table:table-cell office:value-type="float" office:value="0.00276235103607">
                <text:p>0.0027623510360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261282920837">
                <text:p>0.00261282920837</text:p>
              </table:table-cell>
              <table:table-cell office:value-type="float" office:value="0.00366497039795">
                <text:p>0.00366497039795</text:p>
              </table:table-cell>
              <table:table-cell office:value-type="float" office:value="0.00278457927704">
                <text:p>0.0027845792770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264000892639">
                <text:p>0.00264000892639</text:p>
              </table:table-cell>
              <table:table-cell office:value-type="float" office:value="0.00423192977905">
                <text:p>0.00423192977905</text:p>
              </table:table-cell>
              <table:table-cell office:value-type="float" office:value="0.00280175828934">
                <text:p>0.002801758289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262689590454">
                <text:p>0.00262689590454</text:p>
              </table:table-cell>
              <table:table-cell office:value-type="float" office:value="0.00467896461487">
                <text:p>0.00467896461487</text:p>
              </table:table-cell>
              <table:table-cell office:value-type="float" office:value="0.0027892780304">
                <text:p>0.00278927803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262904167175">
                <text:p>0.00262904167175</text:p>
              </table:table-cell>
              <table:table-cell office:value-type="float" office:value="0.00410199165344">
                <text:p>0.00410199165344</text:p>
              </table:table-cell>
              <table:table-cell office:value-type="float" office:value="0.0028013253212">
                <text:p>0.002801325321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265502929688">
                <text:p>0.00265502929688</text:p>
              </table:table-cell>
              <table:table-cell office:value-type="float" office:value="0.00441908836365">
                <text:p>0.00441908836365</text:p>
              </table:table-cell>
              <table:table-cell office:value-type="float" office:value="0.00283721494675">
                <text:p>0.0028372149467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263786315918">
                <text:p>0.00263786315918</text:p>
              </table:table-cell>
              <table:table-cell office:value-type="float" office:value="0.00409913063049">
                <text:p>0.00409913063049</text:p>
              </table:table-cell>
              <table:table-cell office:value-type="float" office:value="0.00281676340103">
                <text:p>0.0028167634010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264000892639">
                <text:p>0.00264000892639</text:p>
              </table:table-cell>
              <table:table-cell office:value-type="float" office:value="0.00343203544617">
                <text:p>0.00343203544617</text:p>
              </table:table-cell>
              <table:table-cell office:value-type="float" office:value="0.00280181789398">
                <text:p>0.0028018178939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266909599304">
                <text:p>0.00266909599304</text:p>
              </table:table-cell>
              <table:table-cell office:value-type="float" office:value="0.00363707542419">
                <text:p>0.00363707542419</text:p>
              </table:table-cell>
              <table:table-cell office:value-type="float" office:value="0.00283511734009">
                <text:p>0.0028351173400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320816040039">
                <text:p>0.00320816040039</text:p>
              </table:table-cell>
              <table:table-cell office:value-type="float" office:value="0.00428199768066">
                <text:p>0.00428199768066</text:p>
              </table:table-cell>
              <table:table-cell office:value-type="float" office:value="0.0034081697464">
                <text:p>0.003408169746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321412086487">
                <text:p>0.00321412086487</text:p>
              </table:table-cell>
              <table:table-cell office:value-type="float" office:value="0.0048189163208">
                <text:p>0.0048189163208</text:p>
              </table:table-cell>
              <table:table-cell office:value-type="float" office:value="0.00340807914734">
                <text:p>0.0034080791473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324296951294">
                <text:p>0.00324296951294</text:p>
              </table:table-cell>
              <table:table-cell office:value-type="float" office:value="0.0071108341217">
                <text:p>0.0071108341217</text:p>
              </table:table-cell>
              <table:table-cell office:value-type="float" office:value="0.00346002197266">
                <text:p>0.0034600219726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322294235229">
                <text:p>0.00322294235229</text:p>
              </table:table-cell>
              <table:table-cell office:value-type="float" office:value="0.00547409057617">
                <text:p>0.00547409057617</text:p>
              </table:table-cell>
              <table:table-cell office:value-type="float" office:value="0.00342516899109">
                <text:p>0.0034251689910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322508811951">
                <text:p>0.00322508811951</text:p>
              </table:table-cell>
              <table:table-cell office:value-type="float" office:value="0.00568294525146">
                <text:p>0.00568294525146</text:p>
              </table:table-cell>
              <table:table-cell office:value-type="float" office:value="0.00341630220413">
                <text:p>0.003416302204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325679779053">
                <text:p>0.00325679779053</text:p>
              </table:table-cell>
              <table:table-cell office:value-type="float" office:value="0.004634141922">
                <text:p>0.004634141922</text:p>
              </table:table-cell>
              <table:table-cell office:value-type="float" office:value="0.00344866085052">
                <text:p>0.0034486608505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324296951294">
                <text:p>0.00324296951294</text:p>
              </table:table-cell>
              <table:table-cell office:value-type="float" office:value="0.00690793991089">
                <text:p>0.00690793991089</text:p>
              </table:table-cell>
              <table:table-cell office:value-type="float" office:value="0.00351971435547">
                <text:p>0.0035197143554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324487686157">
                <text:p>0.00324487686157</text:p>
              </table:table-cell>
              <table:table-cell office:value-type="float" office:value="0.00438690185547">
                <text:p>0.00438690185547</text:p>
              </table:table-cell>
              <table:table-cell office:value-type="float" office:value="0.00344207000732">
                <text:p>0.0034420700073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327110290527">
                <text:p>0.00327110290527</text:p>
              </table:table-cell>
              <table:table-cell office:value-type="float" office:value="0.00780200958252">
                <text:p>0.00780200958252</text:p>
              </table:table-cell>
              <table:table-cell office:value-type="float" office:value="0.00354069375992">
                <text:p>0.0035406937599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423002243042">
                <text:p>0.00423002243042</text:p>
              </table:table-cell>
              <table:table-cell office:value-type="float" office:value="0.00573396682739">
                <text:p>0.00573396682739</text:p>
              </table:table-cell>
              <table:table-cell office:value-type="float" office:value="0.00449619197845">
                <text:p>0.0044961919784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423693656921">
                <text:p>0.00423693656921</text:p>
              </table:table-cell>
              <table:table-cell office:value-type="float" office:value="0.0062301158905">
                <text:p>0.0062301158905</text:p>
              </table:table-cell>
              <table:table-cell office:value-type="float" office:value="0.00449656867981">
                <text:p>0.0044965686798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42679309845">
                <text:p>0.0042679309845</text:p>
              </table:table-cell>
              <table:table-cell office:value-type="float" office:value="0.00592398643494">
                <text:p>0.00592398643494</text:p>
              </table:table-cell>
              <table:table-cell office:value-type="float" office:value="0.00450809001923">
                <text:p>0.0045080900192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425505638123">
                <text:p>0.00425505638123</text:p>
              </table:table-cell>
              <table:table-cell office:value-type="float" office:value="0.00571393966675">
                <text:p>0.00571393966675</text:p>
              </table:table-cell>
              <table:table-cell office:value-type="float" office:value="0.00450089406967">
                <text:p>0.0045008940696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425696372986">
                <text:p>0.00425696372986</text:p>
              </table:table-cell>
              <table:table-cell office:value-type="float" office:value="0.00910305976868">
                <text:p>0.00910305976868</text:p>
              </table:table-cell>
              <table:table-cell office:value-type="float" office:value="0.00453791046143">
                <text:p>0.0045379104614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428509712219">
                <text:p>0.00428509712219</text:p>
              </table:table-cell>
              <table:table-cell office:value-type="float" office:value="0.00554704666138">
                <text:p>0.00554704666138</text:p>
              </table:table-cell>
              <table:table-cell office:value-type="float" office:value="0.00453565883636">
                <text:p>0.0045356588363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426697731018">
                <text:p>0.00426697731018</text:p>
              </table:table-cell>
              <table:table-cell office:value-type="float" office:value="0.00544095039368">
                <text:p>0.00544095039368</text:p>
              </table:table-cell>
              <table:table-cell office:value-type="float" office:value="0.00450604772568">
                <text:p>0.00450604772568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426983833313">
                <text:p>0.00426983833313</text:p>
              </table:table-cell>
              <table:table-cell office:value-type="float" office:value="0.00557017326355">
                <text:p>0.00557017326355</text:p>
              </table:table-cell>
              <table:table-cell office:value-type="float" office:value="0.00451135015488">
                <text:p>0.0045113501548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429892539978">
                <text:p>0.00429892539978</text:p>
              </table:table-cell>
              <table:table-cell office:value-type="float" office:value="0.00581288337708">
                <text:p>0.00581288337708</text:p>
              </table:table-cell>
              <table:table-cell office:value-type="float" office:value="0.00455056381226">
                <text:p>0.0045505638122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428581237793">
                <text:p>0.00428581237793</text:p>
              </table:table-cell>
              <table:table-cell office:value-type="float" office:value="0.00563716888428">
                <text:p>0.00563716888428</text:p>
              </table:table-cell>
              <table:table-cell office:value-type="float" office:value="0.00452310562134">
                <text:p>0.0045231056213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287985801697">
                <text:p>0.00287985801697</text:p>
              </table:table-cell>
              <table:table-cell office:value-type="float" office:value="0.0039689540863">
                <text:p>0.0039689540863</text:p>
              </table:table-cell>
              <table:table-cell office:value-type="float" office:value="0.00303644943237">
                <text:p>0.0030364494323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297904014587">
                <text:p>0.00297904014587</text:p>
              </table:table-cell>
              <table:table-cell office:value-type="float" office:value="0.00411105155945">
                <text:p>0.00411105155945</text:p>
              </table:table-cell>
              <table:table-cell office:value-type="float" office:value="0.00317079925537">
                <text:p>0.0031707992553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298094749451">
                <text:p>0.00298094749451</text:p>
              </table:table-cell>
              <table:table-cell office:value-type="float" office:value="0.00442504882812">
                <text:p>0.00442504882812</text:p>
              </table:table-cell>
              <table:table-cell office:value-type="float" office:value="0.00315885210037">
                <text:p>0.0031588521003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29890537262">
                <text:p>0.0029890537262</text:p>
              </table:table-cell>
              <table:table-cell office:value-type="float" office:value="0.00433802604675">
                <text:p>0.00433802604675</text:p>
              </table:table-cell>
              <table:table-cell office:value-type="float" office:value="0.0031989274025">
                <text:p>0.003198927402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299406051636">
                <text:p>0.00299406051636</text:p>
              </table:table-cell>
              <table:table-cell office:value-type="float" office:value="0.00411200523376">
                <text:p>0.00411200523376</text:p>
              </table:table-cell>
              <table:table-cell office:value-type="float" office:value="0.0031692533493">
                <text:p>0.003169253349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300288200378">
                <text:p>0.00300288200378</text:p>
              </table:table-cell>
              <table:table-cell office:value-type="float" office:value="0.0042610168457">
                <text:p>0.0042610168457</text:p>
              </table:table-cell>
              <table:table-cell office:value-type="float" office:value="0.0031590423584">
                <text:p>0.00315904235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300693511963">
                <text:p>0.00300693511963</text:p>
              </table:table-cell>
              <table:table-cell office:value-type="float" office:value="0.00391101837158">
                <text:p>0.00391101837158</text:p>
              </table:table-cell>
              <table:table-cell office:value-type="float" office:value="0.00317064428329">
                <text:p>0.0031706442832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301694869995">
                <text:p>0.00301694869995</text:p>
              </table:table-cell>
              <table:table-cell office:value-type="float" office:value="0.00431084632874">
                <text:p>0.00431084632874</text:p>
              </table:table-cell>
              <table:table-cell office:value-type="float" office:value="0.00318294095993">
                <text:p>0.0031829409599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303983688354">
                <text:p>0.00303983688354</text:p>
              </table:table-cell>
              <table:table-cell office:value-type="float" office:value="0.00425696372986">
                <text:p>0.00425696372986</text:p>
              </table:table-cell>
              <table:table-cell office:value-type="float" office:value="0.00321141147614">
                <text:p>0.0032114114761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304198265076">
                <text:p>0.00304198265076</text:p>
              </table:table-cell>
              <table:table-cell office:value-type="float" office:value="0.00408315658569">
                <text:p>0.00408315658569</text:p>
              </table:table-cell>
              <table:table-cell office:value-type="float" office:value="0.00321338033676">
                <text:p>0.0032133803367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305485725403">
                <text:p>0.00305485725403</text:p>
              </table:table-cell>
              <table:table-cell office:value-type="float" office:value="0.00442600250244">
                <text:p>0.00442600250244</text:p>
              </table:table-cell>
              <table:table-cell office:value-type="float" office:value="0.00323569583893">
                <text:p>0.0032356958389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305509567261">
                <text:p>0.00305509567261</text:p>
              </table:table-cell>
              <table:table-cell office:value-type="float" office:value="0.00427198410034">
                <text:p>0.00427198410034</text:p>
              </table:table-cell>
              <table:table-cell office:value-type="float" office:value="0.00324742841721">
                <text:p>0.0032474284172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496983528137">
                <text:p>0.00496983528137</text:p>
              </table:table-cell>
              <table:table-cell office:value-type="float" office:value="0.0079550743103">
                <text:p>0.0079550743103</text:p>
              </table:table-cell>
              <table:table-cell office:value-type="float" office:value="0.00527116823196">
                <text:p>0.0052711682319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497913360596">
                <text:p>0.00497913360596</text:p>
              </table:table-cell>
              <table:table-cell office:value-type="float" office:value="0.00678706169128">
                <text:p>0.00678706169128</text:p>
              </table:table-cell>
              <table:table-cell office:value-type="float" office:value="0.00526245832443">
                <text:p>0.0052624583244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498294830322">
                <text:p>0.00498294830322</text:p>
              </table:table-cell>
              <table:table-cell office:value-type="float" office:value="0.00662398338318">
                <text:p>0.00662398338318</text:p>
              </table:table-cell>
              <table:table-cell office:value-type="float" office:value="0.0052505569458">
                <text:p>0.005250556945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497913360596">
                <text:p>0.00497913360596</text:p>
              </table:table-cell>
              <table:table-cell office:value-type="float" office:value="0.00653195381165">
                <text:p>0.00653195381165</text:p>
              </table:table-cell>
              <table:table-cell office:value-type="float" office:value="0.00523834085464">
                <text:p>0.0052383408546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498795509338">
                <text:p>0.00498795509338</text:p>
              </table:table-cell>
              <table:table-cell office:value-type="float" office:value="0.00923895835876">
                <text:p>0.00923895835876</text:p>
              </table:table-cell>
              <table:table-cell office:value-type="float" office:value="0.00526821422577">
                <text:p>0.0052682142257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499200820923">
                <text:p>0.00499200820923</text:p>
              </table:table-cell>
              <table:table-cell office:value-type="float" office:value="0.00737404823303">
                <text:p>0.00737404823303</text:p>
              </table:table-cell>
              <table:table-cell office:value-type="float" office:value="0.00528149032593">
                <text:p>0.0052814903259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499796867371">
                <text:p>0.00499796867371</text:p>
              </table:table-cell>
              <table:table-cell office:value-type="float" office:value="0.00672698020935">
                <text:p>0.00672698020935</text:p>
              </table:table-cell>
              <table:table-cell office:value-type="float" office:value="0.0052688741684">
                <text:p>0.005268874168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321292877197">
                <text:p>0.00321292877197</text:p>
              </table:table-cell>
              <table:table-cell office:value-type="float" office:value="0.00440192222595">
                <text:p>0.00440192222595</text:p>
              </table:table-cell>
              <table:table-cell office:value-type="float" office:value="0.00340336322784">
                <text:p>0.0034033632278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322008132935">
                <text:p>0.00322008132935</text:p>
              </table:table-cell>
              <table:table-cell office:value-type="float" office:value="0.00457882881165">
                <text:p>0.00457882881165</text:p>
              </table:table-cell>
              <table:table-cell office:value-type="float" office:value="0.0033932929039">
                <text:p>0.003393292903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322103500366">
                <text:p>0.00322103500366</text:p>
              </table:table-cell>
              <table:table-cell office:value-type="float" office:value="0.00481796264648">
                <text:p>0.00481796264648</text:p>
              </table:table-cell>
              <table:table-cell office:value-type="float" office:value="0.00342366123199">
                <text:p>0.003423661231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322890281677">
                <text:p>0.00322890281677</text:p>
              </table:table-cell>
              <table:table-cell office:value-type="float" office:value="0.00543403625488">
                <text:p>0.00543403625488</text:p>
              </table:table-cell>
              <table:table-cell office:value-type="float" office:value="0.00344850921631">
                <text:p>0.0034485092163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323486328125">
                <text:p>0.00323486328125</text:p>
              </table:table-cell>
              <table:table-cell office:value-type="float" office:value="0.00455904006958">
                <text:p>0.00455904006958</text:p>
              </table:table-cell>
              <table:table-cell office:value-type="float" office:value="0.00343842554092">
                <text:p>0.0034384255409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323700904846">
                <text:p>0.00323700904846</text:p>
              </table:table-cell>
              <table:table-cell office:value-type="float" office:value="0.00531005859375">
                <text:p>0.00531005859375</text:p>
              </table:table-cell>
              <table:table-cell office:value-type="float" office:value="0.00344430589676">
                <text:p>0.0034443058967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324892997742">
                <text:p>0.00324892997742</text:p>
              </table:table-cell>
              <table:table-cell office:value-type="float" office:value="0.00542211532593">
                <text:p>0.00542211532593</text:p>
              </table:table-cell>
              <table:table-cell office:value-type="float" office:value="0.00344836521149">
                <text:p>0.0034483652114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325489044189">
                <text:p>0.00325489044189</text:p>
              </table:table-cell>
              <table:table-cell office:value-type="float" office:value="0.00476002693176">
                <text:p>0.00476002693176</text:p>
              </table:table-cell>
              <table:table-cell office:value-type="float" office:value="0.00346047735214">
                <text:p>0.0034604773521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325894355774">
                <text:p>0.00325894355774</text:p>
              </table:table-cell>
              <table:table-cell office:value-type="float" office:value="0.00506997108459">
                <text:p>0.00506997108459</text:p>
              </table:table-cell>
              <table:table-cell office:value-type="float" office:value="0.00344767379761">
                <text:p>0.0034476737976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326204299927">
                <text:p>0.00326204299927</text:p>
              </table:table-cell>
              <table:table-cell office:value-type="float" office:value="0.00466203689575">
                <text:p>0.00466203689575</text:p>
              </table:table-cell>
              <table:table-cell office:value-type="float" office:value="0.00344551229477">
                <text:p>0.0034455122947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327587127686">
                <text:p>0.00327587127686</text:p>
              </table:table-cell>
              <table:table-cell office:value-type="float" office:value="0.0043249130249">
                <text:p>0.0043249130249</text:p>
              </table:table-cell>
              <table:table-cell office:value-type="float" office:value="0.00347442817688">
                <text:p>0.0034744281768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327277183533">
                <text:p>0.00327277183533</text:p>
              </table:table-cell>
              <table:table-cell office:value-type="float" office:value="0.00517702102661">
                <text:p>0.00517702102661</text:p>
              </table:table-cell>
              <table:table-cell office:value-type="float" office:value="0.00347714805603">
                <text:p>0.0034771480560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328898429871">
                <text:p>0.00328898429871</text:p>
              </table:table-cell>
              <table:table-cell office:value-type="float" office:value="0.00501608848572">
                <text:p>0.00501608848572</text:p>
              </table:table-cell>
              <table:table-cell office:value-type="float" office:value="0.00351209688187">
                <text:p>0.0035120968818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335311889648">
                <text:p>0.00335311889648</text:p>
              </table:table-cell>
              <table:table-cell office:value-type="float" office:value="0.00472092628479">
                <text:p>0.00472092628479</text:p>
              </table:table-cell>
              <table:table-cell office:value-type="float" office:value="0.00354355335236">
                <text:p>0.0035435533523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336194038391">
                <text:p>0.00336194038391</text:p>
              </table:table-cell>
              <table:table-cell office:value-type="float" office:value="0.0048131942749">
                <text:p>0.0048131942749</text:p>
              </table:table-cell>
              <table:table-cell office:value-type="float" office:value="0.00357621669769">
                <text:p>0.0035762166976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336790084839">
                <text:p>0.00336790084839</text:p>
              </table:table-cell>
              <table:table-cell office:value-type="float" office:value="0.00583386421204">
                <text:p>0.00583386421204</text:p>
              </table:table-cell>
              <table:table-cell office:value-type="float" office:value="0.00359257364273">
                <text:p>0.0035925736427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337505340576">
                <text:p>0.00337505340576</text:p>
              </table:table-cell>
              <table:table-cell office:value-type="float" office:value="0.00495386123657">
                <text:p>0.00495386123657</text:p>
              </table:table-cell>
              <table:table-cell office:value-type="float" office:value="0.00357675409317">
                <text:p>0.0035767540931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331497192383">
                <text:p>0.00331497192383</text:p>
              </table:table-cell>
              <table:table-cell office:value-type="float" office:value="0.00566291809082">
                <text:p>0.00566291809082</text:p>
              </table:table-cell>
              <table:table-cell office:value-type="float" office:value="0.00354581451416">
                <text:p>0.00354581451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